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6A4000001047495FF2BACD173BB.png" manifest:media-type="image/png"/>
  <manifest:file-entry manifest:full-path="Pictures/10000201000002E6000002BBB8F8332B0EE480C1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Georgia" svg:font-family="Georgia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01cm" style:rel-column-width="1588*"/>
    </style:style>
    <style:style style:name="Taula1.B" style:family="table-column">
      <style:table-column-properties style:column-width="3.902cm" style:rel-column-width="2212*"/>
    </style:style>
    <style:style style:name="Taula1.C" style:family="table-column">
      <style:table-column-properties style:column-width="1.808cm" style:rel-column-width="1025*"/>
    </style:style>
    <style:style style:name="Taula1.D" style:family="table-column">
      <style:table-column-properties style:column-width="8.49cm" style:rel-column-width="4813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6" style:family="table-cell">
      <style:table-cell-properties fo:padding-left="0.132cm" fo:padding-right="0.123cm" fo:padding-top="0cm" fo:padding-bottom="0cm" fo:border="0.5pt solid #000000"/>
    </style:style>
    <style:style style:name="Taula1.C6" style:family="table-cell">
      <style:table-cell-properties fo:padding-left="0.132cm" fo:padding-right="0.123cm" fo:padding-top="0cm" fo:padding-bottom="0cm" fo:border="0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7" style:family="table-cell">
      <style:table-cell-properties fo:padding-left="0.132cm" fo:padding-right="0.123cm" fo:padding-top="0cm" fo:padding-bottom="0cm" fo:border-left="1.5pt solid #000000" fo:border-right="0.5pt solid #000000" fo:border-top="none" fo:border-bottom="0.5pt solid #000000"/>
    </style:style>
    <style:style style:name="Taula1.B7" style:family="table-cell">
      <style:table-cell-properties fo:padding-left="0.132cm" fo:padding-right="0.123cm" fo:padding-top="0cm" fo:padding-bottom="0cm" fo:border-left="0.5pt solid #000000" fo:border-right="0.5pt solid #000000" fo:border-top="none" fo:border-bottom="0.5pt solid #000000"/>
    </style:style>
    <style:style style:name="Taula1.C7" style:family="table-cell">
      <style:table-cell-properties fo:padding-left="0.132cm" fo:padding-right="0.123cm" fo:padding-top="0cm" fo:padding-bottom="0cm" fo:border-left="0.5pt solid #000000" fo:border-right="0.5pt solid #000000" fo:border-top="none" fo:border-bottom="0.5pt solid #000000"/>
    </style:style>
    <style:style style:name="Taula1.D7" style:family="table-cell">
      <style:table-cell-properties fo:padding-left="0.132cm" fo:padding-right="0.123cm" fo:padding-top="0cm" fo:padding-bottom="0cm" fo:border-left="0.5pt solid #000000" fo:border-right="1.5pt solid #000000" fo:border-top="none" fo:border-bottom="0.5pt solid #000000"/>
    </style:style>
    <style:style style:name="Taula1.A8" style:family="table-cell">
      <style:table-cell-properties fo:padding-left="0.132cm" fo:padding-right="0.123cm" fo:padding-top="0cm" fo:padding-bottom="0cm" fo:border-left="1.5pt solid #000000" fo:border-right="0.5pt solid #000000" fo:border-top="none" fo:border-bottom="1.5pt solid #000000"/>
    </style:style>
    <style:style style:name="Taula1.B8" style:family="table-cell">
      <style:table-cell-properties fo:padding-left="0.132cm" fo:padding-right="0.123cm" fo:padding-top="0cm" fo:padding-bottom="0cm" fo:border-left="0.5pt solid #000000" fo:border-right="0.5pt solid #000000" fo:border-top="none" fo:border-bottom="1.5pt solid #000000"/>
    </style:style>
    <style:style style:name="Taula1.C8" style:family="table-cell">
      <style:table-cell-properties fo:padding-left="0.132cm" fo:padding-right="0.123cm" fo:padding-top="0cm" fo:padding-bottom="0cm" fo:border-left="0.5pt solid #000000" fo:border-right="0.5pt solid #000000" fo:border-top="none" fo:border-bottom="1.5pt solid #000000"/>
    </style:style>
    <style:style style:name="Taula1.D8" style:family="table-cell">
      <style:table-cell-properties fo:padding-left="0.132cm" fo:padding-right="0.123cm" fo:padding-top="0cm" fo:padding-bottom="0cm" fo:border-left="0.5pt solid #000000" fo:border-right="1.5pt solid #000000" fo:border-top="none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4" style:family="table">
      <style:table-properties style:width="17cm" table:align="margins"/>
    </style:style>
    <style:style style:name="Taula4.A" style:family="table-column">
      <style:table-column-properties style:column-width="2.91cm" style:rel-column-width="11219*"/>
    </style:style>
    <style:style style:name="Taula4.B" style:family="table-column">
      <style:table-column-properties style:column-width="14.09cm" style:rel-column-width="54316*"/>
    </style:style>
    <style:style style:name="Taula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4.B1" style:family="table-cell">
      <style:table-cell-properties fo:padding="0.097cm" fo:border="0.05pt solid #000000"/>
    </style:style>
    <style:style style:name="Taula4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91cm" style:rel-column-width="11219*"/>
    </style:style>
    <style:style style:name="Table1.B" style:family="table-column">
      <style:table-column-properties style:column-width="14.09cm" style:rel-column-width="54316*"/>
    </style:style>
    <style:style style:name="Table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2.91cm" style:rel-column-width="11219*"/>
    </style:style>
    <style:style style:name="Table2.B" style:family="table-column">
      <style:table-column-properties style:column-width="14.09cm" style:rel-column-width="54316*"/>
    </style:style>
    <style:style style:name="Table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 style:data-style-name="N104">
      <style:table-cell-properties fo:padding="0.097cm" fo:border="0.05pt solid #000000"/>
    </style:style>
    <style:style style:name="Table2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2.91cm" style:rel-column-width="11219*"/>
    </style:style>
    <style:style style:name="Table3.B" style:family="table-column">
      <style:table-column-properties style:column-width="14.09cm" style:rel-column-width="54316*"/>
    </style:style>
    <style:style style:name="Table3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 style:data-style-name="N104">
      <style:table-cell-properties fo:padding="0.097cm" fo:border="0.05pt solid #000000"/>
    </style:style>
    <style:style style:name="Table3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2.91cm" style:rel-column-width="11219*"/>
    </style:style>
    <style:style style:name="Table4.B" style:family="table-column">
      <style:table-column-properties style:column-width="14.09cm" style:rel-column-width="54316*"/>
    </style:style>
    <style:style style:name="Table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 style:data-style-name="N104">
      <style:table-cell-properties fo:padding="0.097cm" fo:border="0.05pt solid #000000"/>
    </style:style>
    <style:style style:name="Table4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7" style:family="table">
      <style:table-properties style:width="17cm" table:align="margins"/>
    </style:style>
    <style:style style:name="Taula7.A" style:family="table-column">
      <style:table-column-properties style:column-width="2.91cm" style:rel-column-width="11219*"/>
    </style:style>
    <style:style style:name="Taula7.B" style:family="table-column">
      <style:table-column-properties style:column-width="14.09cm" style:rel-column-width="54316*"/>
    </style:style>
    <style:style style:name="Taula7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7.B1" style:family="table-cell">
      <style:table-cell-properties fo:padding="0.097cm" fo:border="0.05pt solid #000000"/>
    </style:style>
    <style:style style:name="Taula7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2.91cm" style:rel-column-width="11219*"/>
    </style:style>
    <style:style style:name="Table5.B" style:family="table-column">
      <style:table-column-properties style:column-width="14.09cm" style:rel-column-width="54316*"/>
    </style:style>
    <style:style style:name="Table5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2.91cm" style:rel-column-width="11219*"/>
    </style:style>
    <style:style style:name="Table6.B" style:family="table-column">
      <style:table-column-properties style:column-width="14.09cm" style:rel-column-width="54316*"/>
    </style:style>
    <style:style style:name="Table6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6.B1" style:family="table-cell">
      <style:table-cell-properties fo:padding="0.097cm" fo:border="0.05pt solid #000000"/>
    </style:style>
    <style:style style:name="Table6.2" style:family="table-row">
      <style:table-row-properties style:min-row-height="1.048cm"/>
    </style:style>
    <style:style style:name="Table6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2.91cm" style:rel-column-width="11219*"/>
    </style:style>
    <style:style style:name="Table7.B" style:family="table-column">
      <style:table-column-properties style:column-width="14.09cm" style:rel-column-width="54316*"/>
    </style:style>
    <style:style style:name="Table7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7.B1" style:family="table-cell">
      <style:table-cell-properties fo:padding="0.097cm" fo:border="0.05pt solid #000000"/>
    </style:style>
    <style:style style:name="Table7.2" style:family="table-row">
      <style:table-row-properties style:min-row-height="1.048cm"/>
    </style:style>
    <style:style style:name="Table7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2.91cm" style:rel-column-width="11219*"/>
    </style:style>
    <style:style style:name="Tabla1.B" style:family="table-column">
      <style:table-column-properties style:column-width="14.09cm" style:rel-column-width="54316*"/>
    </style:style>
    <style:style style:name="Tabla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fo:padding="0.097cm" fo:border="0.05pt solid #000000"/>
    </style:style>
    <style:style style:name="Tabla1.2" style:family="table-row">
      <style:table-row-properties style:min-row-height="1.048cm"/>
    </style:style>
    <style:style style:name="Tabla1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2.91cm" style:rel-column-width="11219*"/>
    </style:style>
    <style:style style:name="Tabela1.B" style:family="table-column">
      <style:table-column-properties style:column-width="14.09cm" style:rel-column-width="54316*"/>
    </style:style>
    <style:style style:name="Tabela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B1" style:family="table-cell">
      <style:table-cell-properties fo:padding="0.097cm" fo:border="0.05pt solid #000000"/>
    </style:style>
    <style:style style:name="Tabela1.2" style:family="table-row">
      <style:table-row-properties style:min-row-height="1.048cm"/>
    </style:style>
    <style:style style:name="Tabela1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2.91cm" style:rel-column-width="11219*"/>
    </style:style>
    <style:style style:name="Tabela2.B" style:family="table-column">
      <style:table-column-properties style:column-width="14.09cm" style:rel-column-width="54316*"/>
    </style:style>
    <style:style style:name="Tabela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.B1" style:family="table-cell">
      <style:table-cell-properties fo:padding="0.097cm" fo:border="0.05pt solid #000000"/>
    </style:style>
    <style:style style:name="Tabela2.2" style:family="table-row">
      <style:table-row-properties style:min-row-height="1.048cm"/>
    </style:style>
    <style:style style:name="Tabela2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2.91cm" style:rel-column-width="11219*"/>
    </style:style>
    <style:style style:name="Tabla2.B" style:family="table-column">
      <style:table-column-properties style:column-width="14.09cm" style:rel-column-width="54316*"/>
    </style:style>
    <style:style style:name="Tabla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B1" style:family="table-cell">
      <style:table-cell-properties fo:padding="0.097cm" fo:border="0.05pt solid #000000"/>
    </style:style>
    <style:style style:name="Tabla2.2" style:family="table-row">
      <style:table-row-properties style:min-row-height="1.048cm"/>
    </style:style>
    <style:style style:name="Tabla2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2.91cm" style:rel-column-width="11219*"/>
    </style:style>
    <style:style style:name="Tabla3.B" style:family="table-column">
      <style:table-column-properties style:column-width="14.09cm" style:rel-column-width="54316*"/>
    </style:style>
    <style:style style:name="Tabla3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.B1" style:family="table-cell">
      <style:table-cell-properties fo:padding="0.097cm" fo:border="0.05pt solid #000000"/>
    </style:style>
    <style:style style:name="Tabla3.2" style:family="table-row">
      <style:table-row-properties style:min-row-height="1.048cm"/>
    </style:style>
    <style:style style:name="Tabla3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2.91cm" style:rel-column-width="11219*"/>
    </style:style>
    <style:style style:name="Tabla4.B" style:family="table-column">
      <style:table-column-properties style:column-width="14.09cm" style:rel-column-width="54316*"/>
    </style:style>
    <style:style style:name="Tabla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4.B1" style:family="table-cell">
      <style:table-cell-properties fo:padding="0.097cm" fo:border="0.05pt solid #000000"/>
    </style:style>
    <style:style style:name="Tabla4.2" style:family="table-row">
      <style:table-row-properties style:min-row-height="1.048cm"/>
    </style:style>
    <style:style style:name="Tabla4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8" style:family="table">
      <style:table-properties style:width="17cm" table:align="margins"/>
    </style:style>
    <style:style style:name="Taula8.A" style:family="table-column">
      <style:table-column-properties style:column-width="2.91cm" style:rel-column-width="11219*"/>
    </style:style>
    <style:style style:name="Taula8.B" style:family="table-column">
      <style:table-column-properties style:column-width="14.09cm" style:rel-column-width="54316*"/>
    </style:style>
    <style:style style:name="Taula8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8.B1" style:family="table-cell">
      <style:table-cell-properties fo:padding="0.097cm" fo:border="0.05pt solid #000000"/>
    </style:style>
    <style:style style:name="Taula8.2" style:family="table-row">
      <style:table-row-properties style:min-row-height="1.048cm"/>
    </style:style>
    <style:style style:name="Taula8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9" style:family="table">
      <style:table-properties style:width="17cm" table:align="margins"/>
    </style:style>
    <style:style style:name="Taula9.A" style:family="table-column">
      <style:table-column-properties style:column-width="2.91cm" style:rel-column-width="11219*"/>
    </style:style>
    <style:style style:name="Taula9.B" style:family="table-column">
      <style:table-column-properties style:column-width="14.09cm" style:rel-column-width="54316*"/>
    </style:style>
    <style:style style:name="Taula9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9.B1" style:family="table-cell">
      <style:table-cell-properties fo:padding="0.097cm" fo:border="0.05pt solid #000000"/>
    </style:style>
    <style:style style:name="Taula9.2" style:family="table-row">
      <style:table-row-properties style:min-row-height="1.048cm"/>
    </style:style>
    <style:style style:name="Taula9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9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39000" style:font-name="Calibri2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paragraph-rsid="001d1802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justify" style:justify-single-word="false"/>
      <style:text-properties fo:font-weight="bold" officeooo:rsid="00344815" officeooo:paragraph-rsid="00344815" style:font-weight-asian="bold" style:font-weight-complex="bold"/>
    </style:style>
    <style:style style:name="P10" style:family="paragraph" style:parent-style-name="Table_20_Contents">
      <style:paragraph-properties fo:text-align="justify" style:justify-single-word="false"/>
      <style:text-properties fo:font-weight="bold" officeooo:rsid="00344815" officeooo:paragraph-rsid="0057a248" style:font-weight-asian="bold" style:font-weight-complex="bold"/>
    </style:style>
    <style:style style:name="P11" style:family="paragraph" style:parent-style-name="Table_20_Contents">
      <style:paragraph-properties fo:text-align="justify" style:justify-single-word="false"/>
      <style:text-properties fo:font-weight="bold" officeooo:rsid="00344815" officeooo:paragraph-rsid="006ae27b" style:font-weight-asian="bold" style:font-weight-complex="bold"/>
    </style:style>
    <style:style style:name="P12" style:family="paragraph" style:parent-style-name="Table_20_Contents">
      <style:paragraph-properties fo:text-align="justify" style:justify-single-word="false"/>
      <style:text-properties fo:font-weight="bold" officeooo:rsid="00344815" officeooo:paragraph-rsid="007a0637" style:font-weight-asian="bold" style:font-weight-complex="bold"/>
    </style:style>
    <style:style style:name="P13" style:family="paragraph" style:parent-style-name="Table_20_Contents">
      <style:paragraph-properties fo:text-align="justify" style:justify-single-word="false"/>
      <style:text-properties fo:font-weight="bold" officeooo:rsid="00344815" officeooo:paragraph-rsid="007bc859" style:font-weight-asian="bold" style:font-weight-complex="bold"/>
    </style:style>
    <style:style style:name="P14" style:family="paragraph" style:parent-style-name="Table_20_Contents">
      <style:paragraph-properties fo:text-align="justify" style:justify-single-word="false"/>
      <style:text-properties fo:font-weight="bold" officeooo:rsid="00344815" officeooo:paragraph-rsid="007f5cbc" style:font-weight-asian="bold" style:font-weight-complex="bold"/>
    </style:style>
    <style:style style:name="P15" style:family="paragraph" style:parent-style-name="Table_20_Contents">
      <style:paragraph-properties fo:text-align="justify" style:justify-single-word="false"/>
      <style:text-properties fo:font-weight="bold" officeooo:rsid="00344815" officeooo:paragraph-rsid="0084b945" style:font-weight-asian="bold" style:font-weight-complex="bold"/>
    </style:style>
    <style:style style:name="P16" style:family="paragraph" style:parent-style-name="Table_20_Contents">
      <style:paragraph-properties fo:text-align="justify" style:justify-single-word="false"/>
      <style:text-properties fo:font-weight="bold" officeooo:rsid="00344815" officeooo:paragraph-rsid="0088ba76" style:font-weight-asian="bold" style:font-weight-complex="bold"/>
    </style:style>
    <style:style style:name="P17" style:family="paragraph" style:parent-style-name="Table_20_Contents">
      <style:paragraph-properties fo:text-align="justify" style:justify-single-word="false"/>
      <style:text-properties fo:font-weight="bold" officeooo:rsid="00344815" officeooo:paragraph-rsid="008a7987" style:font-weight-asian="bold" style:font-weight-complex="bold"/>
    </style:style>
    <style:style style:name="P18" style:family="paragraph" style:parent-style-name="Table_20_Contents">
      <style:paragraph-properties fo:text-align="justify" style:justify-single-word="false"/>
      <style:text-properties fo:font-weight="bold" officeooo:rsid="00344815" officeooo:paragraph-rsid="008bb5a2" style:font-weight-asian="bold" style:font-weight-complex="bold"/>
    </style:style>
    <style:style style:name="P19" style:family="paragraph" style:parent-style-name="Table_20_Contents">
      <style:paragraph-properties fo:text-align="justify" style:justify-single-word="false"/>
      <style:text-properties fo:font-weight="bold" officeooo:rsid="00344815" officeooo:paragraph-rsid="0093a36d" style:font-weight-asian="bold" style:font-weight-complex="bold"/>
    </style:style>
    <style:style style:name="P20" style:family="paragraph" style:parent-style-name="Table_20_Contents">
      <style:paragraph-properties fo:text-align="justify" style:justify-single-word="false"/>
      <style:text-properties fo:font-weight="bold" officeooo:rsid="00344815" officeooo:paragraph-rsid="00988429" style:font-weight-asian="bold" style:font-weight-complex="bold"/>
    </style:style>
    <style:style style:name="P21" style:family="paragraph" style:parent-style-name="Table_20_Contents">
      <style:paragraph-properties fo:text-align="justify" style:justify-single-word="false"/>
      <style:text-properties fo:font-weight="bold" officeooo:rsid="00344815" officeooo:paragraph-rsid="009e8bf5" style:font-weight-asian="bold" style:font-weight-complex="bold"/>
    </style:style>
    <style:style style:name="P22" style:family="paragraph" style:parent-style-name="Table_20_Contents">
      <style:paragraph-properties fo:text-align="justify" style:justify-single-word="false"/>
      <style:text-properties fo:font-weight="bold" officeooo:rsid="00344815" officeooo:paragraph-rsid="00ab7f5f" style:font-weight-asian="bold" style:font-weight-complex="bold"/>
    </style:style>
    <style:style style:name="P23" style:family="paragraph" style:parent-style-name="Table_20_Contents">
      <style:paragraph-properties fo:text-align="justify" style:justify-single-word="false"/>
      <style:text-properties fo:font-weight="bold" officeooo:rsid="00344815" officeooo:paragraph-rsid="00af3a6a" style:font-weight-asian="bold" style:font-weight-complex="bold"/>
    </style:style>
    <style:style style:name="P24" style:family="paragraph" style:parent-style-name="Table_20_Contents">
      <style:paragraph-properties fo:text-align="justify" style:justify-single-word="false"/>
      <style:text-properties fo:font-weight="bold" officeooo:rsid="00344815" officeooo:paragraph-rsid="00b7962b" style:font-weight-asian="bold" style:font-weight-complex="bold"/>
    </style:style>
    <style:style style:name="P25" style:family="paragraph" style:parent-style-name="Table_20_Contents">
      <style:paragraph-properties fo:text-align="justify" style:justify-single-word="false"/>
      <style:text-properties fo:font-weight="bold" officeooo:rsid="00344815" officeooo:paragraph-rsid="00bcde37" style:font-weight-asian="bold" style:font-weight-complex="bold"/>
    </style:style>
    <style:style style:name="P26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27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28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29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30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8pt" officeooo:rsid="001bba47" officeooo:paragraph-rsid="001bba47" style:font-size-asian="18pt" style:font-size-complex="18pt"/>
    </style:style>
    <style:style style:name="P31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32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officeooo:rsid="001bba47" officeooo:paragraph-rsid="001bba47" style:font-size-asian="14pt" style:font-size-complex="14pt"/>
    </style:style>
    <style:style style:name="P33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34" style:family="paragraph" style:parent-style-name="Standard">
      <style:paragraph-properties fo:margin-top="0.499cm" fo:margin-bottom="0.199cm" loext:contextual-spacing="false" fo:text-align="end" style:justify-single-word="false"/>
      <style:text-properties fo:color="#f39000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35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36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37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38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39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68ec41" style:font-name-complex="Arial Narrow1"/>
    </style:style>
    <style:style style:name="P40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af3a6a" style:font-name-complex="Arial Narrow1"/>
    </style:style>
    <style:style style:name="P41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c3bd6" officeooo:paragraph-rsid="002c3bd6" style:font-name-complex="Arial Narrow1"/>
    </style:style>
    <style:style style:name="P42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c3bd6" officeooo:paragraph-rsid="0068ec41" style:font-name-complex="Arial Narrow1"/>
    </style:style>
    <style:style style:name="P43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c3bd6" officeooo:paragraph-rsid="00af3a6a" style:font-name-complex="Arial Narrow1"/>
    </style:style>
    <style:style style:name="P44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68ec41" officeooo:paragraph-rsid="0068ec41" style:font-name-complex="Arial Narrow1"/>
    </style:style>
    <style:style style:name="P45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ad5bab" officeooo:paragraph-rsid="00ad5bab" style:font-name-complex="Arial Narrow1"/>
    </style:style>
    <style:style style:name="P46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af3a6a" officeooo:paragraph-rsid="00af3a6a" style:font-name-complex="Arial Narrow1"/>
    </style:style>
    <style:style style:name="P47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48" style:family="paragraph" style:parent-style-name="Standard">
      <style:paragraph-properties fo:margin-top="0cm" fo:margin-bottom="0.212cm" loext:contextual-spacing="false" fo:text-align="start" style:justify-single-word="false"/>
      <style:text-properties officeooo:paragraph-rsid="0068ec41"/>
    </style:style>
    <style:style style:name="P49" style:family="paragraph" style:parent-style-name="Standard">
      <style:paragraph-properties fo:margin-top="0cm" fo:margin-bottom="0.212cm" loext:contextual-spacing="false" fo:text-align="start" style:justify-single-word="false"/>
      <style:text-properties officeooo:rsid="00af3a6a" officeooo:paragraph-rsid="00af3a6a"/>
    </style:style>
    <style:style style:name="P50" style:family="paragraph" style:parent-style-name="Text_20_body">
      <style:text-properties officeooo:paragraph-rsid="002eabfc"/>
    </style:style>
    <style:style style:name="P51" style:family="paragraph" style:parent-style-name="Text_20_body">
      <style:paragraph-properties fo:text-align="justify" style:justify-single-word="false"/>
      <style:text-properties officeooo:rsid="00344815" officeooo:paragraph-rsid="00344815"/>
    </style:style>
    <style:style style:name="P52" style:family="paragraph" style:parent-style-name="Text_20_body">
      <style:paragraph-properties fo:text-align="justify" style:justify-single-word="false"/>
      <style:text-properties officeooo:rsid="00344815" officeooo:paragraph-rsid="0057a248"/>
    </style:style>
    <style:style style:name="P53" style:family="paragraph" style:parent-style-name="Text_20_body">
      <style:paragraph-properties fo:text-align="justify" style:justify-single-word="false"/>
      <style:text-properties officeooo:rsid="00344815" officeooo:paragraph-rsid="006ae27b"/>
    </style:style>
    <style:style style:name="P54" style:family="paragraph" style:parent-style-name="Text_20_body">
      <style:paragraph-properties fo:text-align="justify" style:justify-single-word="false"/>
      <style:text-properties officeooo:rsid="00344815" officeooo:paragraph-rsid="007a0637"/>
    </style:style>
    <style:style style:name="P55" style:family="paragraph" style:parent-style-name="Text_20_body">
      <style:paragraph-properties fo:text-align="justify" style:justify-single-word="false"/>
      <style:text-properties officeooo:rsid="00344815" officeooo:paragraph-rsid="007bc859"/>
    </style:style>
    <style:style style:name="P56" style:family="paragraph" style:parent-style-name="Text_20_body">
      <style:paragraph-properties fo:text-align="justify" style:justify-single-word="false"/>
      <style:text-properties officeooo:rsid="00272da6" officeooo:paragraph-rsid="00344815"/>
    </style:style>
    <style:style style:name="P57" style:family="paragraph" style:parent-style-name="Text_20_body">
      <style:text-properties officeooo:paragraph-rsid="0057a248"/>
    </style:style>
    <style:style style:name="P58" style:family="paragraph" style:parent-style-name="Text_20_body">
      <style:text-properties officeooo:rsid="002eabfc" officeooo:paragraph-rsid="002eabfc"/>
    </style:style>
    <style:style style:name="P59" style:family="paragraph" style:parent-style-name="Text_20_body">
      <style:paragraph-properties fo:text-align="justify" style:justify-single-word="false"/>
      <style:text-properties officeooo:rsid="0057a248" officeooo:paragraph-rsid="0057a248" fo:background-color="#cccccc"/>
    </style:style>
    <style:style style:name="P60" style:family="paragraph" style:parent-style-name="Text_20_body">
      <style:paragraph-properties fo:text-align="justify" style:justify-single-word="false"/>
      <style:text-properties officeooo:rsid="0057a248" officeooo:paragraph-rsid="006ae27b" fo:background-color="#cccccc"/>
    </style:style>
    <style:style style:name="P61" style:family="paragraph" style:parent-style-name="Text_20_body">
      <style:paragraph-properties fo:text-align="justify" style:justify-single-word="false"/>
      <style:text-properties officeooo:rsid="0057a248" officeooo:paragraph-rsid="007a0637" fo:background-color="#cccccc"/>
    </style:style>
    <style:style style:name="P62" style:family="paragraph" style:parent-style-name="Text_20_body">
      <style:paragraph-properties fo:text-align="justify" style:justify-single-word="false"/>
      <style:text-properties officeooo:rsid="0057a248" officeooo:paragraph-rsid="007bc859" fo:background-color="#cccccc"/>
    </style:style>
    <style:style style:name="P63" style:family="paragraph" style:parent-style-name="Text_20_body">
      <style:paragraph-properties fo:text-align="justify" style:justify-single-word="false"/>
      <style:text-properties officeooo:rsid="0057a248" officeooo:paragraph-rsid="007f5cbc" fo:background-color="#cccccc"/>
    </style:style>
    <style:style style:name="P64" style:family="paragraph" style:parent-style-name="Text_20_body">
      <style:paragraph-properties fo:text-align="justify" style:justify-single-word="false"/>
      <style:text-properties officeooo:rsid="0084b945" officeooo:paragraph-rsid="0084b945" fo:background-color="#cccccc"/>
    </style:style>
    <style:style style:name="P65" style:family="paragraph" style:parent-style-name="Text_20_body">
      <style:paragraph-properties fo:text-align="justify" style:justify-single-word="false"/>
      <style:text-properties officeooo:rsid="0084b945" officeooo:paragraph-rsid="0088ba76" fo:background-color="#cccccc"/>
    </style:style>
    <style:style style:name="P66" style:family="paragraph" style:parent-style-name="Text_20_body">
      <style:paragraph-properties fo:text-align="justify" style:justify-single-word="false"/>
      <style:text-properties officeooo:rsid="0084b945" officeooo:paragraph-rsid="008a7987" fo:background-color="#cccccc"/>
    </style:style>
    <style:style style:name="P67" style:family="paragraph" style:parent-style-name="Text_20_body">
      <style:paragraph-properties fo:text-align="justify" style:justify-single-word="false"/>
      <style:text-properties officeooo:rsid="0084b945" officeooo:paragraph-rsid="008bb5a2" fo:background-color="#cccccc"/>
    </style:style>
    <style:style style:name="P68" style:family="paragraph" style:parent-style-name="Text_20_body">
      <style:paragraph-properties fo:text-align="justify" style:justify-single-word="false"/>
      <style:text-properties officeooo:rsid="0084b945" officeooo:paragraph-rsid="0093a36d" fo:background-color="#cccccc"/>
    </style:style>
    <style:style style:name="P69" style:family="paragraph" style:parent-style-name="Text_20_body">
      <style:paragraph-properties fo:text-align="justify" style:justify-single-word="false"/>
      <style:text-properties officeooo:rsid="0084b945" officeooo:paragraph-rsid="00988429" fo:background-color="#cccccc"/>
    </style:style>
    <style:style style:name="P70" style:family="paragraph" style:parent-style-name="Text_20_body">
      <style:paragraph-properties fo:text-align="justify" style:justify-single-word="false"/>
      <style:text-properties officeooo:rsid="0084b945" officeooo:paragraph-rsid="00ab7f5f" fo:background-color="#cccccc"/>
    </style:style>
    <style:style style:name="P71" style:family="paragraph" style:parent-style-name="Text_20_body">
      <style:paragraph-properties fo:text-align="justify" style:justify-single-word="false"/>
      <style:text-properties officeooo:rsid="0084b945" officeooo:paragraph-rsid="00af3a6a" fo:background-color="#cccccc"/>
    </style:style>
    <style:style style:name="P72" style:family="paragraph" style:parent-style-name="Text_20_body">
      <style:paragraph-properties fo:text-align="justify" style:justify-single-word="false"/>
      <style:text-properties officeooo:rsid="0084b945" officeooo:paragraph-rsid="00b7962b" fo:background-color="#cccccc"/>
    </style:style>
    <style:style style:name="P73" style:family="paragraph" style:parent-style-name="Text_20_body">
      <style:paragraph-properties fo:text-align="justify" style:justify-single-word="false"/>
      <style:text-properties officeooo:rsid="0084b945" officeooo:paragraph-rsid="00bcde37" fo:background-color="#cccccc"/>
    </style:style>
    <style:style style:name="P74" style:family="paragraph" style:parent-style-name="Text_20_body">
      <style:paragraph-properties fo:text-align="justify" style:justify-single-word="false"/>
      <style:text-properties officeooo:rsid="00acf357" officeooo:paragraph-rsid="009e8bf5" fo:background-color="#cccccc"/>
    </style:style>
    <style:style style:name="P75" style:family="paragraph" style:parent-style-name="Text_20_body">
      <style:text-properties officeooo:paragraph-rsid="006ae27b"/>
    </style:style>
    <style:style style:name="P76" style:family="paragraph" style:parent-style-name="Text_20_body">
      <style:text-properties officeooo:rsid="004161ac" officeooo:paragraph-rsid="0072d184"/>
    </style:style>
    <style:style style:name="P77" style:family="paragraph" style:parent-style-name="Text_20_body">
      <style:text-properties officeooo:paragraph-rsid="007a0637"/>
    </style:style>
    <style:style style:name="P78" style:family="paragraph" style:parent-style-name="Text_20_body">
      <style:text-properties officeooo:paragraph-rsid="007bc859"/>
    </style:style>
    <style:style style:name="P79" style:family="paragraph" style:parent-style-name="Text_20_body">
      <style:paragraph-properties fo:text-align="justify" style:justify-single-word="false"/>
      <style:text-properties officeooo:rsid="00800505" officeooo:paragraph-rsid="00800505"/>
    </style:style>
    <style:style style:name="P80" style:family="paragraph" style:parent-style-name="Text_20_body">
      <style:paragraph-properties fo:text-align="justify" style:justify-single-word="false"/>
      <style:text-properties officeooo:rsid="00800505" officeooo:paragraph-rsid="0084b945"/>
    </style:style>
    <style:style style:name="P81" style:family="paragraph" style:parent-style-name="Text_20_body">
      <style:paragraph-properties fo:text-align="justify" style:justify-single-word="false"/>
      <style:text-properties officeooo:rsid="00800505" officeooo:paragraph-rsid="0088ba76"/>
    </style:style>
    <style:style style:name="P82" style:family="paragraph" style:parent-style-name="Text_20_body">
      <style:paragraph-properties fo:text-align="justify" style:justify-single-word="false"/>
      <style:text-properties officeooo:rsid="00800505" officeooo:paragraph-rsid="008a7987"/>
    </style:style>
    <style:style style:name="P83" style:family="paragraph" style:parent-style-name="Text_20_body">
      <style:paragraph-properties fo:text-align="justify" style:justify-single-word="false"/>
      <style:text-properties officeooo:rsid="00800505" officeooo:paragraph-rsid="008bb5a2"/>
    </style:style>
    <style:style style:name="P84" style:family="paragraph" style:parent-style-name="Text_20_body">
      <style:paragraph-properties fo:text-align="justify" style:justify-single-word="false"/>
      <style:text-properties officeooo:rsid="00800505" officeooo:paragraph-rsid="0093a36d"/>
    </style:style>
    <style:style style:name="P85" style:family="paragraph" style:parent-style-name="Text_20_body">
      <style:paragraph-properties fo:text-align="justify" style:justify-single-word="false"/>
      <style:text-properties officeooo:rsid="00800505" officeooo:paragraph-rsid="00988429"/>
    </style:style>
    <style:style style:name="P86" style:family="paragraph" style:parent-style-name="Text_20_body">
      <style:paragraph-properties fo:text-align="justify" style:justify-single-word="false"/>
      <style:text-properties officeooo:rsid="00800505" officeooo:paragraph-rsid="009e8bf5"/>
    </style:style>
    <style:style style:name="P87" style:family="paragraph" style:parent-style-name="Text_20_body">
      <style:paragraph-properties fo:text-align="justify" style:justify-single-word="false"/>
      <style:text-properties officeooo:rsid="00800505" officeooo:paragraph-rsid="00ab7f5f"/>
    </style:style>
    <style:style style:name="P88" style:family="paragraph" style:parent-style-name="Text_20_body">
      <style:paragraph-properties fo:text-align="justify" style:justify-single-word="false"/>
      <style:text-properties officeooo:rsid="00800505" officeooo:paragraph-rsid="00af3a6a"/>
    </style:style>
    <style:style style:name="P89" style:family="paragraph" style:parent-style-name="Text_20_body">
      <style:paragraph-properties fo:text-align="justify" style:justify-single-word="false"/>
      <style:text-properties officeooo:rsid="00800505" officeooo:paragraph-rsid="00b7962b"/>
    </style:style>
    <style:style style:name="P90" style:family="paragraph" style:parent-style-name="Text_20_body">
      <style:paragraph-properties fo:text-align="justify" style:justify-single-word="false"/>
      <style:text-properties officeooo:rsid="00800505" officeooo:paragraph-rsid="00bcde37"/>
    </style:style>
    <style:style style:name="P91" style:family="paragraph" style:parent-style-name="Text_20_body">
      <style:text-properties officeooo:rsid="00800505" officeooo:paragraph-rsid="00800505"/>
    </style:style>
    <style:style style:name="P92" style:family="paragraph" style:parent-style-name="Text_20_body">
      <style:text-properties officeooo:rsid="00800505" officeooo:paragraph-rsid="0084b945"/>
    </style:style>
    <style:style style:name="P93" style:family="paragraph" style:parent-style-name="Text_20_body">
      <style:text-properties officeooo:rsid="0088ba76" officeooo:paragraph-rsid="0088ba76"/>
    </style:style>
    <style:style style:name="P94" style:family="paragraph" style:parent-style-name="Text_20_body">
      <style:text-properties officeooo:rsid="008a7987" officeooo:paragraph-rsid="008a7987"/>
    </style:style>
    <style:style style:name="P95" style:family="paragraph" style:parent-style-name="Text_20_body">
      <style:text-properties officeooo:rsid="008a7987" officeooo:paragraph-rsid="008bb5a2"/>
    </style:style>
    <style:style style:name="P96" style:family="paragraph" style:parent-style-name="Text_20_body">
      <style:text-properties officeooo:rsid="008a7987" officeooo:paragraph-rsid="0093a36d"/>
    </style:style>
    <style:style style:name="P97" style:family="paragraph" style:parent-style-name="Text_20_body">
      <style:text-properties officeooo:rsid="008a7987" officeooo:paragraph-rsid="00988429"/>
    </style:style>
    <style:style style:name="P98" style:family="paragraph" style:parent-style-name="Text_20_body">
      <style:text-properties officeooo:rsid="00ab7f5f" officeooo:paragraph-rsid="00af3a6a"/>
    </style:style>
    <style:style style:name="P99" style:family="paragraph" style:parent-style-name="Text_20_body">
      <style:text-properties officeooo:paragraph-rsid="00b87ec4"/>
    </style:style>
    <style:style style:name="P10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1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2" style:family="paragraph" style:parent-style-name="Heading_20_2" style:list-style-name="">
      <style:text-properties officeooo:rsid="002eabfc" officeooo:paragraph-rsid="002eabfc"/>
    </style:style>
    <style:style style:name="P103" style:family="paragraph" style:parent-style-name="Heading_20_2" style:list-style-name="">
      <style:text-properties officeooo:rsid="002eabfc" officeooo:paragraph-rsid="0057a248"/>
    </style:style>
    <style:style style:name="P104" style:family="paragraph" style:parent-style-name="Heading_20_2" style:list-style-name="">
      <style:text-properties officeooo:rsid="002eabfc" officeooo:paragraph-rsid="005fa12a"/>
    </style:style>
    <style:style style:name="P105" style:family="paragraph" style:parent-style-name="Heading_20_2" style:list-style-name="">
      <style:text-properties officeooo:rsid="002eabfc" officeooo:paragraph-rsid="006ae27b"/>
    </style:style>
    <style:style style:name="P106" style:family="paragraph" style:parent-style-name="Heading_20_2" style:list-style-name="">
      <style:text-properties officeooo:rsid="002eabfc" officeooo:paragraph-rsid="0072d184"/>
    </style:style>
    <style:style style:name="P107" style:family="paragraph" style:parent-style-name="Heading_20_2" style:list-style-name="">
      <style:text-properties officeooo:rsid="002eabfc" officeooo:paragraph-rsid="007a0637"/>
    </style:style>
    <style:style style:name="P108" style:family="paragraph" style:parent-style-name="Heading_20_2" style:list-style-name="">
      <style:text-properties officeooo:rsid="002eabfc" officeooo:paragraph-rsid="007bc859"/>
    </style:style>
    <style:style style:name="P109" style:family="paragraph" style:parent-style-name="Heading_20_2">
      <style:text-properties officeooo:rsid="002eabfc" officeooo:paragraph-rsid="007f5cbc"/>
    </style:style>
    <style:style style:name="P110" style:family="paragraph" style:parent-style-name="Heading_20_2">
      <style:text-properties officeooo:rsid="002eabfc" officeooo:paragraph-rsid="0084b945"/>
    </style:style>
    <style:style style:name="P111" style:family="paragraph" style:parent-style-name="Heading_20_2">
      <style:text-properties officeooo:rsid="002eabfc" officeooo:paragraph-rsid="0088ba76"/>
    </style:style>
    <style:style style:name="P112" style:family="paragraph" style:parent-style-name="Heading_20_2">
      <style:text-properties officeooo:rsid="002eabfc" officeooo:paragraph-rsid="008a7987"/>
    </style:style>
    <style:style style:name="P113" style:family="paragraph" style:parent-style-name="Heading_20_2">
      <style:text-properties officeooo:rsid="002eabfc" officeooo:paragraph-rsid="008bb5a2"/>
    </style:style>
    <style:style style:name="P114" style:family="paragraph" style:parent-style-name="Heading_20_2">
      <style:text-properties officeooo:rsid="002eabfc" officeooo:paragraph-rsid="0093a36d"/>
    </style:style>
    <style:style style:name="P115" style:family="paragraph" style:parent-style-name="Heading_20_2">
      <style:text-properties officeooo:rsid="002eabfc" officeooo:paragraph-rsid="00988429"/>
    </style:style>
    <style:style style:name="P116" style:family="paragraph" style:parent-style-name="Heading_20_2">
      <style:text-properties officeooo:rsid="002eabfc" officeooo:paragraph-rsid="009e8bf5"/>
    </style:style>
    <style:style style:name="P117" style:family="paragraph" style:parent-style-name="Heading_20_2">
      <style:text-properties officeooo:rsid="002eabfc" officeooo:paragraph-rsid="00ab7f5f"/>
    </style:style>
    <style:style style:name="P118" style:family="paragraph" style:parent-style-name="Heading_20_2">
      <style:text-properties officeooo:rsid="002eabfc" officeooo:paragraph-rsid="00af3a6a"/>
    </style:style>
    <style:style style:name="P119" style:family="paragraph" style:parent-style-name="Heading_20_2">
      <style:text-properties officeooo:rsid="002eabfc" officeooo:paragraph-rsid="00b7962b"/>
    </style:style>
    <style:style style:name="P120" style:family="paragraph" style:parent-style-name="Heading_20_2">
      <style:text-properties officeooo:rsid="002eabfc" officeooo:paragraph-rsid="00bcde37"/>
    </style:style>
    <style:style style:name="P121" style:family="paragraph" style:parent-style-name="Heading_20_1" style:master-page-name="Cos">
      <style:paragraph-properties fo:text-align="center" style:justify-single-word="false" style:page-number="auto"/>
    </style:style>
    <style:style style:name="P122" style:family="paragraph" style:parent-style-name="Heading_20_1">
      <style:paragraph-properties fo:break-before="page"/>
    </style:style>
    <style:style style:name="P123" style:family="paragraph" style:parent-style-name="Heading_20_1">
      <style:paragraph-properties fo:break-before="page"/>
      <style:text-properties officeooo:rsid="002eabfc" officeooo:paragraph-rsid="002eabfc"/>
    </style:style>
    <style:style style:name="P124" style:family="paragraph" style:parent-style-name="Heading_20_1">
      <style:paragraph-properties fo:break-before="page"/>
      <style:text-properties officeooo:rsid="002eabfc" officeooo:paragraph-rsid="0057a248"/>
    </style:style>
    <style:style style:name="P125" style:family="paragraph" style:parent-style-name="Heading_20_1">
      <style:paragraph-properties fo:break-before="page"/>
      <style:text-properties officeooo:rsid="002eabfc" officeooo:paragraph-rsid="006ae27b"/>
    </style:style>
    <style:style style:name="P126" style:family="paragraph" style:parent-style-name="Heading_20_1">
      <style:paragraph-properties fo:break-before="page"/>
      <style:text-properties officeooo:rsid="002eabfc" officeooo:paragraph-rsid="007a0637"/>
    </style:style>
    <style:style style:name="P127" style:family="paragraph" style:parent-style-name="Heading_20_1">
      <style:paragraph-properties fo:break-before="page"/>
      <style:text-properties officeooo:rsid="002eabfc" officeooo:paragraph-rsid="007bc859"/>
    </style:style>
    <style:style style:name="P128" style:family="paragraph" style:parent-style-name="Heading_20_1">
      <style:paragraph-properties fo:break-before="page"/>
      <style:text-properties officeooo:rsid="002eabfc" officeooo:paragraph-rsid="007f5cbc"/>
    </style:style>
    <style:style style:name="P129" style:family="paragraph" style:parent-style-name="Heading_20_1">
      <style:paragraph-properties fo:break-before="page"/>
      <style:text-properties officeooo:rsid="002eabfc" officeooo:paragraph-rsid="0084b945"/>
    </style:style>
    <style:style style:name="P130" style:family="paragraph" style:parent-style-name="Heading_20_1">
      <style:paragraph-properties fo:break-before="page"/>
      <style:text-properties officeooo:rsid="002eabfc" officeooo:paragraph-rsid="0088ba76"/>
    </style:style>
    <style:style style:name="P131" style:family="paragraph" style:parent-style-name="Heading_20_1">
      <style:paragraph-properties fo:break-before="page"/>
      <style:text-properties officeooo:rsid="002eabfc" officeooo:paragraph-rsid="008a7987"/>
    </style:style>
    <style:style style:name="P132" style:family="paragraph" style:parent-style-name="Heading_20_1">
      <style:paragraph-properties fo:break-before="page"/>
      <style:text-properties officeooo:paragraph-rsid="0093a36d"/>
    </style:style>
    <style:style style:name="P133" style:family="paragraph" style:parent-style-name="Heading_20_1">
      <style:paragraph-properties fo:break-before="page"/>
      <style:text-properties officeooo:paragraph-rsid="00988429"/>
    </style:style>
    <style:style style:name="P134" style:family="paragraph" style:parent-style-name="Heading_20_1">
      <style:paragraph-properties fo:break-before="page"/>
      <style:text-properties officeooo:paragraph-rsid="009e8bf5"/>
    </style:style>
    <style:style style:name="P135" style:family="paragraph" style:parent-style-name="Heading_20_1">
      <style:paragraph-properties fo:break-before="page"/>
      <style:text-properties officeooo:paragraph-rsid="00ab7f5f"/>
    </style:style>
    <style:style style:name="P136" style:family="paragraph" style:parent-style-name="Heading_20_1">
      <style:paragraph-properties fo:break-before="page"/>
      <style:text-properties officeooo:paragraph-rsid="00af3a6a"/>
    </style:style>
    <style:style style:name="P137" style:family="paragraph" style:parent-style-name="Heading_20_1">
      <style:paragraph-properties fo:break-before="page"/>
      <style:text-properties officeooo:paragraph-rsid="00b7962b"/>
    </style:style>
    <style:style style:name="P138" style:family="paragraph" style:parent-style-name="Heading_20_1">
      <style:paragraph-properties fo:break-before="page"/>
      <style:text-properties officeooo:paragraph-rsid="00bcde37"/>
    </style:style>
    <style:style style:name="P139" style:family="paragraph" style:parent-style-name="Text_20_body">
      <style:paragraph-properties fo:text-align="justify" style:justify-single-word="false"/>
      <style:text-properties officeooo:rsid="0084b945" officeooo:paragraph-rsid="00ab7f5f" fo:background-color="#cccccc"/>
    </style:style>
    <style:style style:name="P140" style:family="paragraph" style:parent-style-name="Text_20_body">
      <style:paragraph-properties fo:text-align="justify" style:justify-single-word="false"/>
      <style:text-properties officeooo:rsid="00acf357" officeooo:paragraph-rsid="009e8bf5" fo:background-color="#cccccc"/>
    </style:style>
    <style:style style:name="P141" style:family="paragraph" style:parent-style-name="Text_20_body" style:list-style-name="L1"/>
    <style:style style:name="P142" style:family="paragraph" style:parent-style-name="Text_20_body" style:list-style-name="L1">
      <style:text-properties officeooo:paragraph-rsid="00af3a6a"/>
    </style:style>
    <style:style style:name="P143" style:family="paragraph" style:parent-style-name="Text_20_body" style:list-style-name="L1">
      <style:text-properties officeooo:paragraph-rsid="00b2295c"/>
    </style:style>
    <style:style style:name="P144" style:family="paragraph" style:parent-style-name="Text_20_body" style:list-style-name="L1">
      <style:text-properties officeooo:paragraph-rsid="00b7962b"/>
    </style:style>
    <style:style style:name="P145" style:family="paragraph" style:parent-style-name="Text_20_body" style:list-style-name="L1">
      <style:text-properties officeooo:paragraph-rsid="00ba181c"/>
    </style:style>
    <style:style style:name="P146" style:family="paragraph" style:parent-style-name="Text_20_body" style:list-style-name="L1">
      <style:text-properties officeooo:paragraph-rsid="00bcde37"/>
    </style:style>
    <style:style style:name="P147" style:family="paragraph" style:parent-style-name="Text_20_body" style:list-style-name="L2">
      <style:text-properties style:text-underline-style="none" officeooo:rsid="007886d6" officeooo:paragraph-rsid="007886d6"/>
    </style:style>
    <style:style style:name="P148" style:family="paragraph" style:parent-style-name="Text_20_body" style:list-style-name="L2">
      <style:text-properties style:text-underline-style="none" officeooo:rsid="0051e905" officeooo:paragraph-rsid="004a67fb"/>
    </style:style>
    <style:style style:name="P149" style:family="paragraph" style:parent-style-name="Text_20_body" style:list-style-name="L2">
      <style:text-properties style:text-underline-style="none" officeooo:rsid="0055a251" officeooo:paragraph-rsid="0052e7ec"/>
    </style:style>
    <style:style style:name="P150" style:family="paragraph" style:parent-style-name="Text_20_body" style:list-style-name="L3">
      <style:text-properties officeooo:rsid="00366cb8" officeooo:paragraph-rsid="003f3001"/>
    </style:style>
    <style:style style:name="P151" style:family="paragraph" style:parent-style-name="Text_20_body" style:list-style-name="L3">
      <style:text-properties officeooo:rsid="00366cb8" officeooo:paragraph-rsid="005fa12a"/>
    </style:style>
    <style:style style:name="P152" style:family="paragraph" style:parent-style-name="Text_20_body" style:list-style-name="L3">
      <style:text-properties officeooo:rsid="00472b41" officeooo:paragraph-rsid="004670ae"/>
    </style:style>
    <style:style style:name="P153" style:family="paragraph" style:parent-style-name="Text_20_body" style:list-style-name="L3">
      <style:text-properties officeooo:rsid="00485f33" officeooo:paragraph-rsid="00485f33"/>
    </style:style>
    <style:style style:name="P154" style:family="paragraph" style:parent-style-name="Text_20_body" style:list-style-name="L3">
      <style:text-properties officeooo:rsid="004d05be" officeooo:paragraph-rsid="004ed09e"/>
    </style:style>
    <style:style style:name="P155" style:family="paragraph" style:parent-style-name="Text_20_body" style:list-style-name="L4">
      <style:text-properties officeooo:rsid="004161ac" officeooo:paragraph-rsid="004161ac"/>
    </style:style>
    <style:style style:name="P156" style:family="paragraph" style:parent-style-name="Text_20_body" style:list-style-name="L5">
      <style:text-properties officeooo:rsid="004161ac" officeooo:paragraph-rsid="005fa12a"/>
    </style:style>
    <style:style style:name="P157" style:family="paragraph" style:parent-style-name="Text_20_body" style:list-style-name="L5">
      <style:text-properties officeooo:rsid="004161ac" officeooo:paragraph-rsid="0066fecb"/>
    </style:style>
    <style:style style:name="P158" style:family="paragraph" style:parent-style-name="Text_20_body" style:list-style-name="L4">
      <style:text-properties officeooo:rsid="004ed09e" officeooo:paragraph-rsid="004ed09e"/>
    </style:style>
    <style:style style:name="P159" style:family="paragraph" style:parent-style-name="Text_20_body" style:list-style-name="L2">
      <style:text-properties fo:color="#000000" style:font-name="Calibri2" fo:font-size="12pt" style:text-underline-style="none" officeooo:rsid="006680b2" officeooo:paragraph-rsid="006680b2" style:font-size-asian="12pt" style:font-size-complex="12pt"/>
    </style:style>
    <style:style style:name="P160" style:family="paragraph" style:parent-style-name="Text_20_body" style:list-style-name="L3">
      <style:text-properties officeooo:rsid="0064927f" officeooo:paragraph-rsid="0064927f"/>
    </style:style>
    <style:style style:name="P161" style:family="paragraph" style:parent-style-name="Text_20_body" style:list-style-name="L6">
      <style:text-properties officeooo:rsid="0073ea62" officeooo:paragraph-rsid="0073ea62"/>
    </style:style>
    <style:style style:name="P162" style:family="paragraph" style:parent-style-name="Text_20_body" style:list-style-name="L6">
      <style:text-properties officeooo:rsid="0074ef60" officeooo:paragraph-rsid="0074ef60"/>
    </style:style>
    <style:style style:name="P163" style:family="paragraph" style:parent-style-name="Text_20_body" style:list-style-name="L3">
      <style:text-properties officeooo:rsid="0074ef60" officeooo:paragraph-rsid="0074ef60"/>
    </style:style>
    <style:style style:name="P164" style:family="paragraph" style:parent-style-name="Text_20_body" style:list-style-name="L7">
      <style:text-properties officeooo:rsid="0074ef60" officeooo:paragraph-rsid="0074ef60"/>
    </style:style>
    <style:style style:name="P165" style:family="paragraph" style:parent-style-name="Text_20_body" style:list-style-name="L6">
      <style:text-properties officeooo:rsid="007a0637" officeooo:paragraph-rsid="007a0637"/>
    </style:style>
    <style:style style:name="P166" style:family="paragraph" style:parent-style-name="Text_20_body" style:list-style-name="L8">
      <style:text-properties officeooo:rsid="007a0637" officeooo:paragraph-rsid="007a0637"/>
    </style:style>
    <style:style style:name="P167" style:family="paragraph" style:parent-style-name="Text_20_body" style:list-style-name="L13">
      <style:text-properties officeooo:rsid="007a0637" officeooo:paragraph-rsid="00860e30"/>
    </style:style>
    <style:style style:name="P168" style:family="paragraph" style:parent-style-name="Text_20_body" style:list-style-name="L13">
      <style:text-properties officeooo:rsid="007a0637" officeooo:paragraph-rsid="00800505"/>
    </style:style>
    <style:style style:name="P169" style:family="paragraph" style:parent-style-name="Text_20_body" style:list-style-name="L13">
      <style:text-properties officeooo:rsid="007a0637" officeooo:paragraph-rsid="00831850"/>
    </style:style>
    <style:style style:name="P170" style:family="paragraph" style:parent-style-name="Text_20_body" style:list-style-name="L15">
      <style:text-properties officeooo:rsid="007a0637" officeooo:paragraph-rsid="0084b945"/>
    </style:style>
    <style:style style:name="P171" style:family="paragraph" style:parent-style-name="Text_20_body" style:list-style-name="L9">
      <style:text-properties officeooo:rsid="007f5cbc" officeooo:paragraph-rsid="007f5cbc"/>
    </style:style>
    <style:style style:name="P172" style:family="paragraph" style:parent-style-name="Text_20_body" style:list-style-name="L10">
      <style:text-properties officeooo:rsid="007f5cbc" officeooo:paragraph-rsid="007f5cbc"/>
    </style:style>
    <style:style style:name="P173" style:family="paragraph" style:parent-style-name="Text_20_body" style:list-style-name="L11">
      <style:text-properties officeooo:rsid="007f5cbc" officeooo:paragraph-rsid="007f5cbc"/>
    </style:style>
    <style:style style:name="P174" style:family="paragraph" style:parent-style-name="Text_20_body" style:list-style-name="L6">
      <style:text-properties officeooo:rsid="007d7057" officeooo:paragraph-rsid="00800505"/>
    </style:style>
    <style:style style:name="P175" style:family="paragraph" style:parent-style-name="Text_20_body" style:list-style-name="L12">
      <style:text-properties officeooo:rsid="007d7057" officeooo:paragraph-rsid="00800505"/>
    </style:style>
    <style:style style:name="P176" style:family="paragraph" style:parent-style-name="Text_20_body" style:list-style-name="L12">
      <style:text-properties officeooo:rsid="007d7057" officeooo:paragraph-rsid="00831850"/>
    </style:style>
    <style:style style:name="P177" style:family="paragraph" style:parent-style-name="Text_20_body" style:list-style-name="L12">
      <style:text-properties officeooo:paragraph-rsid="00800505"/>
    </style:style>
    <style:style style:name="P178" style:family="paragraph" style:parent-style-name="Text_20_body" style:list-style-name="L14">
      <style:text-properties officeooo:rsid="00800505" officeooo:paragraph-rsid="00800505"/>
    </style:style>
    <style:style style:name="P179" style:family="paragraph" style:parent-style-name="Text_20_body" style:list-style-name="L16">
      <style:text-properties officeooo:rsid="00800505" officeooo:paragraph-rsid="0084b945"/>
    </style:style>
    <style:style style:name="P180" style:family="paragraph" style:parent-style-name="Text_20_body" style:list-style-name="L12">
      <style:text-properties officeooo:rsid="0084b945" officeooo:paragraph-rsid="0084b945"/>
    </style:style>
    <style:style style:name="P181" style:family="paragraph" style:parent-style-name="Text_20_body" style:list-style-name="L12">
      <style:text-properties officeooo:rsid="00898109" officeooo:paragraph-rsid="00898109"/>
    </style:style>
    <style:style style:name="P182" style:family="paragraph" style:parent-style-name="Text_20_body" style:list-style-name="L17">
      <style:text-properties officeooo:rsid="00898109" officeooo:paragraph-rsid="00898109"/>
    </style:style>
    <style:style style:name="P183" style:family="paragraph" style:parent-style-name="Text_20_body" style:list-style-name="L18">
      <style:text-properties officeooo:rsid="0088ba76" officeooo:paragraph-rsid="0088ba76"/>
    </style:style>
    <style:style style:name="P184" style:family="paragraph" style:parent-style-name="Text_20_body" style:list-style-name="L12">
      <style:text-properties officeooo:rsid="008a7987" officeooo:paragraph-rsid="008a7987"/>
    </style:style>
    <style:style style:name="P185" style:family="paragraph" style:parent-style-name="Text_20_body" style:list-style-name="L19">
      <style:text-properties officeooo:rsid="008a7987" officeooo:paragraph-rsid="008a7987"/>
    </style:style>
    <style:style style:name="P186" style:family="paragraph" style:parent-style-name="Text_20_body" style:list-style-name="L20">
      <style:text-properties officeooo:rsid="008a7987" officeooo:paragraph-rsid="008a7987"/>
    </style:style>
    <style:style style:name="P187" style:family="paragraph" style:parent-style-name="Text_20_body" style:list-style-name="L21">
      <style:text-properties officeooo:rsid="008a7987" officeooo:paragraph-rsid="008bb5a2"/>
    </style:style>
    <style:style style:name="P188" style:family="paragraph" style:parent-style-name="Text_20_body" style:list-style-name="L22">
      <style:text-properties officeooo:rsid="008a7987" officeooo:paragraph-rsid="008bb5a2"/>
    </style:style>
    <style:style style:name="P189" style:family="paragraph" style:parent-style-name="Text_20_body" style:list-style-name="L23">
      <style:text-properties officeooo:rsid="008a7987" officeooo:paragraph-rsid="00955b9d"/>
    </style:style>
    <style:style style:name="P190" style:family="paragraph" style:parent-style-name="Text_20_body" style:list-style-name="L24">
      <style:text-properties officeooo:rsid="008a7987" officeooo:paragraph-rsid="00955b9d"/>
    </style:style>
    <style:style style:name="P191" style:family="paragraph" style:parent-style-name="Text_20_body" style:list-style-name="L25">
      <style:text-properties officeooo:rsid="008a7987" officeooo:paragraph-rsid="00988429"/>
    </style:style>
    <style:style style:name="P192" style:family="paragraph" style:parent-style-name="Text_20_body" style:list-style-name="L28">
      <style:text-properties officeooo:rsid="008a7987" officeooo:paragraph-rsid="009e8bf5"/>
    </style:style>
    <style:style style:name="P193" style:family="paragraph" style:parent-style-name="Text_20_body" style:list-style-name="L28">
      <style:text-properties officeooo:rsid="008a7987" officeooo:paragraph-rsid="00a3d48d"/>
    </style:style>
    <style:style style:name="P194" style:family="paragraph" style:parent-style-name="Text_20_body" style:list-style-name="L28">
      <style:text-properties officeooo:rsid="008a7987" officeooo:paragraph-rsid="00a4fd94"/>
    </style:style>
    <style:style style:name="P195" style:family="paragraph" style:parent-style-name="Text_20_body" style:list-style-name="L30">
      <style:text-properties officeooo:rsid="008a7987" officeooo:paragraph-rsid="00ab7f5f"/>
    </style:style>
    <style:style style:name="P196" style:family="paragraph" style:parent-style-name="Text_20_body" style:list-style-name="L32">
      <style:text-properties officeooo:rsid="008a7987" officeooo:paragraph-rsid="00b3ce64"/>
    </style:style>
    <style:style style:name="P197" style:family="paragraph" style:parent-style-name="Text_20_body" style:list-style-name="L12">
      <style:text-properties officeooo:rsid="008b8d1b" officeooo:paragraph-rsid="008b8d1b"/>
    </style:style>
    <style:style style:name="P198" style:family="paragraph" style:parent-style-name="Text_20_body" style:list-style-name="L12">
      <style:text-properties officeooo:rsid="008b8d1b" officeooo:paragraph-rsid="008bb5a2"/>
    </style:style>
    <style:style style:name="P199" style:family="paragraph" style:parent-style-name="Text_20_body" style:list-style-name="L12">
      <style:text-properties officeooo:rsid="008b8d1b" officeooo:paragraph-rsid="0093a36d"/>
    </style:style>
    <style:style style:name="P200" style:family="paragraph" style:parent-style-name="Text_20_body" style:list-style-name="L12">
      <style:text-properties officeooo:rsid="008b8d1b" officeooo:paragraph-rsid="00988429"/>
    </style:style>
    <style:style style:name="P201" style:family="paragraph" style:parent-style-name="Text_20_body" style:list-style-name="L12">
      <style:text-properties officeooo:rsid="009c5aef" officeooo:paragraph-rsid="009c5aef"/>
    </style:style>
    <style:style style:name="P202" style:family="paragraph" style:parent-style-name="Text_20_body" style:list-style-name="L26">
      <style:text-properties officeooo:rsid="00988429" officeooo:paragraph-rsid="00988429"/>
    </style:style>
    <style:style style:name="P203" style:family="paragraph" style:parent-style-name="Text_20_body" style:list-style-name="L29">
      <style:text-properties officeooo:rsid="00988429" officeooo:paragraph-rsid="00a57486"/>
    </style:style>
    <style:style style:name="P204" style:family="paragraph" style:parent-style-name="Text_20_body" style:list-style-name="L27"/>
    <style:style style:name="P205" style:family="paragraph" style:parent-style-name="Text_20_body" style:list-style-name="L28">
      <style:text-properties officeooo:paragraph-rsid="009e8bf5"/>
    </style:style>
    <style:style style:name="P206" style:family="paragraph" style:parent-style-name="Text_20_body" style:list-style-name="L28">
      <style:text-properties officeooo:paragraph-rsid="00a3d48d"/>
    </style:style>
    <style:style style:name="P207" style:family="paragraph" style:parent-style-name="Text_20_body" style:list-style-name="L28">
      <style:text-properties officeooo:paragraph-rsid="00a4fd94"/>
    </style:style>
    <style:style style:name="P208" style:family="paragraph" style:parent-style-name="Text_20_body" style:list-style-name="L29">
      <style:text-properties officeooo:paragraph-rsid="00a57486"/>
    </style:style>
    <style:style style:name="P209" style:family="paragraph" style:parent-style-name="Text_20_body" style:list-style-name="L30">
      <style:text-properties officeooo:paragraph-rsid="00ab7f5f"/>
    </style:style>
    <style:style style:name="P210" style:family="paragraph" style:parent-style-name="Text_20_body" style:list-style-name="L31">
      <style:text-properties officeooo:rsid="00ab7f5f" officeooo:paragraph-rsid="00ab7f5f"/>
    </style:style>
    <style:style style:name="P211" style:family="paragraph" style:parent-style-name="Text_20_body" style:list-style-name="L33">
      <style:text-properties officeooo:rsid="00ab7f5f" officeooo:paragraph-rsid="00af3a6a"/>
    </style:style>
    <style:style style:name="P212" style:family="paragraph" style:parent-style-name="Text_20_body" style:list-style-name="L1">
      <style:text-properties officeooo:rsid="00b115f8" officeooo:paragraph-rsid="00b115f8"/>
    </style:style>
    <style:style style:name="P213" style:family="paragraph" style:parent-style-name="Text_20_body" style:list-style-name="L1">
      <style:text-properties officeooo:rsid="00b2295c" officeooo:paragraph-rsid="00b2295c"/>
    </style:style>
    <style:style style:name="P214" style:family="paragraph" style:parent-style-name="Text_20_body" style:list-style-name="L32">
      <style:text-properties officeooo:paragraph-rsid="00af3a6a"/>
    </style:style>
    <style:style style:name="P215" style:family="paragraph" style:parent-style-name="Text_20_body" style:list-style-name="L34">
      <style:text-properties officeooo:paragraph-rsid="00b9987d"/>
    </style:style>
    <style:style style:name="P216" style:family="paragraph" style:parent-style-name="Text_20_body" style:list-style-name="L35">
      <style:text-properties officeooo:paragraph-rsid="00b7962b"/>
    </style:style>
    <style:style style:name="P217" style:family="paragraph" style:parent-style-name="Text_20_body" style:list-style-name="L35">
      <style:text-properties officeooo:paragraph-rsid="00b87ec4"/>
    </style:style>
    <style:style style:name="P218" style:family="paragraph" style:parent-style-name="Text_20_body" style:list-style-name="L36">
      <style:text-properties officeooo:paragraph-rsid="00bcde37"/>
    </style:style>
    <style:style style:name="P219" style:family="paragraph" style:parent-style-name="Text_20_body" style:list-style-name="L37">
      <style:text-properties officeooo:paragraph-rsid="00bcde37"/>
    </style:style>
    <style:style style:name="P220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style:font-name="Calibri" fo:language="ca" fo:country="ES" officeooo:rsid="00a89a22" style:font-name-complex="Arial Narrow1"/>
    </style:style>
    <style:style style:name="T3" style:family="text">
      <style:text-properties style:font-name="Calibri" fo:language="ca" fo:country="ES" officeooo:rsid="0068ec41" style:font-name-complex="Arial Narrow1"/>
    </style:style>
    <style:style style:name="T4" style:family="text">
      <style:text-properties style:font-name="Calibri" fo:language="ca" fo:country="ES" officeooo:rsid="00ad5bab" style:font-name-complex="Arial Narrow1"/>
    </style:style>
    <style:style style:name="T5" style:family="text">
      <style:text-properties officeooo:rsid="002651fa"/>
    </style:style>
    <style:style style:name="T6" style:family="text">
      <style:text-properties officeooo:rsid="0026b597"/>
    </style:style>
    <style:style style:name="T7" style:family="text">
      <style:text-properties officeooo:rsid="002eabfc"/>
    </style:style>
    <style:style style:name="T8" style:family="text">
      <style:text-properties officeooo:rsid="00326504"/>
    </style:style>
    <style:style style:name="T9" style:family="text">
      <style:text-properties officeooo:rsid="0038a6a4"/>
    </style:style>
    <style:style style:name="T10" style:family="text">
      <style:text-properties officeooo:rsid="003d82bb"/>
    </style:style>
    <style:style style:name="T11" style:family="text">
      <style:text-properties officeooo:rsid="003f3001"/>
    </style:style>
    <style:style style:name="T12" style:family="text">
      <style:text-properties officeooo:rsid="0047c65e"/>
    </style:style>
    <style:style style:name="T13" style:family="text">
      <style:text-properties officeooo:rsid="004ed09e"/>
    </style:style>
    <style:style style:name="T14" style:family="text">
      <style:text-properties officeooo:rsid="0057a248"/>
    </style:style>
    <style:style style:name="T15" style:family="text">
      <style:text-properties officeooo:rsid="005fa12a"/>
    </style:style>
    <style:style style:name="T16" style:family="text">
      <style:text-properties officeooo:rsid="0068ec41"/>
    </style:style>
    <style:style style:name="T17" style:family="text">
      <style:text-properties officeooo:rsid="0069e53e"/>
    </style:style>
    <style:style style:name="T18" style:family="text">
      <style:text-properties officeooo:rsid="006ae27b"/>
    </style:style>
    <style:style style:name="T19" style:family="text">
      <style:text-properties officeooo:rsid="007a0637"/>
    </style:style>
    <style:style style:name="T20" style:family="text">
      <style:text-properties officeooo:rsid="007f5cbc"/>
    </style:style>
    <style:style style:name="T21" style:family="text">
      <style:text-properties officeooo:rsid="007d7057"/>
    </style:style>
    <style:style style:name="T22" style:family="text">
      <style:text-properties officeooo:rsid="007fd8b8"/>
    </style:style>
    <style:style style:name="T23" style:family="text">
      <style:text-properties officeooo:rsid="00800505"/>
    </style:style>
    <style:style style:name="T24" style:family="text">
      <style:text-properties officeooo:rsid="00831850"/>
    </style:style>
    <style:style style:name="T25" style:family="text">
      <style:text-properties officeooo:rsid="0084b945"/>
    </style:style>
    <style:style style:name="T26" style:family="text">
      <style:text-properties officeooo:rsid="008543db"/>
    </style:style>
    <style:style style:name="T27" style:family="text">
      <style:text-properties officeooo:rsid="00860e30"/>
    </style:style>
    <style:style style:name="T28" style:family="text">
      <style:text-properties officeooo:rsid="0088ba76"/>
    </style:style>
    <style:style style:name="T29" style:family="text">
      <style:text-properties officeooo:rsid="008a7987"/>
    </style:style>
    <style:style style:name="T30" style:family="text">
      <style:text-properties officeooo:rsid="008e81d1"/>
    </style:style>
    <style:style style:name="T31" style:family="text">
      <style:text-properties fo:color="#f39000" style:font-name="Calibri1" fo:font-size="16pt" fo:font-style="normal" fo:font-weight="bold" officeooo:rsid="002eabfc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T32" style:family="text">
      <style:text-properties fo:color="#f39000" style:font-name="Calibri1" fo:font-size="16pt" fo:font-style="normal" fo:font-weight="bold" officeooo:rsid="00ab7f5f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T33" style:family="text">
      <style:text-properties fo:color="#f39000" style:font-name="Calibri1" fo:font-size="16pt" fo:font-style="normal" fo:font-weight="bold" officeooo:rsid="00af3a6a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T34" style:family="text">
      <style:text-properties fo:color="#f39000" style:font-name="Calibri1" fo:font-size="16pt" fo:font-style="normal" fo:font-weight="bold" officeooo:rsid="00b7962b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T35" style:family="text">
      <style:text-properties fo:color="#f39000" style:font-name="Calibri1" fo:font-size="16pt" fo:font-style="normal" fo:font-weight="bold" officeooo:rsid="00bcde37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T36" style:family="text">
      <style:text-properties officeooo:rsid="00955b9d"/>
    </style:style>
    <style:style style:name="T37" style:family="text">
      <style:text-properties officeooo:rsid="00994687"/>
    </style:style>
    <style:style style:name="T38" style:family="text">
      <style:text-properties officeooo:rsid="008b8d1b"/>
    </style:style>
    <style:style style:name="T39" style:family="text">
      <style:text-properties officeooo:rsid="009e8bf5"/>
    </style:style>
    <style:style style:name="T40" style:family="text">
      <style:text-properties officeooo:rsid="00a2b504"/>
    </style:style>
    <style:style style:name="T41" style:family="text">
      <style:text-properties officeooo:rsid="00a3d48d"/>
    </style:style>
    <style:style style:name="T42" style:family="text">
      <style:text-properties officeooo:rsid="00a4fd94"/>
    </style:style>
    <style:style style:name="T43" style:family="text">
      <style:text-properties officeooo:rsid="00a57486"/>
    </style:style>
    <style:style style:name="T44" style:family="text">
      <style:text-properties style:text-underline-style="none"/>
    </style:style>
    <style:style style:name="T45" style:family="text">
      <style:text-properties officeooo:rsid="00a89a22"/>
    </style:style>
    <style:style style:name="T46" style:family="text">
      <style:text-properties officeooo:rsid="00ab7f5f"/>
    </style:style>
    <style:style style:name="T47" style:family="text">
      <style:text-properties officeooo:rsid="00af3a6a"/>
    </style:style>
    <style:style style:name="T48" style:family="text">
      <style:text-properties officeooo:rsid="00b3ce64"/>
    </style:style>
    <style:style style:name="T49" style:family="text">
      <style:text-properties officeooo:rsid="00b2295c"/>
    </style:style>
    <style:style style:name="T50" style:family="text">
      <style:text-properties officeooo:rsid="00b7962b"/>
    </style:style>
    <style:style style:name="T51" style:family="text">
      <style:text-properties officeooo:rsid="00b9987d"/>
    </style:style>
    <style:style style:name="T52" style:family="text">
      <style:text-properties officeooo:rsid="00ba181c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104">
      <number:day/>
      <number:text>.</number:text>
      <number:month number:style="long"/>
      <number:text>.</number:text>
      <number:year/>
    </number:date-style>
  </office:automatic-styles>
  <office:body>
    <office:text text:use-soft-page-breaks="true">
      <office:forms form:automatic-focus="false" form:apply-design-mode="false"/>
      <text:tracked-changes>
        <text:changed-region xml:id="ct1641422476384" text:id="ct1641422476384">
          <text:insertion>
            <office:change-info>
              <dc:creator>Autor desconocido</dc:creator>
              <dc:date>2020-10-01T09:04:26</dc:date>
            </office:change-info>
          </text:insertion>
        </text:changed-region>
        <text:changed-region xml:id="ct1641422480224" text:id="ct1641422480224">
          <text:insertion>
            <office:change-info>
              <dc:creator>Autor desconocido</dc:creator>
              <dc:date>2020-10-01T09:04:18</dc:date>
            </office:change-info>
          </text:insertion>
        </text:changed-region>
        <text:changed-region xml:id="ct1641422477824" text:id="ct1641422477824">
          <text:insertion>
            <office:change-info>
              <dc:creator>Autor desconocido</dc:creator>
              <dc:date>2020-10-01T09:04:18</dc:date>
            </office:change-info>
          </text:insertion>
        </text:changed-region>
        <text:changed-region xml:id="ct1641422478064" text:id="ct1641422478064">
          <text:insertion>
            <office:change-info>
              <dc:creator>Autor desconocido</dc:creator>
              <dc:date>2020-10-01T09:04:18</dc:date>
            </office:change-info>
          </text:insertion>
        </text:changed-region>
        <text:changed-region xml:id="ct1641422473744" text:id="ct1641422473744">
          <text:insertion>
            <office:change-info>
              <dc:creator>Autor desconocido</dc:creator>
              <dc:date>2020-10-23T08:51:48</dc:date>
            </office:change-info>
          </text:insertion>
        </text:changed-region>
        <text:changed-region xml:id="ct1641422481664" text:id="ct1641422481664">
          <text:insertion>
            <office:change-info>
              <dc:creator>Autor desconocido</dc:creator>
              <dc:date>2020-10-23T08:51:54</dc:date>
            </office:change-info>
          </text:insertion>
        </text:changed-region>
        <text:changed-region xml:id="ct1641422476624" text:id="ct1641422476624">
          <text:insertion>
            <office:change-info>
              <dc:creator>Autor desconocido</dc:creator>
              <dc:date>2020-10-23T08:51:55</dc:date>
            </office:change-info>
          </text:insertion>
        </text:changed-region>
        <text:changed-region xml:id="ct1641422479984" text:id="ct1641422479984">
          <text:insertion>
            <office:change-info>
              <dc:creator>Autor desconocido</dc:creator>
              <dc:date>2020-10-23T08:52:01</dc:date>
            </office:change-info>
          </text:insertion>
        </text:changed-region>
        <text:changed-region xml:id="ct1641422476864" text:id="ct1641422476864">
          <text:deletion>
            <office:change-info>
              <dc:creator>Autor desconocido</dc:creator>
              <dc:date>2020-10-01T09:03:28</dc:date>
            </office:change-info>
            <text:p text:style-name="P74"><text:span text:style-name="T25"><text:date style:data-style-name="N104" text:date-value="2021-01-04T13:28:50.348000256">4.01.21</text:date></text:span></text:p>
          </text:deletion>
        </text:changed-region>
        <text:changed-region xml:id="ct1641422483104" text:id="ct1641422483104">
          <text:insertion>
            <office:change-info>
              <dc:creator>Autor desconocido</dc:creator>
              <dc:date>2020-10-01T09:03:28</dc:date>
            </office:change-info>
          </text:insertion>
        </text:changed-region>
        <text:changed-region xml:id="ct1641422478544" text:id="ct1641422478544">
          <text:deletion>
            <office:change-info>
              <dc:creator>Autor desconocido</dc:creator>
              <dc:date>2020-10-23T08:52:55</dc:date>
            </office:change-info>
            <text:p text:style-name="P70"><text:date style:data-style-name="N104" text:date-value="2021-01-04T13:28:50.348000256">4.01.21</text:date></text:p>
          </text:deletion>
        </text:changed-region>
        <text:changed-region xml:id="ct1641422478784" text:id="ct1641422478784">
          <text:insertion>
            <office:change-info>
              <dc:creator>Autor desconocido</dc:creator>
              <dc:date>2020-10-23T08:52:56</dc:date>
            </office:change-info>
          </text:insertion>
        </text:changed-region>
        <text:changed-region xml:id="ct1641422487664" text:id="ct1641422487664">
          <text:insertion>
            <office:change-info>
              <dc:creator>Autor desconocido</dc:creator>
              <dc:date>2020-10-23T08:53:00</dc:date>
            </office:change-info>
          </text:insertion>
        </text:changed-region>
        <text:changed-region xml:id="ct1641422472544" text:id="ct1641422472544">
          <text:deletion>
            <office:change-info>
              <dc:creator>Autor desconocido</dc:creator>
              <dc:date>2020-10-01T08:57:01</dc:date>
            </office:change-info>
            <text:p text:style-name="Text_20_body">#</text:p>
          </text:deletion>
        </text:changed-region>
        <text:changed-region xml:id="ct1641422479744" text:id="ct1641422479744">
          <text:insertion>
            <office:change-info>
              <dc:creator>Autor desconocido</dc:creator>
              <dc:date>2020-10-01T08:57:01</dc:date>
            </office:change-info>
          </text:insertion>
        </text:changed-region>
        <text:changed-region xml:id="ct1641422480464" text:id="ct1641422480464">
          <text:insertion>
            <office:change-info>
              <dc:creator>Autor desconocido</dc:creator>
              <dc:date>2020-10-01T08:53:32</dc:date>
            </office:change-info>
          </text:insertion>
        </text:changed-region>
        <text:changed-region xml:id="ct1641422480704" text:id="ct1641422480704">
          <text:insertion>
            <office:change-info>
              <dc:creator>Autor desconocido</dc:creator>
              <dc:date>2020-10-01T08:57:25</dc:date>
            </office:change-info>
          </text:insertion>
        </text:changed-region>
        <text:changed-region xml:id="ct1641422481904" text:id="ct1641422481904">
          <text:deletion>
            <office:change-info>
              <dc:creator>Autor desconocido</dc:creator>
              <dc:date>2020-10-01T08:57:23</dc:date>
            </office:change-info>
            <text:p text:style-name="Text_20_body">#496</text:p>
          </text:deletion>
        </text:changed-region>
        <text:changed-region xml:id="ct1641422492944" text:id="ct1641422492944">
          <text:deletion>
            <office:change-info>
              <dc:creator>Autor desconocido</dc:creator>
              <dc:date>2020-10-01T08:57:36</dc:date>
            </office:change-info>
            <text:list xml:id="list1187164640" text:style-name="L1">
              <text:list-item>
                <text:p text:style-name="P141"/>
              </text:list-item>
              <text:list-item>
                <text:p text:style-name="P141"/>
              </text:list-item>
            </text:list>
          </text:deletion>
        </text:changed-region>
        <text:changed-region xml:id="ct1641422491264" text:id="ct1641422491264">
          <text:insertion>
            <office:change-info>
              <dc:creator>Autor desconocido</dc:creator>
              <dc:date>2020-10-01T08:54:16</dc:date>
            </office:change-info>
          </text:insertion>
        </text:changed-region>
        <text:changed-region xml:id="ct1641422502784" text:id="ct1641422502784">
          <text:insertion>
            <office:change-info>
              <dc:creator>Autor desconocido</dc:creator>
              <dc:date>2020-10-01T08:58:44</dc:date>
            </office:change-info>
          </text:insertion>
        </text:changed-region>
        <text:changed-region xml:id="ct1641422493184" text:id="ct1641422493184">
          <text:insertion>
            <office:change-info>
              <dc:creator>Autor desconocido</dc:creator>
              <dc:date>2020-10-01T08:54:16</dc:date>
            </office:change-info>
          </text:insertion>
        </text:changed-region>
        <text:changed-region xml:id="ct1641422501824" text:id="ct1641422501824">
          <text:insertion>
            <office:change-info>
              <dc:creator>Autor desconocido</dc:creator>
              <dc:date>2020-10-01T08:59:42</dc:date>
            </office:change-info>
          </text:insertion>
        </text:changed-region>
        <text:changed-region xml:id="ct1641422492224" text:id="ct1641422492224">
          <text:insertion>
            <office:change-info>
              <dc:creator>Autor desconocido</dc:creator>
              <dc:date>2020-10-01T08:55:09</dc:date>
            </office:change-info>
          </text:insertion>
        </text:changed-region>
        <text:changed-region xml:id="ct1641422494864" text:id="ct1641422494864">
          <text:insertion>
            <office:change-info>
              <dc:creator>Autor desconocido</dc:creator>
              <dc:date>2020-10-01T09:00:21</dc:date>
            </office:change-info>
          </text:insertion>
        </text:changed-region>
        <text:changed-region xml:id="ct1641422493664" text:id="ct1641422493664">
          <text:insertion>
            <office:change-info>
              <dc:creator>Autor desconocido</dc:creator>
              <dc:date>2020-10-01T08:56:03</dc:date>
            </office:change-info>
          </text:insertion>
        </text:changed-region>
        <text:changed-region xml:id="ct1641422489344" text:id="ct1641422489344">
          <text:insertion>
            <office:change-info>
              <dc:creator>Autor desconocido</dc:creator>
              <dc:date>2020-10-01T09:00:44</dc:date>
            </office:change-info>
          </text:insertion>
        </text:changed-region>
        <text:changed-region xml:id="ct1641422498944" text:id="ct1641422498944">
          <text:insertion>
            <office:change-info>
              <dc:creator>Autor desconocido</dc:creator>
              <dc:date>2020-10-05T15:50:15</dc:date>
            </office:change-info>
          </text:insertion>
        </text:changed-region>
        <text:changed-region xml:id="ct1641422490544" text:id="ct1641422490544">
          <text:insertion>
            <office:change-info>
              <dc:creator>Autor desconocido</dc:creator>
              <dc:date>2020-10-23T08:52:35</dc:date>
            </office:change-info>
          </text:insertion>
        </text:changed-region>
        <text:changed-region xml:id="ct1641422498224" text:id="ct1641422498224">
          <text:insertion>
            <office:change-info>
              <dc:creator>Autor desconocido</dc:creator>
              <dc:date>2020-11-04T10:28:56</dc:date>
            </office:change-info>
          </text:insertion>
        </text:changed-region>
        <text:changed-region xml:id="ct1641422490304" text:id="ct1641422490304">
          <text:insertion>
            <office:change-info>
              <dc:creator>Autor desconocido</dc:creator>
              <dc:date>2020-10-23T08:52:35</dc:date>
            </office:change-info>
          </text:insertion>
        </text:changed-region>
        <text:changed-region xml:id="ct1641422498704" text:id="ct1641422498704">
          <text:insertion>
            <office:change-info>
              <dc:creator>Autor desconocido</dc:creator>
              <dc:date>2020-11-04T10:28:29</dc:date>
            </office:change-info>
          </text:insertion>
        </text:changed-region>
        <text:changed-region xml:id="ct1641422493904" text:id="ct1641422493904">
          <text:insertion>
            <office:change-info>
              <dc:creator>Autor desconocido</dc:creator>
              <dc:date>2020-10-23T08:52:35</dc:date>
            </office:change-info>
          </text:insertion>
        </text:changed-region>
        <text:changed-region xml:id="ct1641422500144" text:id="ct1641422500144">
          <text:insertion>
            <office:change-info>
              <dc:creator>Autoria desconeguda</dc:creator>
              <dc:date>2020-11-27T08:29:58</dc:date>
            </office:change-info>
          </text:insertion>
        </text:changed-region>
        <text:changed-region xml:id="ct1641422490784" text:id="ct1641422490784">
          <text:insertion>
            <office:change-info>
              <dc:creator>Autoria desconeguda</dc:creator>
              <dc:date>2020-11-27T08:30:02</dc:date>
            </office:change-info>
          </text:insertion>
        </text:changed-region>
        <text:changed-region xml:id="ct1641422493424" text:id="ct1641422493424">
          <text:insertion>
            <office:change-info>
              <dc:creator>Autoria desconeguda</dc:creator>
              <dc:date>2020-11-27T08:30:02</dc:date>
            </office:change-info>
          </text:insertion>
        </text:changed-region>
        <text:changed-region xml:id="ct1641422488144" text:id="ct1641422488144">
          <text:insertion>
            <office:change-info>
              <dc:creator>Autoria desconeguda</dc:creator>
              <dc:date>2020-11-27T08:30:36</dc:date>
            </office:change-info>
          </text:insertion>
        </text:changed-region>
        <text:changed-region xml:id="ct1641422502544" text:id="ct1641422502544">
          <text:insertion>
            <office:change-info>
              <dc:creator>Autoria desconeguda</dc:creator>
              <dc:date>2020-11-27T08:30:02</dc:date>
            </office:change-info>
          </text:insertion>
        </text:changed-region>
        <text:changed-region xml:id="ct1641422502304" text:id="ct1641422502304">
          <text:insertion>
            <office:change-info>
              <dc:creator>Autoria desconeguda</dc:creator>
              <dc:date>2020-11-27T08:30:02</dc:date>
            </office:change-info>
          </text:insertion>
        </text:changed-region>
        <text:changed-region xml:id="ct1641422501584" text:id="ct1641422501584">
          <text:insertion>
            <office:change-info>
              <dc:creator>Autoria desconeguda</dc:creator>
              <dc:date>2020-12-01T10:33:54</dc:date>
            </office:change-info>
          </text:insertion>
        </text:changed-region>
        <text:changed-region xml:id="ct1641422498464" text:id="ct1641422498464">
          <text:insertion>
            <office:change-info>
              <dc:creator>Autoria desconeguda</dc:creator>
              <dc:date>2020-11-27T08:30:02</dc:date>
            </office:change-info>
          </text:insertion>
        </text:changed-region>
        <text:changed-region xml:id="ct1641422492704" text:id="ct1641422492704">
          <text:insertion>
            <office:change-info>
              <dc:creator>Autoria desconeguda</dc:creator>
              <dc:date>2020-12-01T10:34:18</dc:date>
            </office:change-info>
          </text:insertion>
        </text:changed-region>
        <text:changed-region xml:id="ct1641422494624" text:id="ct1641422494624">
          <text:insertion>
            <office:change-info>
              <dc:creator>Autoria desconeguda</dc:creator>
              <dc:date>2020-11-27T08:30:02</dc:date>
            </office:change-info>
          </text:insertion>
        </text:changed-region>
        <text:changed-region xml:id="ct1641422491504" text:id="ct1641422491504">
          <text:insertion>
            <office:change-info>
              <dc:creator>Autoria desconeguda</dc:creator>
              <dc:date>2020-11-27T08:31:31</dc:date>
            </office:change-info>
          </text:insertion>
        </text:changed-region>
        <text:changed-region xml:id="ct1641422495344" text:id="ct1641422495344">
          <text:insertion>
            <office:change-info>
              <dc:creator>Autoria desconeguda</dc:creator>
              <dc:date>2020-11-27T08:32:00</dc:date>
            </office:change-info>
          </text:insertion>
        </text:changed-region>
        <text:changed-region xml:id="ct1641422499184" text:id="ct1641422499184">
          <text:insertion>
            <office:change-info>
              <dc:creator>Autoria desconeguda</dc:creator>
              <dc:date>2020-11-27T08:36:41</dc:date>
            </office:change-info>
          </text:insertion>
        </text:changed-region>
        <text:changed-region xml:id="ct1641422491744" text:id="ct1641422491744">
          <text:insertion>
            <office:change-info>
              <dc:creator>Autoria desconeguda</dc:creator>
              <dc:date>2020-11-27T08:37:39</dc:date>
            </office:change-info>
          </text:insertion>
        </text:changed-region>
        <text:changed-region xml:id="ct1641422503024" text:id="ct1641422503024">
          <text:insertion>
            <office:change-info>
              <dc:creator>Autoria desconeguda</dc:creator>
              <dc:date>2020-11-27T08:36:41</dc:date>
            </office:change-info>
          </text:insertion>
        </text:changed-region>
        <text:changed-region xml:id="ct1641422497504" text:id="ct1641422497504">
          <text:insertion>
            <office:change-info>
              <dc:creator>Autoria desconeguda</dc:creator>
              <dc:date>2020-12-21T09:19:06</dc:date>
            </office:change-info>
          </text:insertion>
        </text:changed-region>
        <text:changed-region xml:id="ct1641422500384" text:id="ct1641422500384">
          <text:insertion>
            <office:change-info>
              <dc:creator>Autoria desconeguda</dc:creator>
              <dc:date>2020-12-21T09:19:06</dc:date>
            </office:change-info>
          </text:insertion>
        </text:changed-region>
        <text:changed-region xml:id="ct1641422489584" text:id="ct1641422489584">
          <text:insertion>
            <office:change-info>
              <dc:creator>Autoria desconeguda</dc:creator>
              <dc:date>2020-12-21T09:19:25</dc:date>
            </office:change-info>
          </text:insertion>
        </text:changed-region>
        <text:changed-region xml:id="ct1641422496544" text:id="ct1641422496544">
          <text:insertion>
            <office:change-info>
              <dc:creator>Autoria desconeguda</dc:creator>
              <dc:date>2020-12-21T09:19:06</dc:date>
            </office:change-info>
          </text:insertion>
        </text:changed-region>
        <text:changed-region xml:id="ct1641422502064" text:id="ct1641422502064">
          <text:insertion>
            <office:change-info>
              <dc:creator>Autoria desconeguda</dc:creator>
              <dc:date>2020-12-21T09:19:06</dc:date>
            </office:change-info>
          </text:insertion>
        </text:changed-region>
        <text:changed-region xml:id="ct1641504484752" text:id="ct1641504484752">
          <text:insertion>
            <office:change-info>
              <dc:creator>Autor desconocido</dc:creator>
              <dc:date>2021-01-04T13:28:48</dc:date>
            </office:change-info>
          </text:insertion>
        </text:changed-region>
        <text:changed-region xml:id="ct1641504485232" text:id="ct1641504485232">
          <text:insertion>
            <office:change-info>
              <dc:creator>Autoria desconeguda</dc:creator>
              <dc:date>2020-12-21T09:19:06</dc:date>
            </office:change-info>
          </text:insertion>
        </text:changed-region>
        <text:changed-region xml:id="ct1641422499424" text:id="ct1641422499424">
          <text:insertion>
            <office:change-info>
              <dc:creator>Autoria desconeguda</dc:creator>
              <dc:date>2020-12-21T09:26:49</dc:date>
            </office:change-info>
          </text:insertion>
        </text:changed-region>
        <text:changed-region xml:id="ct1641422491984" text:id="ct1641422491984">
          <text:insertion>
            <office:change-info>
              <dc:creator>Autoria desconeguda</dc:creator>
              <dc:date>2020-12-21T09:19:06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><draw:g text:anchor-type="as-char" draw:z-index="35" draw:style-name="gr1"><draw:frame draw:name="Picture 2" draw:style-name="gr2" draw:text-style-name="P220" svg:width="13.553cm" svg:height="2.514cm" svg:x="3.438cm" svg:y="0cm"><draw:image xlink:href="Pictures/10000000000006A4000001047495FF2BACD173BB.png" xlink:type="simple" xlink:show="embed" xlink:actuate="onLoad" loext:mime-type="image/png"><text:p/></draw:image></draw:frame><draw:frame draw:name="Picture 3" draw:style-name="gr3" draw:text-style-name="P220" svg:width="3.209cm" svg:height="2.511cm" svg:x="0cm" svg:y="0cm"><draw:image xlink:href="Pictures/10000201000002E6000002BBB8F8332B0EE480C1.png" xlink:type="simple" xlink:show="embed" xlink:actuate="onLoad" loext:mime-type="image/png"><text:p/></draw:image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4"><text:span text:style-name="T7">RIPEA: </text:span>Control de versions</text:p>
      <text:p text:style-name="P30"><text:span text:style-name="T7">desembre </text:span>de <text:span text:style-name="T5">2018</text:span></text:p>
      <text:p text:style-name="P31">Serveis d’Administració Electrònica en el Govern de les Illes Balears</text:p>
      <text:p text:style-name="P32">Lot 3 (Serveis de tramitació d’expedients electrònics)</text:p>
      <text:p text:style-name="P32"/>
      <text:p text:style-name="P32"/>
      <text:p text:style-name="P32"/>
      <text:p text:style-name="P32"/>
      <text:p text:style-name="P33">Oficina Tècnica de Direcció de Projecte</text:p>
      <text:list xml:id="list4045929137" text:style-name="Outline">
        <text:list-header>
          <text:h text:style-name="P121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35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36">Data</text:p>
          </table:table-cell>
          <table:table-cell table:style-name="Taula1.B2" office:value-type="string">
            <text:p text:style-name="P37">Autor</text:p>
          </table:table-cell>
          <table:table-cell table:style-name="Taula1.B2" office:value-type="string">
            <text:p text:style-name="P37">Versió</text:p>
          </table:table-cell>
          <table:table-cell table:style-name="Taula1.D2" office:value-type="string">
            <text:p text:style-name="P37">Canvis</text:p>
          </table:table-cell>
        </table:table-row>
        <table:table-row table:style-name="Taula1.1">
          <table:table-cell table:style-name="Taula1.A3" office:value-type="string">
            <text:p text:style-name="P38"><text:span text:style-name="T6">26</text:span>/<text:span text:style-name="T6">10</text:span>/<text:span text:style-name="T6">2018</text:span></text:p>
          </table:table-cell>
          <table:table-cell table:style-name="Taula1.B3" office:value-type="string">
            <text:p text:style-name="P41">Límit Tecnologies</text:p>
          </table:table-cell>
          <table:table-cell table:style-name="Taula1.C3" office:value-type="string">
            <text:p text:style-name="P38">1.0</text:p>
          </table:table-cell>
          <table:table-cell table:style-name="Taula1.D3" office:value-type="string">
            <text:p text:style-name="P38">Versió inicial</text:p>
          </table:table-cell>
        </table:table-row>
        <table:table-row table:style-name="Taula1.1">
          <table:table-cell table:style-name="Taula1.A4" office:value-type="string">
            <text:p text:style-name="P39"><text:span text:style-name="T16">05</text:span>/<text:span text:style-name="T6">12</text:span>/<text:span text:style-name="T6">2018</text:span></text:p>
          </table:table-cell>
          <table:table-cell table:style-name="Taula1.B4" office:value-type="string">
            <text:p text:style-name="P42">Límit Tecnologies</text:p>
          </table:table-cell>
          <table:table-cell table:style-name="Taula1.C4" office:value-type="string">
            <text:p text:style-name="P44">1.1</text:p>
          </table:table-cell>
          <table:table-cell table:style-name="Taula1.D4" office:value-type="string">
            <text:p text:style-name="P38"><text:span text:style-name="T16">Release</text:span> <text:span text:style-name="T16">0.9.65</text:span></text:p>
          </table:table-cell>
        </table:table-row>
        <table:table-row table:style-name="Taula1.1">
          <table:table-cell table:style-name="Taula1.A5" office:value-type="string">
            <text:p text:style-name="P44">25/04/2019</text:p>
          </table:table-cell>
          <table:table-cell table:style-name="Taula1.B5" office:value-type="string">
            <text:p text:style-name="P42">Límit Tecnologies</text:p>
          </table:table-cell>
          <table:table-cell table:style-name="Taula1.C5" office:value-type="string">
            <text:p text:style-name="P44">1.2</text:p>
          </table:table-cell>
          <table:table-cell table:style-name="Taula1.D5" office:value-type="string">
            <text:p text:style-name="P38"><text:span text:style-name="T16">Release</text:span> <text:span text:style-name="T16">0.9.66</text:span></text:p>
          </table:table-cell>
        </table:table-row>
        <table:table-row table:style-name="Taula1.1">
          <table:table-cell table:style-name="Taula1.A6" office:value-type="string">
            <text:p text:style-name="P48"><text:span text:style-name="T2">14</text:span><text:span text:style-name="T3">/</text:span><text:span text:style-name="T2">09</text:span><text:span text:style-name="T3">/20</text:span><text:span text:style-name="T2">20</text:span></text:p>
          </table:table-cell>
          <table:table-cell table:style-name="Taula1.B6" office:value-type="string">
            <text:p text:style-name="P42">Límit Tecnologies</text:p>
          </table:table-cell>
          <table:table-cell table:style-name="Taula1.C6" office:value-type="string">
            <text:p text:style-name="P44">1.<text:span text:style-name="T45">3</text:span></text:p>
          </table:table-cell>
          <table:table-cell table:style-name="Taula1.D6" office:value-type="string">
            <text:p text:style-name="P38"><text:span text:style-name="T16">Release</text:span> <text:span text:style-name="T16">0.9.75</text:span></text:p>
          </table:table-cell>
        </table:table-row>
        <table:table-row table:style-name="Taula1.1">
          <table:table-cell table:style-name="Taula1.A7" office:value-type="string">
            <text:p text:style-name="P45"><text:change-start text:change-id="ct1641422476384"/><text:span text:style-name="T45">0</text:span>1/10/2020<text:change-end text:change-id="ct1641422476384"/></text:p>
          </table:table-cell>
          <table:table-cell table:style-name="Taula1.B7" office:value-type="string">
            <text:p text:style-name="P42"><text:change-start text:change-id="ct1641422480224"/>Límit Tecnologies<text:change-end text:change-id="ct1641422480224"/></text:p>
          </table:table-cell>
          <table:table-cell table:style-name="Taula1.C7" office:value-type="string">
            <text:p text:style-name="P48"><text:change-start text:change-id="ct1641422477824"/><text:span text:style-name="T3">1.</text:span><text:span text:style-name="T4">4</text:span><text:change-end text:change-id="ct1641422477824"/></text:p>
          </table:table-cell>
          <table:table-cell table:style-name="Taula1.D7" office:value-type="string">
            <text:p text:style-name="P38"><text:change-start text:change-id="ct1641422478064"/><text:span text:style-name="T16">Release</text:span> <text:span text:style-name="T16">0.9.76</text:span><text:change-end text:change-id="ct1641422478064"/></text:p>
          </table:table-cell>
        </table:table-row>
        <table:table-row table:style-name="Taula1.1">
          <table:table-cell table:style-name="Taula1.A8" office:value-type="string">
            <text:p text:style-name="P46"><text:change-start text:change-id="ct1641422473744"/>23/10/2020<text:change-end text:change-id="ct1641422473744"/></text:p>
          </table:table-cell>
          <table:table-cell table:style-name="Taula1.B8" office:value-type="string">
            <text:p text:style-name="P43"><text:change-start text:change-id="ct1641422481664"/>Límit Tecnologies<text:change-end text:change-id="ct1641422481664"/></text:p>
          </table:table-cell>
          <table:table-cell table:style-name="Taula1.C8" office:value-type="string">
            <text:p text:style-name="P49"><text:change-start text:change-id="ct1641422476624"/>1,5<text:change-end text:change-id="ct1641422476624"/></text:p>
          </table:table-cell>
          <table:table-cell table:style-name="Taula1.D8" office:value-type="string">
            <text:p text:style-name="P40"><text:change-start text:change-id="ct1641422479984"/><text:span text:style-name="T16">Release</text:span> <text:span text:style-name="T16">0.9.77</text:span><text:change-end text:change-id="ct1641422479984"/></text:p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35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36">Nom</text:p>
          </table:table-cell>
          <table:table-cell table:style-name="Taula2.B2" office:value-type="string">
            <text:p text:style-name="P37">Data</text:p>
          </table:table-cell>
          <table:table-cell table:style-name="Taula2.C2" office:value-type="string">
            <text:p text:style-name="P37">Àrea, departament o empresa</text:p>
          </table:table-cell>
        </table:table-row>
        <table:table-row table:style-name="Taula2.1">
          <table:table-cell table:style-name="Taula2.A3" office:value-type="string">
            <text:p text:style-name="P38"/>
          </table:table-cell>
          <table:table-cell table:style-name="Taula2.B3" office:value-type="string">
            <text:p text:style-name="P38"/>
          </table:table-cell>
          <table:table-cell table:style-name="Taula2.C3" office:value-type="string">
            <text:p text:style-name="P38"/>
          </table:table-cell>
        </table:table-row>
        <table:table-row table:style-name="Taula2.1">
          <table:table-cell table:style-name="Taula2.A4" office:value-type="string">
            <text:p text:style-name="P47"/>
          </table:table-cell>
          <table:table-cell table:style-name="Taula2.B4" office:value-type="string">
            <text:p text:style-name="P47"/>
          </table:table-cell>
          <table:table-cell table:style-name="Taula2.C4" office:value-type="string">
            <text:p text:style-name="P47"/>
          </table:table-cell>
        </table:table-row>
        <table:table-row table:style-name="Taula2.1">
          <table:table-cell table:style-name="Taula2.A5" office:value-type="string">
            <text:p text:style-name="P47"/>
          </table:table-cell>
          <table:table-cell table:style-name="Taula2.B5" office:value-type="string">
            <text:p text:style-name="P47"/>
          </table:table-cell>
          <table:table-cell table:style-name="Taula2.C5" office:value-type="string">
            <text:p text:style-name="P47"/>
          </table:table-cell>
        </table:table-row>
        <table:table-row table:style-name="Taula2.1">
          <table:table-cell table:style-name="Taula2.A6" office:value-type="string">
            <text:p text:style-name="P47"/>
          </table:table-cell>
          <table:table-cell table:style-name="Taula2.B6" office:value-type="string">
            <text:p text:style-name="P47"/>
          </table:table-cell>
          <table:table-cell table:style-name="Taula2.C6" office:value-type="string">
            <text:p text:style-name="P47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35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36">Nom</text:p>
          </table:table-cell>
          <table:table-cell table:style-name="Taula3.B2" office:value-type="string">
            <text:p text:style-name="P37">Data</text:p>
          </table:table-cell>
          <table:table-cell table:style-name="Taula3.C2" office:value-type="string">
            <text:p text:style-name="P37">Àrea, departament o empresa</text:p>
          </table:table-cell>
        </table:table-row>
        <table:table-row table:style-name="Taula3.1">
          <table:table-cell table:style-name="Taula3.A3" office:value-type="string">
            <text:p text:style-name="P38"/>
          </table:table-cell>
          <table:table-cell table:style-name="Taula3.B3" office:value-type="string">
            <text:p text:style-name="P38"/>
          </table:table-cell>
          <table:table-cell table:style-name="Taula3.C3" office:value-type="string">
            <text:p text:style-name="P38"/>
          </table:table-cell>
        </table:table-row>
        <table:table-row table:style-name="Taula3.1">
          <table:table-cell table:style-name="Taula3.A4" office:value-type="string">
            <text:p text:style-name="P47"/>
          </table:table-cell>
          <table:table-cell table:style-name="Taula3.B4" office:value-type="string">
            <text:p text:style-name="P47"/>
          </table:table-cell>
          <table:table-cell table:style-name="Taula3.C4" office:value-type="string">
            <text:p text:style-name="P47"/>
          </table:table-cell>
        </table:table-row>
        <table:table-row table:style-name="Taula3.1">
          <table:table-cell table:style-name="Taula3.A5" office:value-type="string">
            <text:p text:style-name="P47"/>
          </table:table-cell>
          <table:table-cell table:style-name="Taula3.B5" office:value-type="string">
            <text:p text:style-name="P47"/>
          </table:table-cell>
          <table:table-cell table:style-name="Taula3.C5" office:value-type="string">
            <text:p text:style-name="P47"/>
          </table:table-cell>
        </table:table-row>
        <table:table-row table:style-name="Taula3.1">
          <table:table-cell table:style-name="Taula3.A6" office:value-type="string">
            <text:p text:style-name="P47"/>
          </table:table-cell>
          <table:table-cell table:style-name="Taula3.B6" office:value-type="string">
            <text:p text:style-name="P47"/>
          </table:table-cell>
          <table:table-cell table:style-name="Taula3.C6" office:value-type="string">
            <text:p text:style-name="P47"/>
          </table:table-cell>
        </table:table-row>
      </table:table>
      <text:p text:style-name="P1"/>
      <text:p text:style-name="P7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35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36">Nom</text:p>
          </table:table-cell>
          <table:table-cell table:style-name="Taula6.B2" office:value-type="string">
            <text:p text:style-name="P37">Àrea, departament o empresa</text:p>
          </table:table-cell>
          <table:table-cell table:style-name="Taula6.C2" office:value-type="string">
            <text:p text:style-name="P37">Correu electrònic</text:p>
          </table:table-cell>
        </table:table-row>
        <table:table-row table:style-name="Taula6.1">
          <table:table-cell table:style-name="Taula6.A3" office:value-type="string">
            <text:p text:style-name="P38"/>
          </table:table-cell>
          <table:table-cell table:style-name="Taula6.B3" office:value-type="string">
            <text:p text:style-name="P38"/>
          </table:table-cell>
          <table:table-cell table:style-name="Taula6.C3" office:value-type="string">
            <text:p text:style-name="P38"/>
          </table:table-cell>
        </table:table-row>
        <table:table-row table:style-name="Taula6.1">
          <table:table-cell table:style-name="Taula6.A4" office:value-type="string">
            <text:p text:style-name="P47"/>
          </table:table-cell>
          <table:table-cell table:style-name="Taula6.B4" office:value-type="string">
            <text:p text:style-name="P47"/>
          </table:table-cell>
          <table:table-cell table:style-name="Taula6.C4" office:value-type="string">
            <text:p text:style-name="P47"/>
          </table:table-cell>
        </table:table-row>
        <table:table-row table:style-name="Taula6.1">
          <table:table-cell table:style-name="Taula6.A5" office:value-type="string">
            <text:p text:style-name="P47"/>
          </table:table-cell>
          <table:table-cell table:style-name="Taula6.B5" office:value-type="string">
            <text:p text:style-name="P47"/>
          </table:table-cell>
          <table:table-cell table:style-name="Taula6.C5" office:value-type="string">
            <text:p text:style-name="P47"/>
          </table:table-cell>
        </table:table-row>
        <text:soft-page-break/>
        <table:table-row table:style-name="Taula6.1">
          <table:table-cell table:style-name="Taula6.A6" office:value-type="string">
            <text:p text:style-name="P47"/>
          </table:table-cell>
          <table:table-cell table:style-name="Taula6.B6" office:value-type="string">
            <text:p text:style-name="P47"/>
          </table:table-cell>
          <table:table-cell table:style-name="Taula6.C6" office:value-type="string">
            <text:p text:style-name="P47"/>
          </table:table-cell>
        </table:table-row>
      </table:table>
      <text:p text:style-name="P1"/>
      <text:p text:style-name="P1"/>
      <text:p text:style-name="P6"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00"><text:a xlink:type="simple" xlink:href="#__RefHeading___Toc21421_3940995463" text:style-name="Index_20_Link" text:visited-style-name="Index_20_Link">Control de versions del document<text:tab/>2</text:a></text:p>
          <text:p text:style-name="P100"><text:a xlink:type="simple" xlink:href="#__RefHeading___Toc21295_3940995463" text:style-name="Index_20_Link" text:visited-style-name="Index_20_Link">1. Versió 0.9.65<text:tab/>5</text:a></text:p>
          <text:p text:style-name="P101"><text:a xlink:type="simple" xlink:href="#__RefHeading___Toc660_249985081" text:style-name="Index_20_Link" text:visited-style-name="Index_20_Link">Modificacions incloses dins aquesta versió<text:tab/>5</text:a></text:p>
          <text:p text:style-name="P101"><text:a xlink:type="simple" xlink:href="#__RefHeading___Toc662_249985081" text:style-name="Index_20_Link" text:visited-style-name="Index_20_Link">Canvis en la base de dades<text:tab/>6</text:a></text:p>
          <text:p text:style-name="P101"><text:a xlink:type="simple" xlink:href="#__RefHeading___Toc664_249985081" text:style-name="Index_20_Link" text:visited-style-name="Index_20_Link">Canvis en les propietats de l’aplicació<text:tab/>6</text:a></text:p>
          <text:p text:style-name="P100"><text:a xlink:type="simple" xlink:href="#__RefHeading___Toc676_1323820488" text:style-name="Index_20_Link" text:visited-style-name="Index_20_Link">2. Versió 0.9.66<text:tab/>7</text:a></text:p>
          <text:p text:style-name="P101"><text:a xlink:type="simple" xlink:href="#__RefHeading___Toc660_2499850811" text:style-name="Index_20_Link" text:visited-style-name="Index_20_Link">Modificacions incloses dins aquesta versió<text:tab/>7</text:a></text:p>
          <text:p text:style-name="P101"><text:a xlink:type="simple" xlink:href="#__RefHeading___Toc771_440738018" text:style-name="Index_20_Link" text:visited-style-name="Index_20_Link">Canvis en la base de dades<text:tab/>8</text:a></text:p>
          <text:p text:style-name="P101"><text:a xlink:type="simple" xlink:href="#__RefHeading___Toc664_2499850811" text:style-name="Index_20_Link" text:visited-style-name="Index_20_Link">Canvis en les propietats de l’aplicació<text:tab/>8</text:a></text:p>
          <text:p text:style-name="P100"><text:a xlink:type="simple" xlink:href="#__RefHeading___Toc839_239596029" text:style-name="Index_20_Link" text:visited-style-name="Index_20_Link">3. Versió 0.9.67<text:tab/>9</text:a></text:p>
          <text:p text:style-name="P101"><text:a xlink:type="simple" xlink:href="#__RefHeading___Toc660_24998508111" text:style-name="Index_20_Link" text:visited-style-name="Index_20_Link">Modificacions incloses dins aquesta versió<text:tab/>9</text:a></text:p>
          <text:p text:style-name="P101"><text:a xlink:type="simple" xlink:href="#__RefHeading___Toc998_1806918254" text:style-name="Index_20_Link" text:visited-style-name="Index_20_Link">Canvis en la base de dades<text:tab/>9</text:a></text:p>
          <text:p text:style-name="P101"><text:a xlink:type="simple" xlink:href="#__RefHeading___Toc664_24998508111" text:style-name="Index_20_Link" text:visited-style-name="Index_20_Link">Canvis en les propietats de l’aplicació<text:tab/>10</text:a></text:p>
          <text:p text:style-name="P100"><text:a xlink:type="simple" xlink:href="#__RefHeading___Toc1000_1806918254" text:style-name="Index_20_Link" text:visited-style-name="Index_20_Link">4. Versió 0.9.68<text:tab/>11</text:a></text:p>
          <text:p text:style-name="P101"><text:a xlink:type="simple" xlink:href="#__RefHeading___Toc660_249985081111" text:style-name="Index_20_Link" text:visited-style-name="Index_20_Link">Modificacions incloses dins aquesta versió<text:tab/>11</text:a></text:p>
          <text:p text:style-name="P101"><text:a xlink:type="simple" xlink:href="#__RefHeading___Toc1002_1806918254" text:style-name="Index_20_Link" text:visited-style-name="Index_20_Link">Canvis en la base de dades<text:tab/>11</text:a></text:p>
          <text:p text:style-name="P101"><text:a xlink:type="simple" xlink:href="#__RefHeading___Toc664_249985081111" text:style-name="Index_20_Link" text:visited-style-name="Index_20_Link">Canvis en les propietats de l’aplicació<text:tab/>12</text:a></text:p>
          <text:p text:style-name="P100"><text:a xlink:type="simple" xlink:href="#__RefHeading___Toc1004_1806918254" text:style-name="Index_20_Link" text:visited-style-name="Index_20_Link">5. Versió 0.9.68.1<text:tab/>13</text:a></text:p>
          <text:p text:style-name="P101"><text:a xlink:type="simple" xlink:href="#__RefHeading___Toc660_2499850811111" text:style-name="Index_20_Link" text:visited-style-name="Index_20_Link">Modificacions incloses dins aquesta versió<text:tab/>13</text:a></text:p>
          <text:p text:style-name="P101"><text:a xlink:type="simple" xlink:href="#__RefHeading___Toc1006_1806918254" text:style-name="Index_20_Link" text:visited-style-name="Index_20_Link">Canvis en la base de dades<text:tab/>13</text:a></text:p>
          <text:p text:style-name="P101"><text:a xlink:type="simple" xlink:href="#__RefHeading___Toc664_2499850811111" text:style-name="Index_20_Link" text:visited-style-name="Index_20_Link">Canvis en les propietats de l’aplicació<text:tab/>13</text:a></text:p>
          <text:p text:style-name="P100"><text:a xlink:type="simple" xlink:href="#__RefHeading___Toc1004_18069182541" text:style-name="Index_20_Link" text:visited-style-name="Index_20_Link">6. Versió 0.9.69<text:tab/>14</text:a></text:p>
          <text:p text:style-name="P101"><text:a xlink:type="simple" xlink:href="#__RefHeading___Toc660_24998508111111" text:style-name="Index_20_Link" text:visited-style-name="Index_20_Link">Modificacions incloses dins aquesta versió<text:tab/>14</text:a></text:p>
          <text:p text:style-name="P101"><text:a xlink:type="simple" xlink:href="#__RefHeading___Toc1006_18069182541" text:style-name="Index_20_Link" text:visited-style-name="Index_20_Link">Canvis en la base de dades<text:tab/>14</text:a></text:p>
          <text:p text:style-name="P101"><text:a xlink:type="simple" xlink:href="#__RefHeading___Toc664_24998508111111" text:style-name="Index_20_Link" text:visited-style-name="Index_20_Link">Canvis en les propietats de l’aplicació<text:tab/>15</text:a></text:p>
          <text:p text:style-name="P100"><text:a xlink:type="simple" xlink:href="#__RefHeading___Toc1402_1754695317" text:style-name="Index_20_Link" text:visited-style-name="Index_20_Link">7. Versió 0.9.70<text:tab/>16</text:a></text:p>
          <text:p text:style-name="P101"><text:a xlink:type="simple" xlink:href="#__RefHeading___Toc660_249985081111111" text:style-name="Index_20_Link" text:visited-style-name="Index_20_Link">Modificacions incloses dins aquesta versió<text:tab/>16</text:a></text:p>
          <text:p text:style-name="P101"><text:a xlink:type="simple" xlink:href="#__RefHeading___Toc1006_180691825411" text:style-name="Index_20_Link" text:visited-style-name="Index_20_Link">Canvis en la base de dades<text:tab/>16</text:a></text:p>
          <text:p text:style-name="P101"><text:a xlink:type="simple" xlink:href="#__RefHeading___Toc664_249985081111111" text:style-name="Index_20_Link" text:visited-style-name="Index_20_Link">Canvis en les propietats de l’aplicació<text:tab/>16</text:a></text:p>
          <text:p text:style-name="P100"><text:a xlink:type="simple" xlink:href="#__RefHeading___Toc1404_1754695317" text:style-name="Index_20_Link" text:visited-style-name="Index_20_Link">8. Versió 0.9.71<text:tab/>17</text:a></text:p>
          <text:p text:style-name="P101"><text:a xlink:type="simple" xlink:href="#__RefHeading___Toc660_2499850811111111" text:style-name="Index_20_Link" text:visited-style-name="Index_20_Link">Modificacions incloses dins aquesta versió<text:tab/>17</text:a></text:p>
          <text:p text:style-name="P101"><text:a xlink:type="simple" xlink:href="#__RefHeading___Toc1006_1806918254111" text:style-name="Index_20_Link" text:visited-style-name="Index_20_Link">Canvis en la base de dades<text:tab/>17</text:a></text:p>
          <text:p text:style-name="P101"><text:a xlink:type="simple" xlink:href="#__RefHeading___Toc664_2499850811111111" text:style-name="Index_20_Link" text:visited-style-name="Index_20_Link">Canvis en les propietats de l’aplicació<text:tab/>17</text:a></text:p>
          <text:p text:style-name="P100"><text:a xlink:type="simple" xlink:href="#__RefHeading___Toc2240_3488419412" text:style-name="Index_20_Link" text:visited-style-name="Index_20_Link">9. Versió 0.9.72.pre2<text:tab/>18</text:a></text:p>
          <text:p text:style-name="P101"><text:a xlink:type="simple" xlink:href="#__RefHeading___Toc660_24998508111111111" text:style-name="Index_20_Link" text:visited-style-name="Index_20_Link">Modificacions incloses dins aquesta versió<text:tab/>18</text:a></text:p>
          <text:p text:style-name="P101"><text:a xlink:type="simple" xlink:href="#__RefHeading___Toc1006_18069182541111" text:style-name="Index_20_Link" text:visited-style-name="Index_20_Link">Canvis en la base de dades<text:tab/>18</text:a></text:p>
          <text:p text:style-name="P101"><text:a xlink:type="simple" xlink:href="#__RefHeading___Toc664_24998508111111111" text:style-name="Index_20_Link" text:visited-style-name="Index_20_Link">Canvis en les propietats de l’aplicació<text:tab/>18</text:a></text:p>
          <text:p text:style-name="P100"><text:a xlink:type="simple" xlink:href="#__RefHeading___Toc2242_3488419412" text:style-name="Index_20_Link" text:visited-style-name="Index_20_Link">10. </text:a><text:a xlink:type="simple" xlink:href="#__RefHeading___Toc2242_3488419412" text:style-name="Index_20_Link" text:visited-style-name="Index_20_Link">Versió</text:a><text:a xlink:type="simple" xlink:href="#__RefHeading___Toc2242_3488419412" text:style-name="Index_20_Link" text:visited-style-name="Index_20_Link"> 0.9.72<text:tab/>19</text:a></text:p>
          <text:p text:style-name="P101"><text:a xlink:type="simple" xlink:href="#__RefHeading___Toc660_249985081111111111" text:style-name="Index_20_Link" text:visited-style-name="Index_20_Link">Modificacions incloses dins aquesta versió<text:tab/>19</text:a></text:p>
          <text:p text:style-name="P101"><text:a xlink:type="simple" xlink:href="#__RefHeading___Toc1006_180691825411111" text:style-name="Index_20_Link" text:visited-style-name="Index_20_Link">Canvis en la base de dades<text:tab/>20</text:a></text:p>
          <text:p text:style-name="P101"><text:a xlink:type="simple" xlink:href="#__RefHeading___Toc664_249985081111111111" text:style-name="Index_20_Link" text:visited-style-name="Index_20_Link">Canvis en les propietats de l’aplicació<text:tab/>20</text:a></text:p>
          <text:p text:style-name="P100"><text:a xlink:type="simple" xlink:href="#__RefHeading___Toc2244_3488419412" text:style-name="Index_20_Link" text:visited-style-name="Index_20_Link">11. </text:a><text:a xlink:type="simple" xlink:href="#__RefHeading___Toc2244_3488419412" text:style-name="Index_20_Link" text:visited-style-name="Index_20_Link">Versió</text:a><text:a xlink:type="simple" xlink:href="#__RefHeading___Toc2244_3488419412" text:style-name="Index_20_Link" text:visited-style-name="Index_20_Link"> 0.9.73<text:tab/>21</text:a></text:p>
          <text:p text:style-name="P101"><text:soft-page-break/><text:a xlink:type="simple" xlink:href="#__RefHeading___Toc660_2499850811111111111" text:style-name="Index_20_Link" text:visited-style-name="Index_20_Link">Modificacions incloses dins aquesta versió<text:tab/>21</text:a></text:p>
          <text:p text:style-name="P101"><text:a xlink:type="simple" xlink:href="#__RefHeading___Toc1006_1806918254111111" text:style-name="Index_20_Link" text:visited-style-name="Index_20_Link">Canvis en la base de dades<text:tab/>22</text:a></text:p>
          <text:p text:style-name="P101"><text:a xlink:type="simple" xlink:href="#__RefHeading___Toc664_2499850811111111111" text:style-name="Index_20_Link" text:visited-style-name="Index_20_Link">Canvis en les propietats de l’aplicació<text:tab/>22</text:a></text:p>
          <text:p text:style-name="P100"><text:a xlink:type="simple" xlink:href="#__RefHeading___Toc2246_3488419412" text:style-name="Index_20_Link" text:visited-style-name="Index_20_Link">12. </text:a><text:a xlink:type="simple" xlink:href="#__RefHeading___Toc2246_3488419412" text:style-name="Index_20_Link" text:visited-style-name="Index_20_Link">Versió</text:a><text:a xlink:type="simple" xlink:href="#__RefHeading___Toc2246_3488419412" text:style-name="Index_20_Link" text:visited-style-name="Index_20_Link"> 0.9.74<text:tab/>23</text:a></text:p>
          <text:p text:style-name="P101"><text:a xlink:type="simple" xlink:href="#__RefHeading___Toc660_24998508111111111111" text:style-name="Index_20_Link" text:visited-style-name="Index_20_Link">Modificacions incloses dins aquesta versió<text:tab/>23</text:a></text:p>
          <text:p text:style-name="P101"><text:a xlink:type="simple" xlink:href="#__RefHeading___Toc1006_18069182541111111" text:style-name="Index_20_Link" text:visited-style-name="Index_20_Link">Canvis en la base de dades<text:tab/>25</text:a></text:p>
          <text:p text:style-name="P101"><text:a xlink:type="simple" xlink:href="#__RefHeading___Toc664_24998508111111111111" text:style-name="Index_20_Link" text:visited-style-name="Index_20_Link">Canvis en les propietats de l’aplicació<text:tab/>25</text:a></text:p>
          <text:p text:style-name="P100"><text:a xlink:type="simple" xlink:href="#__RefHeading___Toc2248_3488419412" text:style-name="Index_20_Link" text:visited-style-name="Index_20_Link">13. </text:a><text:a xlink:type="simple" xlink:href="#__RefHeading___Toc2248_3488419412" text:style-name="Index_20_Link" text:visited-style-name="Index_20_Link">Versió</text:a><text:a xlink:type="simple" xlink:href="#__RefHeading___Toc2248_3488419412" text:style-name="Index_20_Link" text:visited-style-name="Index_20_Link"> 0.9.75<text:tab/>27</text:a></text:p>
          <text:p text:style-name="P101"><text:a xlink:type="simple" xlink:href="#__RefHeading___Toc660_249985081111111111111" text:style-name="Index_20_Link" text:visited-style-name="Index_20_Link">Modificacions incloses dins aquesta versió<text:tab/>27</text:a></text:p>
          <text:p text:style-name="P101"><text:a xlink:type="simple" xlink:href="#__RefHeading___Toc1006_180691825411111111" text:style-name="Index_20_Link" text:visited-style-name="Index_20_Link">Canvis en la base de dades<text:tab/>29</text:a></text:p>
          <text:p text:style-name="P101"><text:a xlink:type="simple" xlink:href="#__RefHeading___Toc664_249985081111111111111" text:style-name="Index_20_Link" text:visited-style-name="Index_20_Link">Canvis en les propietats de l’aplicació<text:tab/>29</text:a></text:p>
          <text:p text:style-name="P100"><text:a xlink:type="simple" xlink:href="#__RefHeading___Toc2383_151436636" text:style-name="Index_20_Link" text:visited-style-name="Index_20_Link">14. </text:a><text:a xlink:type="simple" xlink:href="#__RefHeading___Toc2383_151436636" text:style-name="Index_20_Link" text:visited-style-name="Index_20_Link">Versió</text:a><text:a xlink:type="simple" xlink:href="#__RefHeading___Toc2383_151436636" text:style-name="Index_20_Link" text:visited-style-name="Index_20_Link"> 0.9.7</text:a><text:a xlink:type="simple" xlink:href="#__RefHeading___Toc2383_151436636" text:style-name="Index_20_Link" text:visited-style-name="Index_20_Link">6</text:a><text:a xlink:type="simple" xlink:href="#__RefHeading___Toc2383_151436636" text:style-name="Index_20_Link" text:visited-style-name="Index_20_Link"><text:tab/>31</text:a></text:p>
          <text:p text:style-name="P101"><text:a xlink:type="simple" xlink:href="#__RefHeading___Toc660_2499850811111111111111" text:style-name="Index_20_Link" text:visited-style-name="Index_20_Link">Modificacions incloses dins aquesta versió<text:tab/>31</text:a></text:p>
          <text:p text:style-name="P101"><text:a xlink:type="simple" xlink:href="#__RefHeading___Toc1006_1806918254111111111" text:style-name="Index_20_Link" text:visited-style-name="Index_20_Link">Canvis en la base de dades<text:tab/>31</text:a></text:p>
          <text:p text:style-name="P101"><text:a xlink:type="simple" xlink:href="#__RefHeading___Toc664_2499850811111111111111" text:style-name="Index_20_Link" text:visited-style-name="Index_20_Link">Canvis en les propietats de l’aplicació<text:tab/>31</text:a></text:p>
        </text:index-body>
      </text:table-of-content>
      <text:p text:style-name="P5"/>
      <text:list xml:id="list132850730380988" text:continue-numbering="true" text:style-name="Outline">
        <text:list-item>
          <text:h text:style-name="P123" text:outline-level="1"><text:bookmark-start text:name="__RefHeading___Toc21295_3940995463"/>Versió 0.9.65<text:bookmark-end text:name="__RefHeading___Toc21295_3940995463"/></text:h>
        </text:list-item>
      </text:list>
      <table:table table:name="Taula4" table:style-name="Taula4">
        <table:table-column table:style-name="Taula4.A"/>
        <table:table-column table:style-name="Taula4.B"/>
        <table:table-row>
          <table:table-cell table:style-name="Taula4.A1" office:value-type="string">
            <text:p text:style-name="P9">Data</text:p>
          </table:table-cell>
          <table:table-cell table:style-name="Taula4.B1" office:value-type="string">
            <text:p text:style-name="P56"><text:date style:data-style-name="N104" text:date-value="2018-12-05T10:01:46.253274553" text:fixed="true">5.12.18</text:date></text:p>
          </table:table-cell>
        </table:table-row>
        <table:table-row>
          <table:table-cell table:style-name="Taula4.A2" office:value-type="string">
            <text:p text:style-name="P9">Resum</text:p>
          </table:table-cell>
          <table:table-cell table:style-name="Taula4.B2" office:value-type="string">
            <text:p text:style-name="P51"/>
          </table:table-cell>
        </table:table-row>
      </table:table>
      <text:p text:style-name="P50"/>
      <text:h text:style-name="P102" text:outline-level="2"><text:bookmark-start text:name="__RefHeading___Toc660_249985081"/>Modificacions incloses dins aquesta versió<text:bookmark-end text:name="__RefHeading___Toc660_249985081"/></text:h>
      <text:list xml:id="list4032238520" text:style-name="L2">
        <text:list-item>
          <text:p text:style-name="P147"><text:a xlink:type="simple" xlink:href="https://github.com/GovernIB/ripea/issues/275" text:style-name="Internet_20_link" text:visited-style-name="Visited_20_Internet_20_Link">#275</text:a>: Backoffice de distribució</text:p>
        </text:list-item>
        <text:list-item>
          <text:p text:style-name="P147"><text:a xlink:type="simple" xlink:href="https://github.com/GovernIB/ripea/issues/277" text:style-name="Internet_20_link" text:visited-style-name="Visited_20_Internet_20_Link">#277</text:a>: Excepció a l'hora d'esborrar un document definitiu.</text:p>
        </text:list-item>
        <text:list-item>
          <text:p text:style-name="P147"><text:a xlink:type="simple" xlink:href="https://github.com/GovernIB/ripea/issues/278" text:style-name="Internet_20_link" text:visited-style-name="Visited_20_Internet_20_Link">#278</text:a>: Error al intentar crear un nou document.</text:p>
        </text:list-item>
        <text:list-item>
          <text:p text:style-name="P147"><text:a xlink:type="simple" xlink:href="https://github.com/GovernIB/ripea/issues/279" text:style-name="Internet_20_link" text:visited-style-name="Visited_20_Internet_20_Link">#279</text:a>: Error AJAX al seleccionar un expedient sense cap rol específic</text:p>
        </text:list-item>
        <text:list-item>
          <text:p text:style-name="P147"><text:a xlink:type="simple" xlink:href="https://github.com/GovernIB/ripea/issues/280" text:style-name="Internet_20_link" text:visited-style-name="Visited_20_Internet_20_Link">#280</text:a>: Les meta-dades amb el caràcter '-' al codi provoquen errors al obrir l'expedient</text:p>
        </text:list-item>
        <text:list-item>
          <text:p text:style-name="P147"><text:a xlink:type="simple" xlink:href="https://github.com/GovernIB/ripea/issues/281" text:style-name="Internet_20_link" text:visited-style-name="Visited_20_Internet_20_Link">#281</text:a>: Al afegir un interessat a l'expedient, no es mostren els municipis</text:p>
        </text:list-item>
        <text:list-item>
          <text:p text:style-name="P147"><text:a xlink:type="simple" xlink:href="https://github.com/GovernIB/ripea/issues/282" text:style-name="Internet_20_link" text:visited-style-name="Visited_20_Internet_20_Link">#282</text:a>: Error AJAX al afegir un interessat de tipus administració</text:p>
        </text:list-item>
        <text:list-item>
          <text:p text:style-name="P147"><text:a xlink:type="simple" xlink:href="https://github.com/GovernIB/ripea/issues/283" text:style-name="Internet_20_link" text:visited-style-name="Visited_20_Internet_20_Link">#283</text:a>: Al modificar un document s'intenta crear-lo de nou a dins l'arxiu</text:p>
        </text:list-item>
        <text:list-item>
          <text:p text:style-name="P147"><text:a xlink:type="simple" xlink:href="https://github.com/GovernIB/ripea/issues/284" text:style-name="Internet_20_link" text:visited-style-name="Visited_20_Internet_20_Link">#284</text:a>: Error al guardar un document firmat amb passarel·la a dins l'arxiu</text:p>
        </text:list-item>
        <text:list-item>
          <text:p text:style-name="P147"><text:a xlink:type="simple" xlink:href="https://github.com/GovernIB/ripea/issues/285" text:style-name="Internet_20_link" text:visited-style-name="Visited_20_Internet_20_Link">#285</text:a>: Creació nova release 0.9.67</text:p>
        </text:list-item>
        <text:list-item>
          <text:p text:style-name="P147"><text:a xlink:type="simple" xlink:href="https://github.com/GovernIB/ripea/issues/286" text:style-name="Internet_20_link" text:visited-style-name="Visited_20_Internet_20_Link">#286</text:a>: Donar l'opció de moure els documents annexos de les anotacions a l'arrel de l'expedient </text:p>
        </text:list-item>
        <text:list-item>
          <text:p text:style-name="P147"><text:a xlink:type="simple" xlink:href="https://github.com/GovernIB/ripea/issues/287" text:style-name="Internet_20_link" text:visited-style-name="Visited_20_Internet_20_Link">#287</text:a>: Modificacions en l'administració de tipus d'expedients</text:p>
        </text:list-item>
        <text:list-item>
          <text:p text:style-name="P147"><text:a xlink:type="simple" xlink:href="https://github.com/GovernIB/ripea/issues/288" text:style-name="Internet_20_link" text:visited-style-name="Visited_20_Internet_20_Link">#288</text:a>: Modificacions generals</text:p>
        </text:list-item>
        <text:list-item>
          <text:p text:style-name="P147"><text:a xlink:type="simple" xlink:href="https://github.com/GovernIB/ripea/issues/289" text:style-name="Internet_20_link" text:visited-style-name="Visited_20_Internet_20_Link">#289</text:a>: Modificacions en el formulari de creació d'un document</text:p>
        </text:list-item>
        <text:list-item>
          <text:p text:style-name="P147"><text:a xlink:type="simple" xlink:href="https://github.com/GovernIB/ripea/issues/290" text:style-name="Internet_20_link" text:visited-style-name="Visited_20_Internet_20_Link">#290</text:a>: Modificacions pantalla detalls d'expedient</text:p>
        </text:list-item>
        <text:list-item>
          <text:p text:style-name="P147"><text:a xlink:type="simple" xlink:href="https://github.com/GovernIB/ripea/issues/291" text:style-name="Internet_20_link" text:visited-style-name="Visited_20_Internet_20_Link">#291</text:a>: Modificacions pantalla detalls de document</text:p>
        </text:list-item>
        <text:list-item>
          <text:p text:style-name="P147"><text:a xlink:type="simple" xlink:href="https://github.com/GovernIB/ripea/issues/303" text:style-name="Internet_20_link" text:visited-style-name="Visited_20_Internet_20_Link">#303</text:a>: Solucionar errors detectats en les proves</text:p>
          <text:p text:style-name="P148"/>
          <text:p text:style-name="P149"/>
        </text:list-item>
      </text:list>
      <text:h text:style-name="P102" text:outline-level="2"><text:bookmark-start text:name="__RefHeading___Toc662_249985081"/><text:soft-page-break/>Canvis <text:span text:style-name="T8">en</text:span> <text:span text:style-name="T8">la </text:span>base de dades<text:bookmark-end text:name="__RefHeading___Toc662_249985081"/></text:h>
      <text:list xml:id="list2118638686" text:style-name="L3">
        <text:list-item>
          <text:p text:style-name="P150"><text:span text:style-name="T10">219</text:span>.<text:span text:style-name="T9">sql</text:span>: <text:span text:style-name="T11">Canviar la mida de les columnes: NTI_CLASIF_SIA, CLASIF_SIA</text:span></text:p>
        </text:list-item>
        <text:list-item>
          <text:p text:style-name="P152">225.sql: <text:span text:style-name="T12">Crear taula IPA_EXP_COMMENT i restriccions</text:span></text:p>
        </text:list-item>
        <text:list-item>
          <text:p text:style-name="P153">228.sql: Crear taula IPA_EXPEDIENT_ESTAT <text:span text:style-name="T12">i restriccions</text:span></text:p>
        </text:list-item>
        <text:list-item>
          <text:p text:style-name="P154">229.sql: Afegir columnes a l'entitat <text:span text:style-name="T13">per logotip i capçalera</text:span></text:p>
        </text:list-item>
      </text:list>
      <text:h text:style-name="P102" text:outline-level="2"><text:bookmark-start text:name="__RefHeading___Toc664_249985081"/>Canvis <text:span text:style-name="T8">en</text:span> les propietats de l’aplicació<text:bookmark-end text:name="__RefHeading___Toc664_249985081"/></text:h>
      <text:list xml:id="list68350268" text:style-name="L4">
        <text:list-item>
          <text:p text:style-name="P155">222.properties: Poder configurar, mitjançant una property, que l'opció de “Crear carpeta” estigui deshabilitada. </text:p>
        </text:list-item>
        <text:list-item>
          <text:p text:style-name="P158">229.properties: Properties per logotip i capçalera </text:p>
        </text:list-item>
      </text:list>
      <text:p text:style-name="P58"/>
      <text:p text:style-name="P58"/>
      <text:list xml:id="list132851532523174" text:continue-list="list132850730380988" text:style-name="Outline">
        <text:list-item>
          <text:h text:style-name="P124" text:outline-level="1"><text:bookmark-start text:name="__RefHeading___Toc676_1323820488"/>Versió 0.9.6<text:span text:style-name="T14">6</text:span><text:bookmark-end text:name="__RefHeading___Toc676_1323820488"/></text:h>
        </text:list-item>
      </text:list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0">Data</text:p>
          </table:table-cell>
          <table:table-cell table:style-name="Table1.B1" office:value-type="string">
            <text:p text:style-name="P59"><text:span text:style-name="T17">25</text:span>/04/19</text:p>
          </table:table-cell>
        </table:table-row>
        <table:table-row>
          <table:table-cell table:style-name="Table1.A2" office:value-type="string">
            <text:p text:style-name="P10">Resum</text:p>
          </table:table-cell>
          <table:table-cell table:style-name="Table1.B2" office:value-type="string">
            <text:p text:style-name="P52"/>
          </table:table-cell>
        </table:table-row>
      </table:table>
      <text:p text:style-name="P57"/>
      <text:h text:style-name="P103" text:outline-level="2"><text:bookmark-start text:name="__RefHeading___Toc660_2499850811"/>Modificacions incloses dins aquesta versió<text:bookmark-end text:name="__RefHeading___Toc660_2499850811"/></text:h>
      <text:list xml:id="list132852319218716" text:continue-list="list4032238520" text:style-name="L2">
        <text:list-item>
          <text:p text:style-name="P159"><text:a xlink:type="simple" xlink:href="https://github.com/GovernIB/ripea/issues/253" text:style-name="Internet_20_link" text:visited-style-name="Visited_20_Internet_20_Link">#253</text:a>: Propagar interessats de l'expedient a l'arxiu.</text:p>
        </text:list-item>
        <text:list-item>
          <text:p text:style-name="P159"><text:a xlink:type="simple" xlink:href="https://github.com/GovernIB/ripea/issues/254" text:style-name="Internet_20_link" text:visited-style-name="Visited_20_Internet_20_Link">#254</text:a>: Error al enllaçar expedients</text:p>
        </text:list-item>
        <text:list-item>
          <text:p text:style-name="P159"><text:a xlink:type="simple" xlink:href="https://github.com/GovernIB/ripea/issues/255" text:style-name="Internet_20_link" text:visited-style-name="Visited_20_Internet_20_Link">#255</text:a>: Pàgina en blanc al finalitzar firma amb passarel.la</text:p>
        </text:list-item>
        <text:list-item>
          <text:p text:style-name="P159"><text:a xlink:type="simple" xlink:href="https://github.com/GovernIB/ripea/issues/256" text:style-name="Internet_20_link" text:visited-style-name="Visited_20_Internet_20_Link">#256</text:a>: Comprovació firma en documents no firmats</text:p>
        </text:list-item>
        <text:list-item>
          <text:p text:style-name="P159"><text:a xlink:type="simple" xlink:href="https://github.com/GovernIB/ripea/issues/257" text:style-name="Internet_20_link" text:visited-style-name="Visited_20_Internet_20_Link">#257</text:a>: Propagació canvis en document a l'arxiu</text:p>
        </text:list-item>
        <text:list-item>
          <text:p text:style-name="P159"><text:a xlink:type="simple" xlink:href="https://github.com/GovernIB/ripea/issues/258" text:style-name="Internet_20_link" text:visited-style-name="Visited_20_Internet_20_Link">#258</text:a>: Error al esborrar document no firmat</text:p>
        </text:list-item>
        <text:list-item>
          <text:p text:style-name="P159"><text:a xlink:type="simple" xlink:href="https://github.com/GovernIB/ripea/issues/259" text:style-name="Internet_20_link" text:visited-style-name="Visited_20_Internet_20_Link">#259</text:a>: Errors JS al crear estat</text:p>
        </text:list-item>
        <text:list-item>
          <text:p text:style-name="P159"><text:a xlink:type="simple" xlink:href="https://github.com/GovernIB/ripea/issues/260" text:style-name="Internet_20_link" text:visited-style-name="Visited_20_Internet_20_Link">#260</text:a>: El logo no es mostra al fer canvis a l'entitat</text:p>
        </text:list-item>
        <text:list-item>
          <text:p text:style-name="P159"><text:a xlink:type="simple" xlink:href="https://github.com/GovernIB/ripea/issues/261" text:style-name="Internet_20_link" text:visited-style-name="Visited_20_Internet_20_Link">#261</text:a>: Poder definir un valor per defecte a les dades NTI</text:p>
        </text:list-item>
        <text:list-item>
          <text:p text:style-name="P159"><text:a xlink:type="simple" xlink:href="https://github.com/GovernIB/ripea/issues/262" text:style-name="Internet_20_link" text:visited-style-name="Visited_20_Internet_20_Link">#262</text:a>: Error al crear interessat</text:p>
        </text:list-item>
        <text:list-item>
          <text:p text:style-name="P159"><text:a xlink:type="simple" xlink:href="https://github.com/GovernIB/ripea/issues/263" text:style-name="Internet_20_link" text:visited-style-name="Visited_20_Internet_20_Link">#263</text:a>: Error al crear expedients i documents amb caràcters estranys al nom</text:p>
        </text:list-item>
        <text:list-item>
          <text:p text:style-name="P159"><text:a xlink:type="simple" xlink:href="https://github.com/GovernIB/ripea/issues/264" text:style-name="Internet_20_link" text:visited-style-name="Visited_20_Internet_20_Link">#264</text:a>: Expedients i documents creats després d'error en l'arxiu</text:p>
        </text:list-item>
        <text:list-item>
          <text:p text:style-name="P159"><text:a xlink:type="simple" xlink:href="https://github.com/GovernIB/ripea/issues/265" text:style-name="Internet_20_link" text:visited-style-name="Visited_20_Internet_20_Link">#265</text:a>: Creació nova release 0.9.66</text:p>
        </text:list-item>
        <text:list-item>
          <text:p text:style-name="P159"><text:a xlink:type="simple" xlink:href="https://github.com/GovernIB/ripea/issues/266" text:style-name="Internet_20_link" text:visited-style-name="Visited_20_Internet_20_Link">#266</text:a>: El camp sèrie documental del tipus d'expedient hauria de ser obligatori. </text:p>
        </text:list-item>
        <text:list-item>
          <text:p text:style-name="P159"><text:a xlink:type="simple" xlink:href="https://github.com/GovernIB/ripea/issues/267" text:style-name="Internet_20_link" text:visited-style-name="Visited_20_Internet_20_Link">#267</text:a>: Els camps codi i nom de l'estat del tipus d'expedient haurien de ser obligatoris. </text:p>
        </text:list-item>
        <text:list-item>
          <text:p text:style-name="P159"><text:a xlink:type="simple" xlink:href="https://github.com/GovernIB/ripea/issues/268" text:style-name="Internet_20_link" text:visited-style-name="Visited_20_Internet_20_Link">#268</text:a>: Valors per defecte al netejar el filtre del localitzador de contingut.</text:p>
        </text:list-item>
        <text:list-item>
          <text:p text:style-name="P159"><text:a xlink:type="simple" xlink:href="https://github.com/GovernIB/ripea/issues/269" text:style-name="Internet_20_link" text:visited-style-name="Visited_20_Internet_20_Link">#269</text:a>: El canvi de nom d'una carpeta no es propaga a l'arxiu. </text:p>
        </text:list-item>
        <text:list-item>
          <text:p text:style-name="P159"><text:a xlink:type="simple" xlink:href="https://github.com/GovernIB/ripea/issues/270" text:style-name="Internet_20_link" text:visited-style-name="Visited_20_Internet_20_Link">#270</text:a>: Error al crear interessats de tipus "persona jurídica" </text:p>
        </text:list-item>
        <text:list-item>
          <text:p text:style-name="P159"><text:a xlink:type="simple" xlink:href="https://github.com/GovernIB/ripea/issues/271" text:style-name="Internet_20_link" text:visited-style-name="Visited_20_Internet_20_Link">#271</text:a>: <text:s/>Error al crear interessats de tipus "administració pública" </text:p>
        </text:list-item>
        <text:list-item>
          <text:p text:style-name="P159"><text:a xlink:type="simple" xlink:href="https://github.com/GovernIB/ripea/issues/272" text:style-name="Internet_20_link" text:visited-style-name="Visited_20_Internet_20_Link">#272</text:a>: No es pot crear un document a dins una carpeta</text:p>
        </text:list-item>
        <text:list-item>
          <text:p text:style-name="P159"><text:a xlink:type="simple" xlink:href="https://github.com/GovernIB/ripea/issues/273" text:style-name="Internet_20_link" text:visited-style-name="Visited_20_Internet_20_Link">#273</text:a>: Error 404 al consultar detalls de l'històric d'accions </text:p>
        </text:list-item>
        <text:list-item>
          <text:p text:style-name="P159"><text:a xlink:type="simple" xlink:href="https://github.com/GovernIB/ripea/issues/274" text:style-name="Internet_20_link" text:visited-style-name="Visited_20_Internet_20_Link">#274</text:a>: Adjuntar documents amb firma als expedients</text:p>
        </text:list-item>
        <text:list-item>
          <text:p text:style-name="P159"><text:soft-page-break/><text:a xlink:type="simple" xlink:href="https://github.com/GovernIB/ripea/issues/276" text:style-name="Internet_20_link" text:visited-style-name="Visited_20_Internet_20_Link">#276</text:a>: El tipus de firma del document es mostra sempre com a CSV</text:p>
        </text:list-item>
      </text:list>
      <text:h text:style-name="P104" text:outline-level="2"><text:bookmark-start text:name="__RefHeading___Toc771_440738018"/>Canvis <text:span text:style-name="T8">en</text:span> <text:span text:style-name="T8">la </text:span>base de dades<text:bookmark-end text:name="__RefHeading___Toc771_440738018"/></text:h>
      <text:list xml:id="list132850793283134" text:continue-list="list2118638686" text:style-name="L3">
        <text:list-item>
          <text:p text:style-name="P151"><text:span text:style-name="T15">261</text:span>.<text:span text:style-name="T9">sql</text:span></text:p>
        </text:list-item>
        <text:list-item>
          <text:p text:style-name="P160">270.sql</text:p>
        </text:list-item>
      </text:list>
      <text:h text:style-name="P104" text:outline-level="2"><text:bookmark-start text:name="__RefHeading___Toc664_2499850811"/>Canvis <text:span text:style-name="T8">en</text:span> les propietats de l’aplicació<text:bookmark-end text:name="__RefHeading___Toc664_2499850811"/></text:h>
      <text:list xml:id="list468195940" text:style-name="L5">
        <text:list-item>
          <text:p text:style-name="P156"><text:span text:style-name="T15">261</text:span>.properties</text:p>
        </text:list-item>
        <text:list-item>
          <text:p text:style-name="P157"><text:span text:style-name="T15">274</text:span>.properties</text:p>
        </text:list-item>
      </text:list>
      <text:list xml:id="list132851639774099" text:continue-list="list132851532523174" text:style-name="Outline">
        <text:list-item>
          <text:h text:style-name="P125" text:outline-level="1"><text:bookmark-start text:name="__RefHeading___Toc839_239596029"/>Versió 0.9.6<text:span text:style-name="T18">7</text:span><text:bookmark-end text:name="__RefHeading___Toc839_239596029"/></text:h>
        </text:list-item>
      </text:list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1">Data</text:p>
          </table:table-cell>
          <table:table-cell table:style-name="Table2.B1" office:value-type="date" office:date-value="2019-08-19">
            <text:p text:style-name="P60">19.08.19</text:p>
          </table:table-cell>
        </table:table-row>
        <table:table-row>
          <table:table-cell table:style-name="Table2.A2" office:value-type="string">
            <text:p text:style-name="P11">Resum</text:p>
          </table:table-cell>
          <table:table-cell table:style-name="Table2.B2" office:value-type="string">
            <text:p text:style-name="P53"/>
          </table:table-cell>
        </table:table-row>
      </table:table>
      <text:p text:style-name="P75"/>
      <text:h text:style-name="P105" text:outline-level="2"><text:bookmark-start text:name="__RefHeading___Toc660_24998508111"/>Modificacions incloses dins aquesta versió<text:bookmark-end text:name="__RefHeading___Toc660_24998508111"/></text:h>
      <text:list xml:id="list457715048" text:style-name="L6">
        <text:list-item>
          <text:p text:style-name="P161"><text:a xlink:type="simple" xlink:href="https://github.com/GovernIB/ripea/issues/275" text:style-name="Internet_20_link" text:visited-style-name="Visited_20_Internet_20_Link">#275</text:a>: Backoffice de distribució</text:p>
        </text:list-item>
        <text:list-item>
          <text:p text:style-name="P161"><text:a xlink:type="simple" xlink:href="https://github.com/GovernIB/ripea/issues/277" text:style-name="Internet_20_link" text:visited-style-name="Visited_20_Internet_20_Link">#277</text:a>: Excepció a l'hora d'esborrar un document definitiu.</text:p>
        </text:list-item>
        <text:list-item>
          <text:p text:style-name="P161"><text:a xlink:type="simple" xlink:href="https://github.com/GovernIB/ripea/issues/278" text:style-name="Internet_20_link" text:visited-style-name="Visited_20_Internet_20_Link">#278</text:a>: Error al intentar crear un nou document.</text:p>
        </text:list-item>
        <text:list-item>
          <text:p text:style-name="P161"><text:a xlink:type="simple" xlink:href="https://github.com/GovernIB/ripea/issues/279" text:style-name="Internet_20_link" text:visited-style-name="Visited_20_Internet_20_Link">#279</text:a>: Error AJAX al seleccionar un expedient sense cap rol específic</text:p>
        </text:list-item>
        <text:list-item>
          <text:p text:style-name="P161"><text:a xlink:type="simple" xlink:href="https://github.com/GovernIB/ripea/issues/280" text:style-name="Internet_20_link" text:visited-style-name="Visited_20_Internet_20_Link">#280</text:a>: Les meta-dades amb el caràcter '-' al codi provoquen errors al obrir l'expedient</text:p>
        </text:list-item>
        <text:list-item>
          <text:p text:style-name="P161"><text:a xlink:type="simple" xlink:href="https://github.com/GovernIB/ripea/issues/281" text:style-name="Internet_20_link" text:visited-style-name="Visited_20_Internet_20_Link">#281</text:a>: Al afegir un interessat a l'expedient, no es mostren els municipis</text:p>
        </text:list-item>
        <text:list-item>
          <text:p text:style-name="P161"><text:a xlink:type="simple" xlink:href="https://github.com/GovernIB/ripea/issues/282" text:style-name="Internet_20_link" text:visited-style-name="Visited_20_Internet_20_Link">#282</text:a>: Error AJAX al afegir un interessat de tipus administració</text:p>
        </text:list-item>
        <text:list-item>
          <text:p text:style-name="P161"><text:a xlink:type="simple" xlink:href="https://github.com/GovernIB/ripea/issues/283" text:style-name="Internet_20_link" text:visited-style-name="Visited_20_Internet_20_Link">#283</text:a>: Al modificar un document s'intenta crear-lo de nou a dins l'arxiu</text:p>
        </text:list-item>
        <text:list-item>
          <text:p text:style-name="P162"><text:a xlink:type="simple" xlink:href="https://github.com/GovernIB/ripea/issues/284" text:style-name="Internet_20_link" text:visited-style-name="Visited_20_Internet_20_Link">#284</text:a>: Error al guardar un document firmat amb passarel·la a dins l'arxiu </text:p>
        </text:list-item>
        <text:list-item>
          <text:p text:style-name="P161"><text:a xlink:type="simple" xlink:href="https://github.com/GovernIB/ripea/issues/285" text:style-name="Internet_20_link" text:visited-style-name="Visited_20_Internet_20_Link">#285</text:a>: Creació nova release 0.9.67</text:p>
        </text:list-item>
        <text:list-item>
          <text:p text:style-name="P161"><text:a xlink:type="simple" xlink:href="https://github.com/GovernIB/ripea/issues/286" text:style-name="Internet_20_link" text:visited-style-name="Visited_20_Internet_20_Link">#286</text:a>: Donar l'opció de moure els documents annexos de les anotacions a l'arrel de l'expedient </text:p>
        </text:list-item>
        <text:list-item>
          <text:p text:style-name="P161"><text:a xlink:type="simple" xlink:href="https://github.com/GovernIB/ripea/issues/287" text:style-name="Internet_20_link" text:visited-style-name="Visited_20_Internet_20_Link">#287</text:a>: Modificacions en l'administració de tipus d'expedients</text:p>
        </text:list-item>
        <text:list-item>
          <text:p text:style-name="P161"><text:a xlink:type="simple" xlink:href="https://github.com/GovernIB/ripea/issues/288" text:style-name="Internet_20_link" text:visited-style-name="Visited_20_Internet_20_Link">#288</text:a>: Modificacions generals</text:p>
        </text:list-item>
        <text:list-item>
          <text:p text:style-name="P161"><text:a xlink:type="simple" xlink:href="https://github.com/GovernIB/ripea/issues/289" text:style-name="Internet_20_link" text:visited-style-name="Visited_20_Internet_20_Link">#289</text:a>: Modificacions en el formulari de creació d'un document</text:p>
        </text:list-item>
        <text:list-item>
          <text:p text:style-name="P161"><text:a xlink:type="simple" xlink:href="https://github.com/GovernIB/ripea/issues/290" text:style-name="Internet_20_link" text:visited-style-name="Visited_20_Internet_20_Link">#290</text:a>: Modificacions pantalla detalls d'expedient</text:p>
        </text:list-item>
        <text:list-item>
          <text:p text:style-name="P161"><text:a xlink:type="simple" xlink:href="https://github.com/GovernIB/ripea/issues/291" text:style-name="Internet_20_link" text:visited-style-name="Visited_20_Internet_20_Link">#291</text:a>: Modificacions pantalla detalls de document</text:p>
          <text:p text:style-name="P162"/>
          <text:p text:style-name="P161"/>
        </text:list-item>
      </text:list>
      <text:h text:style-name="P106" text:outline-level="2"><text:bookmark-start text:name="__RefHeading___Toc998_1806918254"/>Canvis <text:span text:style-name="T8">en</text:span> <text:span text:style-name="T8">la </text:span>base de dades<text:bookmark-end text:name="__RefHeading___Toc998_1806918254"/></text:h>
      <text:list xml:id="list132851269671076" text:continue-list="list132850793283134" text:style-name="L3">
        <text:list-item>
          <text:p text:style-name="P163">275.oracle.sql</text:p>
        </text:list-item>
        <text:list-item>
          <text:p text:style-name="P163"><text:soft-page-break/>275.postgres.sql</text:p>
        </text:list-item>
        <text:list-item>
          <text:p text:style-name="P163">287.oracle.sql</text:p>
        </text:list-item>
        <text:list-item>
          <text:p text:style-name="P163">287.postgres.sql</text:p>
        </text:list-item>
        <text:list-item>
          <text:p text:style-name="P163">289.oracle.sql</text:p>
        </text:list-item>
        <text:list-item>
          <text:p text:style-name="P163">289.postgres.sql</text:p>
        </text:list-item>
      </text:list>
      <text:h text:style-name="P106" text:outline-level="2"><text:bookmark-start text:name="__RefHeading___Toc664_24998508111"/>Canvis <text:span text:style-name="T8">en</text:span> les propietats de l’aplicació<text:bookmark-end text:name="__RefHeading___Toc664_24998508111"/></text:h>
      <text:list xml:id="list985570082" text:style-name="L7">
        <text:list-item>
          <text:p text:style-name="P164">275.properties</text:p>
        </text:list-item>
        <text:list-item>
          <text:p text:style-name="P164">282.properties</text:p>
        </text:list-item>
        <text:list-item>
          <text:p text:style-name="P164">289.properties</text:p>
        </text:list-item>
      </text:list>
      <text:p text:style-name="P76"/>
      <text:list xml:id="list132852090851700" text:continue-list="list132851639774099" text:style-name="Outline">
        <text:list-item>
          <text:h text:style-name="P126" text:outline-level="1"><text:bookmark-start text:name="__RefHeading___Toc1000_1806918254"/>Versió 0.9.6<text:span text:style-name="T19">8</text:span><text:bookmark-end text:name="__RefHeading___Toc1000_1806918254"/></text:h>
        </text:list-item>
      </text:list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2">Data</text:p>
          </table:table-cell>
          <table:table-cell table:style-name="Table3.B1" office:value-type="date" office:date-value="2019-09-13">
            <text:p text:style-name="P61">13.09.19</text:p>
          </table:table-cell>
        </table:table-row>
        <table:table-row>
          <table:table-cell table:style-name="Table3.A2" office:value-type="string">
            <text:p text:style-name="P12">Resum</text:p>
          </table:table-cell>
          <table:table-cell table:style-name="Table3.B2" office:value-type="string">
            <text:p text:style-name="P54"/>
          </table:table-cell>
        </table:table-row>
      </table:table>
      <text:p text:style-name="P77"/>
      <text:h text:style-name="P107" text:outline-level="2"><text:bookmark-start text:name="__RefHeading___Toc660_249985081111"/>Modificacions incloses dins aquesta versió<text:bookmark-end text:name="__RefHeading___Toc660_249985081111"/></text:h>
      <text:list xml:id="list132851667538759" text:continue-list="list457715048" text:style-name="L6">
        <text:list-item>
          <text:p text:style-name="P165"><text:a xlink:type="simple" xlink:href="https://github.com/GovernIB/ripea/issues/292" text:style-name="Internet_20_link" text:visited-style-name="Visited_20_Internet_20_Link">#292</text:a>: Avisar gestors per email dels canvis d'estat de PORTAFIB</text:p>
        </text:list-item>
        <text:list-item>
          <text:p text:style-name="P165"><text:a xlink:type="simple" xlink:href="https://github.com/GovernIB/ripea/issues/293" text:style-name="Internet_20_link" text:visited-style-name="Visited_20_Internet_20_Link">#293</text:a>: Drag &amp; drop per a pujar documents</text:p>
        </text:list-item>
        <text:list-item>
          <text:p text:style-name="P165"><text:a xlink:type="simple" xlink:href="https://github.com/GovernIB/ripea/issues/294" text:style-name="Internet_20_link" text:visited-style-name="Visited_20_Internet_20_Link">#294</text:a>: Avisar gestors per email dels canvis d'estat de NOTIB</text:p>
        </text:list-item>
        <text:list-item>
          <text:p text:style-name="P165"><text:a xlink:type="simple" xlink:href="https://github.com/GovernIB/ripea/issues/295" text:style-name="Internet_20_link" text:visited-style-name="Visited_20_Internet_20_Link">#295</text:a>: Números de seqüència dels expedients repetits</text:p>
        </text:list-item>
        <text:list-item>
          <text:p text:style-name="P165"><text:a xlink:type="simple" xlink:href="https://github.com/GovernIB/ripea/issues/296" text:style-name="Internet_20_link" text:visited-style-name="Visited_20_Internet_20_Link">#296</text:a>: Permetre seleccionar interessats al enviar notificació</text:p>
        </text:list-item>
        <text:list-item>
          <text:p text:style-name="P165"><text:a xlink:type="simple" xlink:href="https://github.com/GovernIB/ripea/issues/297" text:style-name="Internet_20_link" text:visited-style-name="Visited_20_Internet_20_Link">#297</text:a>: Poder filtrar per interessat al llistat d'expedients</text:p>
        </text:list-item>
        <text:list-item>
          <text:p text:style-name="P165"><text:a xlink:type="simple" xlink:href="https://github.com/GovernIB/ripea/issues/298" text:style-name="Internet_20_link" text:visited-style-name="Visited_20_Internet_20_Link">#298</text:a>: Modificacions pantalla llistat d'expedients</text:p>
        </text:list-item>
        <text:list-item>
          <text:p text:style-name="P165"><text:a xlink:type="simple" xlink:href="https://github.com/GovernIB/ripea/issues/299" text:style-name="Internet_20_link" text:visited-style-name="Visited_20_Internet_20_Link">#299</text:a>: Permetre modificar flux de firmes al enviar document a PORTAFIB</text:p>
        </text:list-item>
        <text:list-item>
          <text:p text:style-name="P165"><text:a xlink:type="simple" xlink:href="https://github.com/GovernIB/ripea/issues/301" text:style-name="Internet_20_link" text:visited-style-name="Visited_20_Internet_20_Link">#301</text:a>: Revisar integració RIPEA - NOTIB</text:p>
        </text:list-item>
        <text:list-item>
          <text:p text:style-name="P165"><text:a xlink:type="simple" xlink:href="https://github.com/GovernIB/ripea/issues/304" text:style-name="Internet_20_link" text:visited-style-name="Visited_20_Internet_20_Link">#304</text:a>: El desplegable d'estats de "Expedientes pendientes" no surt bé</text:p>
        </text:list-item>
        <text:list-item>
          <text:p text:style-name="P165"><text:a xlink:type="simple" xlink:href="https://github.com/GovernIB/ripea/issues/305" text:style-name="Internet_20_link" text:visited-style-name="Visited_20_Internet_20_Link">#305</text:a>: NullPointerException quan intenteu canviar la configuració de l’usuari</text:p>
        </text:list-item>
        <text:list-item>
          <text:p text:style-name="P165"><text:a xlink:type="simple" xlink:href="https://github.com/GovernIB/ripea/issues/306" text:style-name="Internet_20_link" text:visited-style-name="Visited_20_Internet_20_Link">#306</text:a>: Error de núm. de seqüència duplicat al crear nou expedient</text:p>
        </text:list-item>
        <text:list-item>
          <text:p text:style-name="P165"><text:a xlink:type="simple" xlink:href="https://github.com/GovernIB/ripea/issues/307" text:style-name="Internet_20_link" text:visited-style-name="Visited_20_Internet_20_Link">#307</text:a>: Error codi DIR3=null creant expedient amb interessat de tipus administració</text:p>
        </text:list-item>
      </text:list>
      <text:h text:style-name="P107" text:outline-level="2"><text:bookmark-start text:name="__RefHeading___Toc1002_1806918254"/>Canvis <text:span text:style-name="T8">en</text:span> <text:span text:style-name="T8">la </text:span>base de dades<text:bookmark-end text:name="__RefHeading___Toc1002_1806918254"/></text:h>
      <text:list xml:id="list2989217480" text:style-name="L8">
        <text:list-item>
          <text:p text:style-name="P166">296.oracle.sql</text:p>
        </text:list-item>
        <text:list-item>
          <text:p text:style-name="P166">296.postgresql.sql</text:p>
        </text:list-item>
        <text:list-item>
          <text:p text:style-name="P166">301.oracle.sql</text:p>
        </text:list-item>
        <text:list-item>
          <text:p text:style-name="P166">301.postgresql.sql</text:p>
        </text:list-item>
        <text:list-item>
          <text:p text:style-name="P166">305.oracle.sql</text:p>
        </text:list-item>
        <text:list-item>
          <text:p text:style-name="P166">305.postresql.sql</text:p>
        </text:list-item>
        <text:list-item>
          <text:p text:style-name="P166">307.oracle.sql</text:p>
        </text:list-item>
        <text:list-item>
          <text:p text:style-name="P166"><text:soft-page-break/>307.postresql.sql</text:p>
        </text:list-item>
      </text:list>
      <text:h text:style-name="P107" text:outline-level="2"><text:bookmark-start text:name="__RefHeading___Toc664_249985081111"/>Canvis <text:span text:style-name="T8">en</text:span> les propietats de l’aplicació<text:bookmark-end text:name="__RefHeading___Toc664_249985081111"/></text:h>
      <text:list xml:id="list1626660642" text:style-name="L9">
        <text:list-item>
          <text:p text:style-name="P171">Sense canvis</text:p>
        </text:list-item>
      </text:list>
      <text:list xml:id="list132851950295274" text:continue-list="list132852090851700" text:style-name="Outline">
        <text:list-item>
          <text:h text:style-name="P127" text:outline-level="1"><text:bookmark-start text:name="__RefHeading___Toc1004_1806918254"/>Versió 0.9.6<text:span text:style-name="T19">8.1</text:span><text:bookmark-end text:name="__RefHeading___Toc1004_1806918254"/></text:h>
        </text:list-item>
      </text:list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3">Data</text:p>
          </table:table-cell>
          <table:table-cell table:style-name="Table4.B1" office:value-type="date" office:date-value="2019-09-18">
            <text:p text:style-name="P62">18.09.19</text:p>
          </table:table-cell>
        </table:table-row>
        <table:table-row>
          <table:table-cell table:style-name="Table4.A2" office:value-type="string">
            <text:p text:style-name="P13">Resum</text:p>
          </table:table-cell>
          <table:table-cell table:style-name="Table4.B2" office:value-type="string">
            <text:p text:style-name="P55"/>
          </table:table-cell>
        </table:table-row>
      </table:table>
      <text:p text:style-name="P78"/>
      <text:h text:style-name="P108" text:outline-level="2"><text:bookmark-start text:name="__RefHeading___Toc660_2499850811111"/>Modificacions incloses dins aquesta versió<text:bookmark-end text:name="__RefHeading___Toc660_2499850811111"/></text:h>
      <text:list xml:id="list132851491335340" text:continue-list="list132851667538759" text:style-name="L6">
        <text:list-item>
          <text:p text:style-name="P174"><text:a xlink:type="simple" xlink:href="https://github.com/GovernIB/ripea/issues/310" text:style-name="Internet_20_link" text:visited-style-name="Visited_20_Internet_20_Link">#310</text:a>: NullPointerException al crear un nou expedient amb interessats de tipus administració</text:p>
        </text:list-item>
      </text:list>
      <text:h text:style-name="P108" text:outline-level="2"><text:bookmark-start text:name="__RefHeading___Toc1006_1806918254"/>Canvis <text:span text:style-name="T8">en</text:span> <text:span text:style-name="T8">la </text:span>base de dades<text:bookmark-end text:name="__RefHeading___Toc1006_1806918254"/></text:h>
      <text:list xml:id="list1300332358" text:style-name="L10">
        <text:list-item>
          <text:p text:style-name="P172">Sense canvis</text:p>
        </text:list-item>
      </text:list>
      <text:h text:style-name="P108" text:outline-level="2"><text:bookmark-start text:name="__RefHeading___Toc664_2499850811111"/>Canvis <text:span text:style-name="T8">en</text:span> les propietats de l’aplicació<text:bookmark-end text:name="__RefHeading___Toc664_2499850811111"/></text:h>
      <text:list xml:id="list3201394090" text:style-name="L11">
        <text:list-item>
          <text:p text:style-name="P173">Sense canvis</text:p>
        </text:list-item>
      </text:list>
      <text:list xml:id="list132850699084399" text:continue-list="list132851950295274" text:style-name="Outline">
        <text:list-item>
          <text:h text:style-name="P128" text:outline-level="1"><text:bookmark-start text:name="__RefHeading___Toc1004_18069182541"/>Versió 0.9.6<text:span text:style-name="T20">9</text:span><text:bookmark-end text:name="__RefHeading___Toc1004_18069182541"/></text:h>
        </text:list-item>
      </text:list>
      <table:table table:name="Taula7" table:style-name="Taula7">
        <table:table-column table:style-name="Taula7.A"/>
        <table:table-column table:style-name="Taula7.B"/>
        <table:table-row>
          <table:table-cell table:style-name="Taula7.A1" office:value-type="string">
            <text:p text:style-name="P14">Dat<text:span text:style-name="T20">a</text:span></text:p>
          </table:table-cell>
          <table:table-cell table:style-name="Taula7.B1" office:value-type="string">
            <text:p text:style-name="P63"><text:date style:data-style-name="N104" text:date-value="2019-10-08T11:29:44.013376710" text:fixed="true">8.10.19</text:date></text:p>
          </table:table-cell>
        </table:table-row>
        <table:table-row>
          <table:table-cell table:style-name="Taula7.A2" office:value-type="string">
            <text:p text:style-name="P14">Resum</text:p>
          </table:table-cell>
          <table:table-cell table:style-name="Taula7.B2" office:value-type="string">
            <text:p text:style-name="P79">Modificació i esborrat de documents firmats, firma biomètrica i solució de bugs.</text:p>
          </table:table-cell>
        </table:table-row>
      </table:table>
      <text:list xml:id="list132852075394054" text:continue-numbering="true" text:style-name="Outline">
        <text:list-header>
          <text:h text:style-name="P109" text:outline-level="2" text:is-list-header="true"><text:bookmark-start text:name="__RefHeading___Toc660_24998508111111"/>Modificacions incloses dins aquesta versió<text:bookmark-end text:name="__RefHeading___Toc660_24998508111111"/></text:h>
        </text:list-header>
      </text:list>
      <text:list xml:id="list490047447" text:style-name="L12">
        <text:list-item>
          <text:p text:style-name="P177"><text:a xlink:type="simple" xlink:href="https://github.com/GovernIB/ripea/issues/300" text:style-name="Internet_20_link" text:visited-style-name="Visited_20_Internet_20_Link"><text:span text:style-name="T21">#300</text:span></text:a><text:span text:style-name="T21">: Modificar i esborrar documents firmats</text:span></text:p>
        </text:list-item>
        <text:list-item>
          <text:p text:style-name="P175"><text:a xlink:type="simple" xlink:href="https://github.com/GovernIB/ripea/issues/302" text:style-name="Internet_20_link" text:visited-style-name="Visited_20_Internet_20_Link">#3</text:a><text:a xlink:type="simple" xlink:href="https://github.com/GovernIB/ripea/issues/302" text:style-name="Internet_20_link" text:visited-style-name="Visited_20_Internet_20_Link"><text:span text:style-name="T22">02</text:span></text:a>: Integració firma biométrica</text:p>
        </text:list-item>
        <text:list-item>
          <text:p text:style-name="P175"><text:a xlink:type="simple" xlink:href="https://github.com/GovernIB/ripea/issues/312" text:style-name="Internet_20_link" text:visited-style-name="Visited_20_Internet_20_Link">#3</text:a><text:a xlink:type="simple" xlink:href="https://github.com/GovernIB/ripea/issues/312" text:style-name="Internet_20_link" text:visited-style-name="Visited_20_Internet_20_Link"><text:span text:style-name="T22">12</text:span></text:a>: Ressaltar data actual al desplegable del calendari</text:p>
        </text:list-item>
        <text:list-item>
          <text:p text:style-name="P175"><text:a xlink:type="simple" xlink:href="https://github.com/GovernIB/ripea/issues/313" text:style-name="Internet_20_link" text:visited-style-name="Visited_20_Internet_20_Link">#3</text:a><text:a xlink:type="simple" xlink:href="https://github.com/GovernIB/ripea/issues/313" text:style-name="Internet_20_link" text:visited-style-name="Visited_20_Internet_20_Link"><text:span text:style-name="T22">13</text:span></text:a>: Error NullPointerException en el drag &amp; drop</text:p>
        </text:list-item>
        <text:list-item>
          <text:p text:style-name="P175"><text:a xlink:type="simple" xlink:href="https://github.com/GovernIB/ripea/issues/314" text:style-name="Internet_20_link" text:visited-style-name="Visited_20_Internet_20_Link">#3</text:a><text:a xlink:type="simple" xlink:href="https://github.com/GovernIB/ripea/issues/314" text:style-name="Internet_20_link" text:visited-style-name="Visited_20_Internet_20_Link"><text:span text:style-name="T22">14</text:span></text:a>: Els enviaments a Portafib configuren incorrectament el flux de firmes</text:p>
        </text:list-item>
        <text:list-item>
          <text:p text:style-name="P176"><text:a xlink:type="simple" xlink:href="https://github.com/GovernIB/ripea/issues/315" text:style-name="Internet_20_link" text:visited-style-name="Visited_20_Internet_20_Link">#</text:a><text:a xlink:type="simple" xlink:href="https://github.com/GovernIB/ripea/issues/315" text:style-name="Internet_20_link" text:visited-style-name="Visited_20_Internet_20_Link"><text:span text:style-name="T24">315</text:span></text:a>: El camp tipus assumpte de les anotacions de registre ha de poder ser null</text:p>
        </text:list-item>
        <text:list-item>
          <text:p text:style-name="P175"><text:a xlink:type="simple" xlink:href="https://github.com/GovernIB/ripea/issues/316" text:style-name="Internet_20_link" text:visited-style-name="Visited_20_Internet_20_Link">#3</text:a><text:a xlink:type="simple" xlink:href="https://github.com/GovernIB/ripea/issues/316" text:style-name="Internet_20_link" text:visited-style-name="Visited_20_Internet_20_Link"><text:span text:style-name="T22">16</text:span></text:a>: Modificacions per a compilar correctament el codi font a l'entorn de la CAIB</text:p>
        </text:list-item>
        <text:list-item>
          <text:p text:style-name="P175"><text:a xlink:type="simple" xlink:href="https://github.com/GovernIB/ripea/issues/317" text:style-name="Internet_20_link" text:visited-style-name="Visited_20_Internet_20_Link">#3</text:a><text:a xlink:type="simple" xlink:href="https://github.com/GovernIB/ripea/issues/317" text:style-name="Internet_20_link" text:visited-style-name="Visited_20_Internet_20_Link"><text:span text:style-name="T22">17</text:span></text:a>: Error creant un expedient amb un nom existent</text:p>
        </text:list-item>
        <text:list-item>
          <text:p text:style-name="P175"><text:a xlink:type="simple" xlink:href="https://github.com/GovernIB/ripea/issues/318" text:style-name="Internet_20_link" text:visited-style-name="Visited_20_Internet_20_Link">#3</text:a><text:a xlink:type="simple" xlink:href="https://github.com/GovernIB/ripea/issues/318" text:style-name="Internet_20_link" text:visited-style-name="Visited_20_Internet_20_Link"><text:span text:style-name="T22">18</text:span></text:a>: Error al crear un document utilitzant el mateix nom que un altre document esborrat anteriorment</text:p>
        </text:list-item>
        <text:list-item>
          <text:p text:style-name="P175"><text:a xlink:type="simple" xlink:href="https://github.com/GovernIB/ripea/issues/320" text:style-name="Internet_20_link" text:visited-style-name="Visited_20_Internet_20_Link">#3</text:a><text:a xlink:type="simple" xlink:href="https://github.com/GovernIB/ripea/issues/320" text:style-name="Internet_20_link" text:visited-style-name="Visited_20_Internet_20_Link"><text:span text:style-name="T22">2</text:span></text:a><text:a xlink:type="simple" xlink:href="https://github.com/GovernIB/ripea/issues/320" text:style-name="Internet_20_link" text:visited-style-name="Visited_20_Internet_20_Link">0</text:a>: NullPointerException al enviar una notificació</text:p>
        </text:list-item>
        <text:list-item>
          <text:p text:style-name="P175"><text:a xlink:type="simple" xlink:href="https://github.com/GovernIB/ripea/issues/322" text:style-name="Internet_20_link" text:visited-style-name="Visited_20_Internet_20_Link">#3</text:a><text:a xlink:type="simple" xlink:href="https://github.com/GovernIB/ripea/issues/322" text:style-name="Internet_20_link" text:visited-style-name="Visited_20_Internet_20_Link"><text:span text:style-name="T22">22</text:span></text:a>: Error de drag&amp;drop: modo no permitido</text:p>
        </text:list-item>
        <text:list-item>
          <text:p text:style-name="P175"><text:a xlink:type="simple" xlink:href="https://github.com/GovernIB/ripea/issues/323" text:style-name="Internet_20_link" text:visited-style-name="Visited_20_Internet_20_Link">#3</text:a><text:a xlink:type="simple" xlink:href="https://github.com/GovernIB/ripea/issues/323" text:style-name="Internet_20_link" text:visited-style-name="Visited_20_Internet_20_Link"><text:span text:style-name="T22">23</text:span></text:a>: Error de gestió de documents signats rebuts des de Regweb</text:p>
        </text:list-item>
      </text:list>
      <text:list xml:id="list132852255998947" text:continue-list="list132852075394054" text:style-name="Outline">
        <text:list-item>
          <text:list>
            <text:list-header>
              <text:h text:style-name="P109" text:outline-level="2" text:is-list-header="true"><text:bookmark-start text:name="__RefHeading___Toc1006_18069182541"/>Canvis en la base de dades<text:bookmark-end text:name="__RefHeading___Toc1006_18069182541"/></text:h>
            </text:list-header>
          </text:list>
        </text:list-item>
      </text:list>
      <text:list xml:id="list3101317103" text:style-name="L13">
        <text:list-item>
          <text:p text:style-name="P167">30<text:span text:style-name="T27">0</text:span>.oracle.sql</text:p>
        </text:list-item>
        <text:list-item>
          <text:p text:style-name="P167">30<text:span text:style-name="T27">0</text:span>.postresql.sql</text:p>
        </text:list-item>
        <text:list-item>
          <text:p text:style-name="P168">30<text:span text:style-name="T23">2</text:span>.oracle.sql</text:p>
        </text:list-item>
        <text:list-item>
          <text:p text:style-name="P168">30<text:span text:style-name="T23">2</text:span>.postresql.sql</text:p>
        </text:list-item>
        <text:list-item>
          <text:p text:style-name="P169">3<text:span text:style-name="T24">15</text:span>.oracle.sql</text:p>
        </text:list-item>
        <text:list-item>
          <text:p text:style-name="P169">3<text:span text:style-name="T24">15</text:span>.postresql.sql</text:p>
        </text:list-item>
      </text:list>
      <text:list xml:id="list132851225228877" text:continue-list="list132852255998947" text:style-name="Outline">
        <text:list-header>
          <text:h text:style-name="P109" text:outline-level="2" text:is-list-header="true"><text:bookmark-start text:name="__RefHeading___Toc664_24998508111111"/>Canvis <text:span text:style-name="T8">en</text:span> les propietats de l’aplicació<text:bookmark-end text:name="__RefHeading___Toc664_24998508111111"/></text:h>
        </text:list-header>
      </text:list>
      <text:list xml:id="list3936482506" text:style-name="L14">
        <text:list-item>
          <text:p text:style-name="P178">302.properties</text:p>
        </text:list-item>
      </text:list>
      <text:p text:style-name="P91"><text:soft-page-break/></text:p>
      <text:p text:style-name="P91"/>
      <text:list xml:id="list132851308959176" text:continue-list="list132851225228877" text:style-name="Outline">
        <text:list-item>
          <text:h text:style-name="P129" text:outline-level="1"><text:bookmark-start text:name="__RefHeading___Toc1402_1754695317"/>Versió 0.9.<text:span text:style-name="T25">70</text:span><text:bookmark-end text:name="__RefHeading___Toc1402_1754695317"/></text:h>
        </text:list-item>
      </text:list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5">Dat<text:span text:style-name="T20">a</text:span></text:p>
          </table:table-cell>
          <table:table-cell table:style-name="Table5.B1" office:value-type="string">
            <text:p text:style-name="P64">21/10/2019</text:p>
          </table:table-cell>
        </table:table-row>
        <table:table-row>
          <table:table-cell table:style-name="Table5.A2" office:value-type="string">
            <text:p text:style-name="P15">Resum</text:p>
          </table:table-cell>
          <table:table-cell table:style-name="Table5.B2" office:value-type="string">
            <text:p text:style-name="P80"/>
          </table:table-cell>
        </table:table-row>
      </table:table>
      <text:list xml:id="list132852525086566" text:continue-numbering="true" text:style-name="Outline">
        <text:list-header>
          <text:h text:style-name="P110" text:outline-level="2" text:is-list-header="true"><text:bookmark-start text:name="__RefHeading___Toc660_249985081111111"/>Modificacions incloses dins aquesta versió<text:bookmark-end text:name="__RefHeading___Toc660_249985081111111"/></text:h>
        </text:list-header>
      </text:list>
      <text:list xml:id="list132850581543610" text:continue-list="list490047447" text:style-name="L12">
        <text:list-item>
          <text:p text:style-name="P180"><text:a xlink:type="simple" xlink:href="https://github.com/GovernIB/ripea/issues/311" text:style-name="Internet_20_link" text:visited-style-name="Visited_20_Internet_20_Link">#311</text:a>: Tasques del tipus d'expedient</text:p>
        </text:list-item>
        <text:list-item>
          <text:p text:style-name="P180"><text:a xlink:type="simple" xlink:href="https://github.com/GovernIB/ripea/issues/325" text:style-name="Internet_20_link" text:visited-style-name="Visited_20_Internet_20_Link">#325</text:a>: Error no controlat si l'interessat no ha donat consentiment per notificacions electròniques</text:p>
        </text:list-item>
        <text:list-item>
          <text:p text:style-name="P180"><text:a xlink:type="simple" xlink:href="https://github.com/GovernIB/ripea/issues/326" text:style-name="Internet_20_link" text:visited-style-name="Visited_20_Internet_20_Link">#326</text:a>: Els documents adjuntats mitjançant Drag &amp; Drop no s'envien amb el formulari</text:p>
        </text:list-item>
        <text:list-item>
          <text:p text:style-name="P180"><text:a xlink:type="simple" xlink:href="https://github.com/GovernIB/ripea/issues/327" text:style-name="Internet_20_link" text:visited-style-name="Visited_20_Internet_20_Link">#327</text:a>: Agrupació de petites modificacions en la release 0.9.69</text:p>
        </text:list-item>
        <text:list-item>
          <text:p text:style-name="P180"><text:a xlink:type="simple" xlink:href="https://github.com/GovernIB/ripea/issues/328" text:style-name="Internet_20_link" text:visited-style-name="Visited_20_Internet_20_Link">#328</text:a>: Nou camp de formulari per a seleccionar un usuari</text:p>
        </text:list-item>
        <text:list-item>
          <text:p text:style-name="P180"><text:a xlink:type="simple" xlink:href="https://github.com/GovernIB/ripea/issues/329" text:style-name="Internet_20_link" text:visited-style-name="Visited_20_Internet_20_Link">#329</text:a>: Proves versió 0.9.70</text:p>
        </text:list-item>
      </text:list>
      <text:list xml:id="list132850706830473" text:continue-list="list132852525086566" text:style-name="Outline">
        <text:list-header>
          <text:h text:style-name="P110" text:outline-level="2" text:is-list-header="true"><text:bookmark-start text:name="__RefHeading___Toc1006_180691825411"/>Canvis <text:span text:style-name="T8">en</text:span> <text:span text:style-name="T8">la </text:span>base de dades<text:bookmark-end text:name="__RefHeading___Toc1006_180691825411"/></text:h>
        </text:list-header>
      </text:list>
      <text:list xml:id="list3176982047" text:style-name="L15">
        <text:list-item>
          <text:p text:style-name="P170">3<text:span text:style-name="T26">11</text:span>.oracle.sql</text:p>
        </text:list-item>
        <text:list-item>
          <text:p text:style-name="P170">3<text:span text:style-name="T26">11</text:span>.postresql.sql</text:p>
        </text:list-item>
      </text:list>
      <text:list xml:id="list132850738192165" text:continue-list="list132850706830473" text:style-name="Outline">
        <text:list-header>
          <text:h text:style-name="P110" text:outline-level="2" text:is-list-header="true"><text:bookmark-start text:name="__RefHeading___Toc664_249985081111111"/>Canvis <text:span text:style-name="T8">en</text:span> les propietats de l’aplicació<text:bookmark-end text:name="__RefHeading___Toc664_249985081111111"/></text:h>
        </text:list-header>
      </text:list>
      <text:list xml:id="list1733136507" text:style-name="L16">
        <text:list-item>
          <text:p text:style-name="P179">3<text:span text:style-name="T26">28</text:span>.properties</text:p>
        </text:list-item>
      </text:list>
      <text:p text:style-name="P92"/>
      <text:list xml:id="list132850761820147" text:continue-list="list132850738192165" text:style-name="Outline">
        <text:list-item>
          <text:h text:style-name="P130" text:outline-level="1"><text:bookmark-start text:name="__RefHeading___Toc1404_1754695317"/>Versió 0.9.<text:span text:style-name="T25">71</text:span><text:bookmark-end text:name="__RefHeading___Toc1404_1754695317"/></text:h>
        </text:list-item>
      </text:list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6">Dat<text:span text:style-name="T20">a</text:span></text:p>
          </table:table-cell>
          <table:table-cell table:style-name="Table6.B1" office:value-type="string">
            <text:p text:style-name="P65"><text:span text:style-name="T28">30</text:span>/10/2019</text:p>
          </table:table-cell>
        </table:table-row>
        <table:table-row table:style-name="Table6.2">
          <table:table-cell table:style-name="Table6.A2" office:value-type="string">
            <text:p text:style-name="P16">Resum</text:p>
          </table:table-cell>
          <table:table-cell table:style-name="Table6.B2" office:value-type="string">
            <text:p text:style-name="P81"/>
          </table:table-cell>
        </table:table-row>
      </table:table>
      <text:list xml:id="list132851485831270" text:continue-numbering="true" text:style-name="Outline">
        <text:list-header>
          <text:h text:style-name="P111" text:outline-level="2" text:is-list-header="true"><text:bookmark-start text:name="__RefHeading___Toc660_2499850811111111"/>Modificacions incloses dins aquesta versió<text:bookmark-end text:name="__RefHeading___Toc660_2499850811111111"/></text:h>
        </text:list-header>
      </text:list>
      <text:list xml:id="list132851843698894" text:continue-list="list132850581543610" text:style-name="L12">
        <text:list-item>
          <text:p text:style-name="P181"><text:a xlink:type="simple" xlink:href="https://github.com/GovernIB/ripea/issues/319" text:style-name="Internet_20_link" text:visited-style-name="Visited_20_Internet_20_Link">#319</text:a>: Manual d'usuari</text:p>
        </text:list-item>
        <text:list-item>
          <text:p text:style-name="P181"><text:a xlink:type="simple" xlink:href="https://github.com/GovernIB/ripea/issues/331" text:style-name="Internet_20_link" text:visited-style-name="Visited_20_Internet_20_Link">#331</text:a>: Millores vàries de la versió 0.9.70</text:p>
        </text:list-item>
        <text:list-item>
          <text:p text:style-name="P181"><text:a xlink:type="simple" xlink:href="https://github.com/GovernIB/ripea/issues/333" text:style-name="Internet_20_link" text:visited-style-name="Visited_20_Internet_20_Link">#333</text:a>: Error de canvi d’estat d’un expedient amb un usuari que no és administrador</text:p>
        </text:list-item>
        <text:list-item>
          <text:p text:style-name="P181"><text:a xlink:type="simple" xlink:href="https://github.com/GovernIB/ripea/issues/336" text:style-name="Internet_20_link" text:visited-style-name="Visited_20_Internet_20_Link">#336</text:a>: Pàgina en blanc al finalitzar un firma amb passarel.la</text:p>
        </text:list-item>
        <text:list-item>
          <text:p text:style-name="P181"><text:a xlink:type="simple" xlink:href="https://github.com/GovernIB/ripea/issues/337" text:style-name="Internet_20_link" text:visited-style-name="Visited_20_Internet_20_Link">#337</text:a>: Revisió i correcció de diferents aspectes de Ripea</text:p>
        </text:list-item>
        <text:list-item>
          <text:p text:style-name="P181"><text:a xlink:type="simple" xlink:href="https://github.com/GovernIB/ripea/issues/338" text:style-name="Internet_20_link" text:visited-style-name="Visited_20_Internet_20_Link">#338</text:a>: Controlar error quan no s'ha pogut enviar document (firma biométrica)</text:p>
        </text:list-item>
        <text:list-item>
          <text:p text:style-name="P181"><text:a xlink:type="simple" xlink:href="https://github.com/GovernIB/ripea/issues/340" text:style-name="Internet_20_link" text:visited-style-name="Visited_20_Internet_20_Link">#340</text:a>: Error mostrant notificació amb estat REGISTRADA</text:p>
        </text:list-item>
        <text:list-item>
          <text:p text:style-name="P181"><text:a xlink:type="simple" xlink:href="https://github.com/GovernIB/ripea/issues/341" text:style-name="Internet_20_link" text:visited-style-name="Visited_20_Internet_20_Link">#341</text:a>: No filtra els usuaris d'LDAP a l'hora de crear una tasca</text:p>
        </text:list-item>
        <text:list-item>
          <text:p text:style-name="P181"><text:a xlink:type="simple" xlink:href="https://github.com/GovernIB/ripea/issues/345" text:style-name="Internet_20_link" text:visited-style-name="Visited_20_Internet_20_Link">#345</text:a>: Error al signar amb pasarel·la un document ODT convertit a PDF </text:p>
        </text:list-item>
        <text:list-item>
          <text:p text:style-name="P181"><text:a xlink:type="simple" xlink:href="https://github.com/GovernIB/ripea/issues/346" text:style-name="Internet_20_link" text:visited-style-name="Visited_20_Internet_20_Link">#346</text:a>: Revisió de l'enviament de notificacions</text:p>
        </text:list-item>
      </text:list>
      <text:list xml:id="list132851848306279" text:continue-list="list132851485831270" text:style-name="Outline">
        <text:list-item>
          <text:list>
            <text:list-header>
              <text:h text:style-name="P111" text:outline-level="2" text:is-list-header="true"><text:bookmark-start text:name="__RefHeading___Toc1006_1806918254111"/>Canvis <text:span text:style-name="T8">en</text:span> <text:span text:style-name="T8">la </text:span>base de dades<text:bookmark-end text:name="__RefHeading___Toc1006_1806918254111"/></text:h>
            </text:list-header>
          </text:list>
        </text:list-item>
      </text:list>
      <text:list xml:id="list25814122" text:style-name="L17">
        <text:list-item>
          <text:p text:style-name="P182">346.oracle.sql</text:p>
        </text:list-item>
        <text:list-item>
          <text:p text:style-name="P182">346.postgresql.sql</text:p>
        </text:list-item>
      </text:list>
      <text:list xml:id="list132850741447914" text:continue-list="list132851848306279" text:style-name="Outline">
        <text:list-header>
          <text:h text:style-name="P111" text:outline-level="2" text:is-list-header="true"><text:bookmark-start text:name="__RefHeading___Toc664_2499850811111111"/>Canvis <text:span text:style-name="T8">en</text:span> les propietats de l’aplicació<text:bookmark-end text:name="__RefHeading___Toc664_2499850811111111"/></text:h>
        </text:list-header>
      </text:list>
      <text:list xml:id="list2779654471" text:style-name="L18">
        <text:list-item>
          <text:p text:style-name="P183">341.properties</text:p>
        </text:list-item>
      </text:list>
      <text:p text:style-name="P93"/>
      <text:list xml:id="list132851560100653" text:continue-list="list132850741447914" text:style-name="Outline">
        <text:list-item>
          <text:h text:style-name="P131" text:outline-level="1"><text:bookmark-start text:name="__RefHeading___Toc2240_3488419412"/>Versió 0.9.<text:span text:style-name="T25">72.pre2</text:span><text:bookmark-end text:name="__RefHeading___Toc2240_3488419412"/></text:h>
        </text:list-item>
      </text:list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7">Dat<text:span text:style-name="T20">a</text:span></text:p>
          </table:table-cell>
          <table:table-cell table:style-name="Table7.B1" office:value-type="string">
            <text:p text:style-name="P66"><text:span text:style-name="T29">25</text:span>/1<text:span text:style-name="T29">1</text:span>/2019</text:p>
          </table:table-cell>
        </table:table-row>
        <table:table-row table:style-name="Table7.2">
          <table:table-cell table:style-name="Table7.A2" office:value-type="string">
            <text:p text:style-name="P17">Resum</text:p>
          </table:table-cell>
          <table:table-cell table:style-name="Table7.B2" office:value-type="string">
            <text:p text:style-name="P82"/>
          </table:table-cell>
        </table:table-row>
      </table:table>
      <text:list xml:id="list132851593213841" text:continue-numbering="true" text:style-name="Outline">
        <text:list-header>
          <text:h text:style-name="P112" text:outline-level="2" text:is-list-header="true"><text:bookmark-start text:name="__RefHeading___Toc660_24998508111111111"/>Modificacions incloses dins aquesta versió<text:bookmark-end text:name="__RefHeading___Toc660_24998508111111111"/></text:h>
        </text:list-header>
      </text:list>
      <text:list xml:id="list132850789806647" text:continue-list="list132851843698894" text:style-name="L12">
        <text:list-item>
          <text:p text:style-name="P184"><text:a xlink:type="simple" xlink:href="https://github.com/GovernIB/ripea/issues/351" text:style-name="Internet_20_link" text:visited-style-name="Visited_20_Internet_20_Link">#351</text:a>: Solucionar errors detectats en les notificacions</text:p>
        </text:list-item>
        <text:list-item>
          <text:p text:style-name="P197"><text:a xlink:type="simple" xlink:href="https://github.com/GovernIB/ripea/issues/354" text:style-name="Internet_20_link" text:visited-style-name="Visited_20_Internet_20_Link">#354</text:a>: Problemes amb els estats de les notificacions </text:p>
        </text:list-item>
      </text:list>
      <text:list xml:id="list132851968688647" text:continue-list="list132851593213841" text:style-name="Outline">
        <text:list-item>
          <text:list>
            <text:list-header>
              <text:h text:style-name="P112" text:outline-level="2" text:is-list-header="true"><text:bookmark-start text:name="__RefHeading___Toc1006_18069182541111"/>Canvis <text:span text:style-name="T8">en</text:span> <text:span text:style-name="T8">la </text:span>base de dades<text:bookmark-end text:name="__RefHeading___Toc1006_18069182541111"/></text:h>
            </text:list-header>
          </text:list>
        </text:list-item>
      </text:list>
      <text:list xml:id="list1222511702" text:style-name="L19">
        <text:list-item>
          <text:p text:style-name="P185">No canvis</text:p>
        </text:list-item>
      </text:list>
      <text:list xml:id="list132850875351709" text:continue-list="list132851968688647" text:style-name="Outline">
        <text:list-header>
          <text:h text:style-name="P112" text:outline-level="2" text:is-list-header="true"><text:bookmark-start text:name="__RefHeading___Toc664_24998508111111111"/>Canvis <text:span text:style-name="T8">en</text:span> les propietats de l’aplicació<text:bookmark-end text:name="__RefHeading___Toc664_24998508111111111"/></text:h>
        </text:list-header>
      </text:list>
      <text:list xml:id="list1406794477" text:style-name="L20">
        <text:list-item>
          <text:p text:style-name="P186">No canvis</text:p>
        </text:list-item>
      </text:list>
      <text:p text:style-name="P94"/>
      <text:list xml:id="list132851317757852" text:continue-list="list132850875351709" text:style-name="Outline">
        <text:list-item>
          <text:h text:style-name="P122" text:outline-level="1"><text:bookmark-start text:name="__RefHeading___Toc2242_3488419412"/><text:span text:style-name="T31">Versió</text:span><text:span text:style-name="T7"> 0.9.72</text:span><text:bookmark-end text:name="__RefHeading___Toc2242_3488419412"/></text:h>
        </text:list-item>
      </text:list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8">Dat<text:span text:style-name="T20">a</text:span></text:p>
          </table:table-cell>
          <table:table-cell table:style-name="Tabla1.B1" office:value-type="string">
            <text:p text:style-name="P67"/>
          </table:table-cell>
        </table:table-row>
        <table:table-row table:style-name="Tabla1.2">
          <table:table-cell table:style-name="Tabla1.A2" office:value-type="string">
            <text:p text:style-name="P18">Resum</text:p>
          </table:table-cell>
          <table:table-cell table:style-name="Tabla1.B2" office:value-type="string">
            <text:p text:style-name="P83"/>
          </table:table-cell>
        </table:table-row>
      </table:table>
      <text:list xml:id="list132850631668884" text:continue-numbering="true" text:style-name="Outline">
        <text:list-header>
          <text:h text:style-name="P113" text:outline-level="2" text:is-list-header="true"><text:bookmark-start text:name="__RefHeading___Toc660_249985081111111111"/>Modificacions incloses dins aquesta versió<text:bookmark-end text:name="__RefHeading___Toc660_249985081111111111"/></text:h>
        </text:list-header>
      </text:list>
      <text:list xml:id="list132852036970536" text:continue-list="list132850789806647" text:style-name="L12">
        <text:list-item>
          <text:p text:style-name="P198">#349: Poder seleccionar múltiples documents d'un expedient per descarregar versió imprimible i/o notificar.</text:p>
        </text:list-item>
        <text:list-item>
          <text:p text:style-name="P198">#350: Metaexpedient amb domini i poder filtrar a partir d'aquest domini</text:p>
        </text:list-item>
        <text:list-item>
          <text:p text:style-name="P198">#353: Recerca avançada d'usuaris en creació d'estats</text:p>
        </text:list-item>
        <text:list-item>
          <text:p text:style-name="P198">#355: MetaDocuments genèrics</text:p>
        </text:list-item>
        <text:list-item>
          <text:p text:style-name="P198">#356: Millores referents a les notificacions electròniques</text:p>
        </text:list-item>
        <text:list-item>
          <text:p text:style-name="P198">#358: Poder veure la informació del registre al detalls de notificació</text:p>
        </text:list-item>
        <text:list-item>
          <text:p text:style-name="P198">#360: Recuperar el justificant de recepció i guardar-lo dins l'expedient</text:p>
        </text:list-item>
        <text:list-item>
          <text:p text:style-name="P198">#363: Poder crear carpetes LÒGIQUES. Al SGD no hi haurà carpetes. (activar per propietat)</text:p>
        </text:list-item>
        <text:list-item>
          <text:p text:style-name="P198">#367: Poder cercar per DNI/Nom/Nom d'usuari en la gestió de firmes </text:p>
        </text:list-item>
        <text:list-item>
          <text:p text:style-name="P198"><text:span text:style-name="T30">#</text:span>368: Error llistant els enviaments d'un expedient amb contingut de tipus carpeta i document.</text:p>
        </text:list-item>
        <text:list-item>
          <text:p text:style-name="P198">#369: Integrar RIPEA amb portafib (REST) per poder definir fluxes de firma</text:p>
        </text:list-item>
        <text:list-item>
          <text:p text:style-name="P198">#370: Integrar RIPEA amb el component horitzontal de còpia autèntica DigitalIB</text:p>
        </text:list-item>
        <text:list-item>
          <text:p text:style-name="P198">#371: Manteniment tipus documentals</text:p>
        </text:list-item>
        <text:list-item>
          <text:p text:style-name="P198">#372: Poder triar el tipus de registre a l'hora de fer una importació (opció importar només disponible si s'activa per propietat)</text:p>
        </text:list-item>
        <text:list-item>
          <text:p text:style-name="P198">#373: Modificar la importació de documents per filtrar per tipus de registre (E/S) (opció importar només disponible si s'activa per propietat)</text:p>
        </text:list-item>
        <text:list-item>
          <text:p text:style-name="P198">#374: Poder amagar l'opció de Publicar per propietat (per defecte s'ha de mostrar) </text:p>
        </text:list-item>
        <text:list-item>
          <text:p text:style-name="P198">#375: Millores de l'opció importar documents des de Regweb (opció importar només disponible si s'activa per propietat)</text:p>
        </text:list-item>
        <text:list-item>
          <text:p text:style-name="P198">#376: Resoldre bug enviament avís a usuari sense correu.</text:p>
        </text:list-item>
        <text:list-item>
          <text:p text:style-name="P198">#377: Error llistant responsables portafirmes a partir del NIF </text:p>
        </text:list-item>
        <text:list-item>
          <text:p text:style-name="P198"><text:soft-page-break/>#378: Afegir columna serie al llistat de tipus de documents</text:p>
        </text:list-item>
        <text:list-item>
          <text:p text:style-name="P198">#379: Millores integració Ripea-SGD</text:p>
        </text:list-item>
        <text:list-item>
          <text:p text:style-name="P198">#380: Afegir botó per recuperar url validació document (activar per propietat)</text:p>
        </text:list-item>
        <text:list-item>
          <text:p text:style-name="P198">#381: Millores en la notificació de múltiples documents</text:p>
        </text:list-item>
      </text:list>
      <text:list xml:id="list132851895184668" text:continue-list="list132850631668884" text:style-name="Outline">
        <text:list-item>
          <text:list>
            <text:list-header>
              <text:h text:style-name="P113" text:outline-level="2" text:is-list-header="true"><text:bookmark-start text:name="__RefHeading___Toc1006_180691825411111"/>Canvis <text:span text:style-name="T8">en</text:span> <text:span text:style-name="T8">la </text:span>base de dades<text:bookmark-end text:name="__RefHeading___Toc1006_180691825411111"/></text:h>
            </text:list-header>
          </text:list>
        </text:list-item>
      </text:list>
      <text:list xml:id="list451576972" text:style-name="L21">
        <text:list-item>
          <text:p text:style-name="P187">350.oracle.sql</text:p>
        </text:list-item>
        <text:list-item>
          <text:p text:style-name="P187">350.postgresql.sql</text:p>
        </text:list-item>
        <text:list-item>
          <text:p text:style-name="P187">355.oracle.sql</text:p>
        </text:list-item>
        <text:list-item>
          <text:p text:style-name="P187">355.postgresql.sql</text:p>
        </text:list-item>
        <text:list-item>
          <text:p text:style-name="P187">358.oracle.sql</text:p>
        </text:list-item>
        <text:list-item>
          <text:p text:style-name="P187">358.postgresql.sql</text:p>
        </text:list-item>
        <text:list-item>
          <text:p text:style-name="P187">369.oracle.sql</text:p>
        </text:list-item>
        <text:list-item>
          <text:p text:style-name="P187">369.postgresql.sql</text:p>
        </text:list-item>
        <text:list-item>
          <text:p text:style-name="P187">371.oracle.sql</text:p>
        </text:list-item>
        <text:list-item>
          <text:p text:style-name="P187">371.postgresql.sql</text:p>
        </text:list-item>
      </text:list>
      <text:list xml:id="list132850673108509" text:continue-list="list132851895184668" text:style-name="Outline">
        <text:list-header>
          <text:h text:style-name="P113" text:outline-level="2" text:is-list-header="true"><text:bookmark-start text:name="__RefHeading___Toc664_249985081111111111"/>Canvis <text:span text:style-name="T8">en</text:span> les propietats de l’aplicació<text:bookmark-end text:name="__RefHeading___Toc664_249985081111111111"/></text:h>
        </text:list-header>
      </text:list>
      <text:list xml:id="list3291606576" text:style-name="L22">
        <text:list-item>
          <text:p text:style-name="P188">360.properties</text:p>
        </text:list-item>
        <text:list-item>
          <text:p text:style-name="P188">363.properties</text:p>
        </text:list-item>
        <text:list-item>
          <text:p text:style-name="P188">367.properties</text:p>
        </text:list-item>
        <text:list-item>
          <text:p text:style-name="P188">369.properties</text:p>
        </text:list-item>
        <text:list-item>
          <text:p text:style-name="P188">370.properties</text:p>
        </text:list-item>
        <text:list-item>
          <text:p text:style-name="P188">374.properties</text:p>
        </text:list-item>
        <text:list-item>
          <text:p text:style-name="P188">380.properties</text:p>
        </text:list-item>
      </text:list>
      <text:p text:style-name="P95"/>
      <text:list xml:id="list132852373432497" text:continue-list="list132850673108509" text:style-name="Outline">
        <text:list-item>
          <text:h text:style-name="P132" text:outline-level="1"><text:bookmark-start text:name="__RefHeading___Toc2244_3488419412"/><text:span text:style-name="T31">Versió</text:span><text:span text:style-name="T7"> 0.9.73</text:span><text:bookmark-end text:name="__RefHeading___Toc2244_3488419412"/></text:h>
        </text:list-item>
      </text:list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19">Dat<text:span text:style-name="T20">a</text:span></text:p>
          </table:table-cell>
          <table:table-cell table:style-name="Tabela1.B1" office:value-type="string">
            <text:p text:style-name="P68"><text:date style:data-style-name="N104" text:date-value="2020-06-02T08:30:55.682339589" text:fixed="true">2.06.20</text:date></text:p>
          </table:table-cell>
        </table:table-row>
        <table:table-row table:style-name="Tabela1.2">
          <table:table-cell table:style-name="Tabela1.A2" office:value-type="string">
            <text:p text:style-name="P19">Resum</text:p>
          </table:table-cell>
          <table:table-cell table:style-name="Tabela1.B2" office:value-type="string">
            <text:p text:style-name="P84"/>
          </table:table-cell>
        </table:table-row>
      </table:table>
      <text:list xml:id="list132851839963339" text:continue-numbering="true" text:style-name="Outline">
        <text:list-header>
          <text:h text:style-name="P114" text:outline-level="2" text:is-list-header="true"><text:bookmark-start text:name="__RefHeading___Toc660_2499850811111111111"/>Modificacions incloses dins aquesta versió<text:bookmark-end text:name="__RefHeading___Toc660_2499850811111111111"/></text:h>
        </text:list-header>
      </text:list>
      <text:list xml:id="list132851766826470" text:continue-list="list132852036970536" text:style-name="L12">
        <text:list-item>
          <text:p text:style-name="P199">#384: Simplificar operacions d'adjuntar documents a expedients</text:p>
        </text:list-item>
        <text:list-item>
          <text:p text:style-name="P199">#392: Integració amb signatura externa</text:p>
        </text:list-item>
        <text:list-item>
          <text:p text:style-name="P199">#403: Creació de test unitaris JUnit per depurar errors de gestió d'expedients</text:p>
        </text:list-item>
        <text:list-item>
          <text:p text:style-name="P199">#405: Gestió de documents esborranys dins Ripea</text:p>
        </text:list-item>
        <text:list-item>
          <text:p text:style-name="P199">#407: Recuperar enllaç amb CSV dels documents DEFINITIUS (no firmats)</text:p>
        </text:list-item>
        <text:list-item>
          <text:p text:style-name="P199">#408: Treure eliminació d'expedients tancats</text:p>
        </text:list-item>
        <text:list-item>
          <text:p text:style-name="P199">#409: Revisar nom del documents després de firmar</text:p>
        </text:list-item>
        <text:list-item>
          <text:p text:style-name="P199">#410: Afegir segona validació en la importació d'assentaments registrals</text:p>
        </text:list-item>
        <text:list-item>
          <text:p text:style-name="P199">#411: Arreglar visualització dels missatges d'error</text:p>
        </text:list-item>
        <text:list-item>
          <text:p text:style-name="P199">#412: Revisar tipus de document dels interessats (sempre carrega NIF)</text:p>
        </text:list-item>
        <text:list-item>
          <text:p text:style-name="P199">#413: Revisar paginació expedients</text:p>
        </text:list-item>
        <text:list-item>
          <text:p text:style-name="P199">#414: Revisar error a l'hora de guardar certificació de Notific@ dins l'expedient</text:p>
        </text:list-item>
        <text:list-item>
          <text:p text:style-name="P199">#416: Borrar un expedient que no hem agafat</text:p>
        </text:list-item>
        <text:list-item>
          <text:p text:style-name="P199">#417: El camp de municipi surt buid</text:p>
        </text:list-item>
        <text:list-item>
          <text:p text:style-name="P199">#418: Relacionar expedient quan l'usuari no el té agafat</text:p>
        </text:list-item>
        <text:list-item>
          <text:p text:style-name="P199">#419: Llistat d'expedients a relacionar</text:p>
        </text:list-item>
        <text:list-item>
          <text:p text:style-name="P199">#420: Relacionar mutuament dos expedients</text:p>
        </text:list-item>
        <text:list-item>
          <text:p text:style-name="P199">#421: Revisar enviament correu del canvi d'estat d'una notificació</text:p>
        </text:list-item>
        <text:list-item>
          <text:p text:style-name="P199">#422: Falla la creació dels expedients</text:p>
        </text:list-item>
        <text:list-item>
          <text:p text:style-name="P199">#423: Falla la creació del flux de firma quan l'usuari no és Administrador</text:p>
        </text:list-item>
      </text:list>
      <text:list xml:id="list132851033112182" text:continue-list="list132851839963339" text:style-name="Outline">
        <text:list-item>
          <text:list>
            <text:list-header>
              <text:h text:style-name="P114" text:outline-level="2" text:is-list-header="true"><text:bookmark-start text:name="__RefHeading___Toc1006_1806918254111111"/>Canvis <text:span text:style-name="T8">en</text:span> <text:span text:style-name="T8">la </text:span>base de dades<text:bookmark-end text:name="__RefHeading___Toc1006_1806918254111111"/></text:h>
            </text:list-header>
          </text:list>
        </text:list-item>
      </text:list>
      <text:list xml:id="list4046838833" text:style-name="L23">
        <text:list-item>
          <text:p text:style-name="P189">No canvis</text:p>
        </text:list-item>
      </text:list>
      <text:p text:style-name="P96"><text:soft-page-break/></text:p>
      <text:list xml:id="list132851537902777" text:continue-list="list132851033112182" text:style-name="Outline">
        <text:list-header>
          <text:h text:style-name="P114" text:outline-level="2" text:is-list-header="true"><text:bookmark-start text:name="__RefHeading___Toc664_2499850811111111111"/>Canvis <text:span text:style-name="T8">en</text:span> les propietats de l’aplicació<text:bookmark-end text:name="__RefHeading___Toc664_2499850811111111111"/></text:h>
        </text:list-header>
      </text:list>
      <text:list xml:id="list189214782" text:style-name="L24">
        <text:list-item>
          <text:p text:style-name="P190">4<text:span text:style-name="T36">05.properties</text:span></text:p>
        </text:list-item>
      </text:list>
      <text:list xml:id="list132850693280246" text:continue-list="list132851537902777" text:style-name="Outline">
        <text:list-item>
          <text:h text:style-name="P133" text:outline-level="1"><text:bookmark-start text:name="__RefHeading___Toc2246_3488419412"/><text:span text:style-name="T31">Versió</text:span><text:span text:style-name="T7"> 0.9.74</text:span><text:bookmark-end text:name="__RefHeading___Toc2246_3488419412"/></text:h>
        </text:list-item>
      </text:list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20">Dat<text:span text:style-name="T20">a</text:span></text:p>
          </table:table-cell>
          <table:table-cell table:style-name="Tabela2.B1" office:value-type="string">
            <text:p text:style-name="P69"><text:date style:data-style-name="N104" text:date-value="2021-01-04T13:28:50.481999856">4.01.21</text:date></text:p>
          </table:table-cell>
        </table:table-row>
        <table:table-row table:style-name="Tabela2.2">
          <table:table-cell table:style-name="Tabela2.A2" office:value-type="string">
            <text:p text:style-name="P20">Resum</text:p>
          </table:table-cell>
          <table:table-cell table:style-name="Tabela2.B2" office:value-type="string">
            <text:p text:style-name="P85"/>
          </table:table-cell>
        </table:table-row>
      </table:table>
      <text:list xml:id="list132850715356514" text:continue-numbering="true" text:style-name="Outline">
        <text:list-header>
          <text:h text:style-name="P115" text:outline-level="2" text:is-list-header="true"><text:bookmark-start text:name="__RefHeading___Toc660_24998508111111111111"/>Modificacions incloses dins aquesta versió<text:bookmark-end text:name="__RefHeading___Toc660_24998508111111111111"/></text:h>
        </text:list-header>
      </text:list>
      <text:list xml:id="list132850585365128" text:continue-list="list132851766826470" text:style-name="L12">
        <text:list-item>
          <text:p text:style-name="P200">#332: Error creant un nou expedient amb un registre provinent de regweb-distribució per rol d’usuari</text:p>
        </text:list-item>
        <text:list-item>
          <text:p text:style-name="P200">#334: Revisió/control d’error de BD quan es fa un ‘Reintentar procesamiento’ d’un annex ja fallit</text:p>
        </text:list-item>
        <text:list-item>
          <text:p text:style-name="P200">#342: Comportament de propietats d'enviament de notificació</text:p>
        </text:list-item>
        <text:list-item>
          <text:p text:style-name="P200">#343: <text:s/>Igualar comportament del NOTIB al enviar notificacions des de RIPEA</text:p>
        </text:list-item>
        <text:list-item>
          <text:p text:style-name="P200">#357: Millores referents als enviaments de les notificacions electròniques</text:p>
        </text:list-item>
        <text:list-item>
          <text:p text:style-name="P200">#359: Millores referents a enviaments CIE</text:p>
        </text:list-item>
        <text:list-item>
          <text:p text:style-name="P200">#361: Juntar/relacionar el tema dels estats amb les tasques.</text:p>
        </text:list-item>
        <text:list-item>
          <text:p text:style-name="P200">#362: Data límit per les tasques</text:p>
        </text:list-item>
        <text:list-item>
          <text:p text:style-name="P200">#364: Avís sobre aquells expedients en què hi ha un esdeveniment pendent de gestionar</text:p>
        </text:list-item>
        <text:list-item>
          <text:p text:style-name="P200">#366: Millores en la pantalla de tasques</text:p>
        </text:list-item>
        <text:list-item>
          <text:p text:style-name="P200">#399: Metadades amb dominis i cerca/filtre per valor d'aquests dominis.</text:p>
        </text:list-item>
        <text:list-item>
          <text:p text:style-name="P200">#402: Afegir causa de rebuig a Portafib</text:p>
        </text:list-item>
        <text:list-item>
          <text:p text:style-name="P200">#424: Millorar el sistema de tasques</text:p>
        </text:list-item>
        <text:list-item>
          <text:p text:style-name="P200">#425: Millores al sistema de notificacions</text:p>
        </text:list-item>
        <text:list-item>
          <text:p text:style-name="P200">#429: Modificar tamany de camps de la taula IPA_REGISTRE</text:p>
        </text:list-item>
        <text:list-item>
          <text:p text:style-name="P200">#432: Afegir camp de descripció de document</text:p>
        </text:list-item>
        <text:list-item>
          <text:p text:style-name="P200">#433: Mostrar destinataris del Flux de firmes que hi ha per defecte</text:p>
        </text:list-item>
        <text:list-item>
          <text:p text:style-name="P200">#434: Poder afegir comentari a l'assignació d'una tasca</text:p>
        </text:list-item>
        <text:list-item>
          <text:p text:style-name="P200">#435: Error al crear flux de firmes</text:p>
        </text:list-item>
        <text:list-item>
          <text:p text:style-name="P200">#437: Problemes per editar un flux de firmes existent</text:p>
        </text:list-item>
        <text:list-item>
          <text:p text:style-name="P200">#438: No se puede enviar un documento a firmar con un flujo de firmas predefinido</text:p>
        </text:list-item>
        <text:list-item>
          <text:p text:style-name="P200"><text:soft-page-break/>#439: Tipus de flux de firma Simple: No results found </text:p>
        </text:list-item>
        <text:list-item>
          <text:p text:style-name="P200">#440: Poder mover documentos a carpetas</text:p>
        </text:list-item>
        <text:list-item>
          <text:p text:style-name="P200">#441: Depuració d'errors i millores als fluxos de firma</text:p>
        </text:list-item>
        <text:list-item>
          <text:p text:style-name="P200">#442: Actualitzar UUID de l'expedient una vegada s'ha tancat</text:p>
        </text:list-item>
        <text:list-item>
          <text:p text:style-name="P200">#443: Revisió de literals de fluxos de firma</text:p>
        </text:list-item>
        <text:list-item>
          <text:p text:style-name="P200">#444: Mostrar desplegable amb fluxos de plantilla existents</text:p>
        </text:list-item>
        <text:list-item>
          <text:p text:style-name="P200">#445: Afegir filtre al desplegable de tipus d'expedients</text:p>
        </text:list-item>
        <text:list-item>
          <text:p text:style-name="P200">#447: Afegir el nom del tipus d'expedient al disseny del mateix</text:p>
        </text:list-item>
        <text:list-item>
          <text:p text:style-name="P200">#448: Plantilla de tipus de document no funciona</text:p>
        </text:list-item>
        <text:list-item>
          <text:p text:style-name="P200">#449: Error amb Firma amb passarel·la</text:p>
        </text:list-item>
        <text:list-item>
          <text:p text:style-name="P200">#450: Error al crear un tipus de document amb firma amb portafirmes</text:p>
        </text:list-item>
        <text:list-item>
          <text:p text:style-name="P200">#451: Crear petición de firma con Anexos</text:p>
        </text:list-item>
        <text:list-item>
          <text:p text:style-name="P200">#452: Error AJAX: [0] abort al afegir responsables de firma</text:p>
        </text:list-item>
        <text:list-item>
          <text:p text:style-name="P200">#453: Títol incorrecte per l'edició de tipus de document</text:p>
        </text:list-item>
        <text:list-item>
          <text:p text:style-name="P200">#454: Optimitzar enviament d'anexos en les notificacions</text:p>
        </text:list-item>
        <text:list-item>
          <text:p text:style-name="P200">#455: Revisar codis de pais, província i municipi en l'enviament postal de notificacions</text:p>
        </text:list-item>
        <text:list-item>
          <text:p text:style-name="P200">#458: No ha d'aparèixer el requadre d'arrosegar document si no tens agafada la tasca</text:p>
        </text:list-item>
        <text:list-item>
          <text:p text:style-name="P200">#459: Canviar literal "Estat d'elaboració"</text:p>
        </text:list-item>
        <text:list-item>
          <text:p text:style-name="P200">#461: Error firmant documents que estan dins una carpeta (APB)</text:p>
        </text:list-item>
        <text:list-item>
          <text:p text:style-name="P200">#463: No es pot obrir l'expedient (Error reading 'fitxerExtension' on type es.caib.ripea.core.api.dto.DocumentDto)</text:p>
        </text:list-item>
        <text:list-item>
          <text:p text:style-name="P200">#464: NullPointerException a l'hora de notificar el ZIP resultat d'una concatenació</text:p>
        </text:list-item>
        <text:list-item>
          <text:p text:style-name="P200">#465: Poder concatenar i notificar documents definitius (no firmats)</text:p>
        </text:list-item>
        <text:list-item>
          <text:p text:style-name="P201">#467: <text:span text:style-name="T38">Error en crear document</text:span></text:p>
        </text:list-item>
        <text:list-item>
          <text:p text:style-name="P201">#469: <text:span text:style-name="T38">Error en notificar un document</text:span></text:p>
        </text:list-item>
        <text:list-item>
          <text:p text:style-name="P201">#471 Afegir els detalls de la notificació realitzada</text:p>
        </text:list-item>
        <text:list-item>
          <text:p text:style-name="P201">#472 Missatge "Ajax error" al enviar notificació</text:p>
        </text:list-item>
        <text:list-item>
          <text:p text:style-name="P201">#474 Mostrar progrés durant l'enviament d'una notificació</text:p>
        </text:list-item>
        <text:list-item>
          <text:p text:style-name="P201">#476 No es mostren les dades de l'enviament</text:p>
        </text:list-item>
        <text:list-item>
          <text:p text:style-name="P201"><text:soft-page-break/>#481 Error al menú d'accions d'un expedient</text:p>
        </text:list-item>
      </text:list>
      <text:list xml:id="list132851466484684" text:continue-list="list132850715356514" text:style-name="Outline">
        <text:list-item>
          <text:list>
            <text:list-header>
              <text:h text:style-name="P115" text:outline-level="2" text:is-list-header="true"><text:bookmark-start text:name="__RefHeading___Toc1006_18069182541111111"/>Canvis <text:span text:style-name="T8">en</text:span> <text:span text:style-name="T8">la </text:span>base de dades<text:bookmark-end text:name="__RefHeading___Toc1006_18069182541111111"/></text:h>
            </text:list-header>
          </text:list>
        </text:list-item>
      </text:list>
      <text:list xml:id="list3730648939" text:style-name="L25">
        <text:list-item>
          <text:p text:style-name="P191">343.oracle.sql</text:p>
        </text:list-item>
        <text:list-item>
          <text:p text:style-name="P191">343.postgresql.sql</text:p>
        </text:list-item>
        <text:list-item>
          <text:p text:style-name="P191">350.oracle.sql</text:p>
        </text:list-item>
        <text:list-item>
          <text:p text:style-name="P191">350.postgresql.sql</text:p>
        </text:list-item>
        <text:list-item>
          <text:p text:style-name="P191">361.oracle.sql</text:p>
        </text:list-item>
        <text:list-item>
          <text:p text:style-name="P191">361.postresql.sql</text:p>
        </text:list-item>
        <text:list-item>
          <text:p text:style-name="P191">362.oracle.sql</text:p>
        </text:list-item>
        <text:list-item>
          <text:p text:style-name="P191">362.postgres.sql</text:p>
        </text:list-item>
        <text:list-item>
          <text:p text:style-name="P191">402.oracle.sql</text:p>
        </text:list-item>
        <text:list-item>
          <text:p text:style-name="P191">402.postgres.sql</text:p>
        </text:list-item>
        <text:list-item>
          <text:p text:style-name="P191">429.oracle.sql</text:p>
        </text:list-item>
        <text:list-item>
          <text:p text:style-name="P191">429.postgresql.sql</text:p>
        </text:list-item>
        <text:list-item>
          <text:p text:style-name="P191">432.oracle.sql</text:p>
        </text:list-item>
        <text:list-item>
          <text:p text:style-name="P191">432.postgres.sql</text:p>
        </text:list-item>
        <text:list-item>
          <text:p text:style-name="P191">434.oracle.sql</text:p>
        </text:list-item>
        <text:list-item>
          <text:p text:style-name="P191">434.postgresql.sql</text:p>
        </text:list-item>
        <text:list-item>
          <text:p text:style-name="P191">435.oracle.sql</text:p>
        </text:list-item>
        <text:list-item>
          <text:p text:style-name="P191">43<text:span text:style-name="T37">5</text:span>.postgres.sql</text:p>
        </text:list-item>
        <text:list-item>
          <text:p text:style-name="P191">450.oracle.sql</text:p>
        </text:list-item>
        <text:list-item>
          <text:p text:style-name="P191">450.postgres.sql</text:p>
        </text:list-item>
      </text:list>
      <text:p text:style-name="P97"/>
      <text:list xml:id="list132850778865739" text:continue-list="list132851466484684" text:style-name="Outline">
        <text:list-header>
          <text:h text:style-name="P115" text:outline-level="2" text:is-list-header="true"><text:bookmark-start text:name="__RefHeading___Toc664_24998508111111111111"/>Canvis <text:span text:style-name="T8">en</text:span> les propietats de l’aplicació<text:bookmark-end text:name="__RefHeading___Toc664_24998508111111111111"/></text:h>
        </text:list-header>
      </text:list>
      <text:list xml:id="list2964532704" text:style-name="L26">
        <text:list-item>
          <text:p text:style-name="P202">350.properties</text:p>
        </text:list-item>
        <text:list-item>
          <text:p text:style-name="P202">362.properties</text:p>
        </text:list-item>
        <text:list-item>
          <text:p text:style-name="P202">439.properties</text:p>
        </text:list-item>
        <text:list-item>
          <text:p text:style-name="P202">440.properties</text:p>
        </text:list-item>
      </text:list>
      <text:p text:style-name="P97"><text:soft-page-break/></text:p>
      <text:list xml:id="list132851226578593" text:continue-list="list132850778865739" text:style-name="Outline">
        <text:list-item>
          <text:h text:style-name="P134" text:outline-level="1"><text:bookmark-start text:name="__RefHeading___Toc2248_3488419412"/><text:span text:style-name="T31">Versió</text:span><text:span text:style-name="T7"> 0.9.75</text:span><text:bookmark-end text:name="__RefHeading___Toc2248_3488419412"/></text:h>
        </text:list-item>
      </text:list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21">Dat<text:span text:style-name="T20">a</text:span></text:p>
          </table:table-cell>
          <table:table-cell table:style-name="Tabla2.B1" office:value-type="string">
            <text:p text:style-name="P74"><text:change text:change-id="ct1641422476864"/><text:change-start text:change-id="ct1641422483104"/>24.09.2020<text:change-end text:change-id="ct1641422483104"/></text:p>
          </table:table-cell>
        </table:table-row>
        <table:table-row table:style-name="Tabla2.2">
          <table:table-cell table:style-name="Tabla2.A2" office:value-type="string">
            <text:p text:style-name="P21">Resum</text:p>
          </table:table-cell>
          <table:table-cell table:style-name="Tabla2.B2" office:value-type="string">
            <text:p text:style-name="P86"/>
          </table:table-cell>
        </table:table-row>
      </table:table>
      <text:list xml:id="list132851211092166" text:continue-numbering="true" text:style-name="Outline">
        <text:list-header>
          <text:h text:style-name="P116" text:outline-level="2" text:is-list-header="true"><text:bookmark-start text:name="__RefHeading___Toc660_249985081111111111111"/>Modificacions incloses dins aquesta versió<text:bookmark-end text:name="__RefHeading___Toc660_249985081111111111111"/></text:h>
        </text:list-header>
      </text:list>
      <text:list xml:id="list3012204628" text:style-name="L27">
        <text:list-item>
          <text:p text:style-name="P204">#<text:span text:style-name="T39">551</text:span>: <text:span text:style-name="T39">Error al modificar dades de l’expedient de tipus múltiple</text:span></text:p>
        </text:list-item>
        <text:list-item>
          <text:p text:style-name="P204">#548: Error al modificar informació d'una tasca ja creada </text:p>
        </text:list-item>
        <text:list-item>
          <text:p text:style-name="P204">#494: Gestió de grups </text:p>
        </text:list-item>
        <text:list-item>
          <text:p text:style-name="P204">#547: Error en els camps obligatoris al crear de permisos <text:s/></text:p>
        </text:list-item>
        <text:list-item>
          <text:p text:style-name="P204">#546: Comprovació de camps obligatoris al crear una metadada </text:p>
        </text:list-item>
        <text:list-item>
          <text:p text:style-name="P204">#394: Adaptació de RIPEA per gestionar procediments comuns <text:s/></text:p>
        </text:list-item>
        <text:list-item>
          <text:p text:style-name="P204">#541: LinkageError al modificar tipus de document <text:s/></text:p>
        </text:list-item>
        <text:list-item>
          <text:p text:style-name="P204">#512: Error en esborrar expedient </text:p>
        </text:list-item>
        <text:list-item>
          <text:p text:style-name="P204">#540: <text:span text:style-name="T40">V</text:span>alidar caràcters acceptats en NOTIFIC@ al formulari de notificacions </text:p>
        </text:list-item>
        <text:list-item>
          <text:p text:style-name="P204">#539: Revisar metadades NTI dels documents IMPORTATS <text:s/></text:p>
        </text:list-item>
        <text:list-item>
          <text:p text:style-name="P204">#486: Les accions massives es queden bloquejades si falla la primera execució en cua <text:s/></text:p>
        </text:list-item>
        <text:list-item>
          <text:p text:style-name="P204">#532: Revisar les metadades NTI de l'expedient </text:p>
        </text:list-item>
        <text:list-item>
          <text:p text:style-name="P204">#527: Millorar funció d'enviament massiu a Portafirmes <text:s/></text:p>
        </text:list-item>
        <text:list-item>
          <text:p text:style-name="P204">#526: Generar ZIP amb un índex de l'expedient.</text:p>
        </text:list-item>
        <text:list-item>
          <text:p text:style-name="P204">#511: No s'actualitza el document signat amb plantilla de flux de firmes i firmes externes </text:p>
        </text:list-item>
        <text:list-item>
          <text:p text:style-name="P204">#397: Preparar RIPEA per una administració distribuïda d’expedients</text:p>
        </text:list-item>
        <text:list-item>
          <text:p text:style-name="P204">#495: No permetre esborrar tipus de documents si existeixen documents d'aquest tipus</text:p>
        </text:list-item>
        <text:list-item>
          <text:p text:style-name="P204">#536: No es poden notificar documents dins un carpeta</text:p>
        </text:list-item>
        <text:list-item>
          <text:p text:style-name="P204">#505: Refrescar document signat amb passarel·la</text:p>
        </text:list-item>
        <text:list-item>
          <text:p text:style-name="P204">#528: Error seguiment d'enviament a portafirmes.</text:p>
        </text:list-item>
        <text:list-item>
          <text:p text:style-name="P204">#535: Camp obligatori "Tipus documental" del tipus de document no es valida correctament.</text:p>
        </text:list-item>
        <text:list-item>
          <text:p text:style-name="P204">#534: Aplicació sense "resposta" a determinades accions</text:p>
        </text:list-item>
        <text:list-item>
          <text:p text:style-name="P204"><text:soft-page-break/>#533: Revisar la importació de documents de Regweb (APB)</text:p>
        </text:list-item>
        <text:list-item>
          <text:p text:style-name="P204">#396: Classificar tipologies d’expedients <text:s/></text:p>
        </text:list-item>
        <text:list-item>
          <text:p text:style-name="P204">#519: Revisar literals i missatges en castellà <text:s/></text:p>
        </text:list-item>
        <text:list-item>
          <text:p text:style-name="P204">#482: Incorporar funcionalitat de firma en servidor</text:p>
        </text:list-item>
        <text:list-item>
          <text:p text:style-name="P204">#530: Problema amb les dades de l'interessat</text:p>
        </text:list-item>
        <text:list-item>
          <text:p text:style-name="P204">#504: Afegir núm d'expedient a la notificació</text:p>
        </text:list-item>
        <text:list-item>
          <text:p text:style-name="P204">#468: Revisar títol llistat de tipus de documents</text:p>
        </text:list-item>
        <text:list-item>
          <text:p text:style-name="P204">#478: Traducció de literals del paginador</text:p>
        </text:list-item>
        <text:list-item>
          <text:p text:style-name="P204">#470: Gestió d'interessats: Balears per defecte al llistat de províncies</text:p>
        </text:list-item>
        <text:list-item>
          <text:p text:style-name="P204">#490: Desactivar el botó Notificar una vegada fet clic</text:p>
        </text:list-item>
        <text:list-item>
          <text:p text:style-name="P204">#489: No permetre afegir més documents si no hi ha tipologies de documents disponibles (s'ha arribat a la multiplicitat màxima)</text:p>
        </text:list-item>
        <text:list-item>
          <text:p text:style-name="P204">#525: Modificar el peu de pàgina per a mostrar la versió i la data de compilació <text:s/></text:p>
        </text:list-item>
        <text:list-item>
          <text:p text:style-name="P204">#491: Desactivar el botó guardar document una vegada fet clic</text:p>
        </text:list-item>
        <text:list-item>
          <text:p text:style-name="P204">#483: Document tipus erroni als detalls de seguiment portafirmes <text:s/></text:p>
        </text:list-item>
        <text:list-item>
          <text:p text:style-name="P204">#514: Error al crear un expedient amb espais en blanc</text:p>
        </text:list-item>
        <text:list-item>
          <text:p text:style-name="P204">#503: Error en crear un expedient amb nom repetit</text:p>
        </text:list-item>
        <text:list-item>
          <text:p text:style-name="P204">#522: Error en crear tasca</text:p>
        </text:list-item>
        <text:list-item>
          <text:p text:style-name="P204">#501: Canvi en nombre registres llista i recordar selecció</text:p>
        </text:list-item>
        <text:list-item>
          <text:p text:style-name="P204">#521: Afegir URL de l'expedient al visor en l'enviament a Portafirmes</text:p>
        </text:list-item>
        <text:list-item>
          <text:p text:style-name="P204">#499: Nova columna a la taula d'expedients</text:p>
        </text:list-item>
        <text:list-item>
          <text:p text:style-name="P204">#497: Millora avisos</text:p>
        </text:list-item>
        <text:list-item>
          <text:p text:style-name="P204">#523: Activar/desactivar la creació dels tipus documentals amb una propietat </text:p>
        </text:list-item>
        <text:list-item>
          <text:p text:style-name="P204">#507: No s'està informant correctament la metadada normativa en document</text:p>
        </text:list-item>
        <text:list-item>
          <text:p text:style-name="P204">#513: De vegades falla la tornada de PF i es queda el document bloquejat en pendent de signatura</text:p>
        </text:list-item>
        <text:list-item>
          <text:p text:style-name="P204">#506: Problema amb el tipus ENI de document "Convocatòria"</text:p>
        </text:list-item>
        <text:list-item>
          <text:p text:style-name="P204">#479: Establir una mida màxima al nom i descripció d'un document</text:p>
        </text:list-item>
        <text:list-item>
          <text:p text:style-name="P204">#477: Valor per defecte per les dades d'un expedient</text:p>
        </text:list-item>
        <text:list-item>
          <text:p text:style-name="P204">#509: Tipus de document en alta de document posar-ho buit per defecte</text:p>
        </text:list-item>
        <text:list-item>
          <text:p text:style-name="P204"><text:soft-page-break/>#510: Les finestres modals es tanquen</text:p>
        </text:list-item>
        <text:list-item>
          <text:p text:style-name="P204">#498: No enviar canvi estat notificació finalitzada a Processada</text:p>
        </text:list-item>
        <text:list-item>
          <text:p text:style-name="P204">#500: Afegir enllaç a l'expedient</text:p>
        </text:list-item>
        <text:list-item>
          <text:p text:style-name="P204">#508: Falta text d'error en camp email d'interessat</text:p>
        </text:list-item>
        <text:list-item>
          <text:p text:style-name="P204">#485: Error executant una acció massiva</text:p>
        </text:list-item>
        <text:list-item>
          <text:p text:style-name="P204">#475: Afegir certificació de la notificació</text:p>
        </text:list-item>
        <text:list-item>
          <text:p text:style-name="P204">#330: Permetre agrupar correus en la configuració d’usuari de RIPEA</text:p>
        </text:list-item>
        <text:list-item>
          <text:p text:style-name="P204">#467: Error en crear <text:span text:style-name="T44">document</text:span></text:p>
        </text:list-item>
        <text:list-item>
          <text:p text:style-name="P204">#456: Deshabilitar les notificacions si no hi ha cap interessat per a notificar</text:p>
        </text:list-item>
        <text:list-item>
          <text:p text:style-name="P204">#484: Error llistant el contingut d'una execució massiva</text:p>
        </text:list-item>
        <text:list-item>
          <text:p text:style-name="P204">#493: Error copiant l'enllaç CSV del document</text:p>
        </text:list-item>
      </text:list>
      <text:list xml:id="list132852522776362" text:continue-list="list132851211092166" text:style-name="Outline">
        <text:list-item>
          <text:list>
            <text:list-header>
              <text:h text:style-name="P116" text:outline-level="2" text:is-list-header="true"><text:bookmark-start text:name="__RefHeading___Toc1006_180691825411111111"/>Canvis <text:span text:style-name="T8">en</text:span> <text:span text:style-name="T8">la </text:span>base de dades<text:bookmark-end text:name="__RefHeading___Toc1006_180691825411111111"/></text:h>
            </text:list-header>
          </text:list>
        </text:list-item>
      </text:list>
      <text:list xml:id="list2450312429" text:style-name="L28">
        <text:list-item>
          <text:p text:style-name="P205"><text:span text:style-name="T29">330.oracle.sql</text:span></text:p>
        </text:list-item>
        <text:list-item>
          <text:p text:style-name="P192">3<text:span text:style-name="T41">30</text:span>.postgresql.sql</text:p>
        </text:list-item>
        <text:list-item>
          <text:p text:style-name="P206"><text:span text:style-name="T29">396.oracle.sql</text:span></text:p>
        </text:list-item>
        <text:list-item>
          <text:p text:style-name="P193">3<text:span text:style-name="T42">96</text:span>.postgresql.sql</text:p>
        </text:list-item>
        <text:list-item>
          <text:p text:style-name="P207"><text:span text:style-name="T42">428.oracle.sql</text:span></text:p>
        </text:list-item>
        <text:list-item>
          <text:p text:style-name="P194"><text:span text:style-name="T42">428</text:span>.postgresql.sql</text:p>
        </text:list-item>
        <text:list-item>
          <text:p text:style-name="P207"><text:span text:style-name="T42">494.oracle.sql</text:span></text:p>
        </text:list-item>
        <text:list-item>
          <text:p text:style-name="P194"><text:span text:style-name="T42">494</text:span>.postgresql.sql</text:p>
        </text:list-item>
        <text:list-item>
          <text:p text:style-name="P207"><text:span text:style-name="T42">497.oracle.sql</text:span></text:p>
        </text:list-item>
        <text:list-item>
          <text:p text:style-name="P194"><text:span text:style-name="T42">497</text:span>.postgresql.sql</text:p>
        </text:list-item>
      </text:list>
      <text:list xml:id="list132851814138039" text:continue-list="list132852522776362" text:style-name="Outline">
        <text:list-header>
          <text:h text:style-name="P116" text:outline-level="2" text:is-list-header="true"><text:bookmark-start text:name="__RefHeading___Toc664_249985081111111111111"/>Canvis <text:span text:style-name="T8">en</text:span> les propietats de l’aplicació<text:bookmark-end text:name="__RefHeading___Toc664_249985081111111111111"/></text:h>
        </text:list-header>
      </text:list>
      <text:list xml:id="list2784326219" text:style-name="L29">
        <text:list-item>
          <text:p text:style-name="P203">3<text:span text:style-name="T41">3</text:span>0.properties</text:p>
        </text:list-item>
        <text:list-item>
          <text:p text:style-name="P203"><text:span text:style-name="T43">485</text:span>.properties</text:p>
        </text:list-item>
        <text:list-item>
          <text:p text:style-name="P208"><text:span text:style-name="T43">521.properties</text:span></text:p>
        </text:list-item>
        <text:list-item>
          <text:p text:style-name="P203"><text:span text:style-name="T43">523</text:span>.properties</text:p>
        </text:list-item>
      </text:list>
      <text:list xml:id="list132851002504819" text:continue-list="list132851814138039" text:style-name="Outline">
        <text:list-item>
          <text:h text:style-name="P135" text:outline-level="1"><text:bookmark-start text:name="__RefHeading___Toc2383_151436636"/><text:span text:style-name="T31">Versió</text:span><text:span text:style-name="T7"> 0.9.7</text:span><text:span text:style-name="T32">6</text:span><text:bookmark-end text:name="__RefHeading___Toc2383_151436636"/></text:h>
        </text:list-item>
      </text:list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22">Dat<text:span text:style-name="T20">a</text:span></text:p>
          </table:table-cell>
          <table:table-cell table:style-name="Tabla3.B1" office:value-type="string">
            <text:p text:style-name="P70"><text:change text:change-id="ct1641422478544"/><text:change-start text:change-id="ct1641422478784"/><text:span text:style-name="T47">01</text:span><text:change-end text:change-id="ct1641422478784"/><text:change-start text:change-id="ct1641422487664"/><text:span text:style-name="T47">.10.2020</text:span><text:change-end text:change-id="ct1641422487664"/></text:p>
          </table:table-cell>
        </table:table-row>
        <table:table-row table:style-name="Tabla3.2">
          <table:table-cell table:style-name="Tabla3.A2" office:value-type="string">
            <text:p text:style-name="P22">Resum</text:p>
          </table:table-cell>
          <table:table-cell table:style-name="Tabla3.B2" office:value-type="string">
            <text:p text:style-name="P87"/>
          </table:table-cell>
        </table:table-row>
      </table:table>
      <text:list xml:id="list132852301738755" text:continue-numbering="true" text:style-name="Outline">
        <text:list-header>
          <text:h text:style-name="P117" text:outline-level="2" text:is-list-header="true"><text:bookmark-start text:name="__RefHeading___Toc660_2499850811111111111111"/>Modificacions incloses dins aquesta versió<text:bookmark-end text:name="__RefHeading___Toc660_2499850811111111111111"/></text:h>
        </text:list-header>
      </text:list>
      <text:list xml:id="list132850812428050" text:continue-list="list1187164640" text:style-name="L1">
        <text:list-item>
          <text:p text:style-name="P141"><text:change text:change-id="ct1641422472544"/><text:change-start text:change-id="ct1641422479744"/><text:span text:style-name="T46">#</text:span>460: <text:change-end text:change-id="ct1641422479744"/><text:change-start text:change-id="ct1641422480464"/>Missatge d'expedients existents a l'hora d'esborrar un tipus d'expedient <text:s/></text:p>
        </text:list-item>
        <text:list-item>
          <text:p text:style-name="P141">#480: Afegir opció d'escollir un flux de firma existent a l'hora d'enviar un document al portafirmes<text:change-end text:change-id="ct1641422480464"/></text:p>
        </text:list-item>
        <text:list-item>
          <text:p text:style-name="P141"><text:change-start text:change-id="ct1641422480704"/>#496: <text:change-end text:change-id="ct1641422480704"/>Actualitzar llibreria de datatables a versió 1.10+ <text:change text:change-id="ct1641422481904"/><text:s/><text:change text:change-id="ct1641422492944"/><text:change-start text:change-id="ct1641422491264"/></text:p>
        </text:list-item>
        <text:list-item>
          <text:p text:style-name="P141">#516: Afegir el nom del fitxer després d'arrossegar un fitxer </text:p>
        </text:list-item>
        <text:list-item>
          <text:p text:style-name="P141">#518: Error en crear interessats duplicats </text:p>
        </text:list-item>
        <text:list-item>
          <text:p text:style-name="P141">#529: Millorar el seguiment de signatura amb varis signants <text:change-end text:change-id="ct1641422491264"/><text:change-start text:change-id="ct1641422502784"/></text:p>
        </text:list-item>
        <text:list-item>
          <text:p text:style-name="P141">#531: Afegir manual d'usuari </text:p>
        </text:list-item>
        <text:list-item>
          <text:p text:style-name="P141">Afegir manual d'usuari #1 53<text:change-end text:change-id="ct1641422502784"/><text:change-start text:change-id="ct1641422493184"/></text:p>
        </text:list-item>
        <text:list-item>
          <text:p text:style-name="P141">#543: Controlar l'error de contingut no trobat </text:p>
        </text:list-item>
        <text:list-item>
          <text:p text:style-name="P141">#544: Històric d'accions i esdeveniments <text:s/><text:change-end text:change-id="ct1641422493184"/><text:change-start text:change-id="ct1641422501824"/></text:p>
        </text:list-item>
        <text:list-item>
          <text:p text:style-name="P141">#554: Permetre cercar expedients per codi SIA <text:change-end text:change-id="ct1641422501824"/><text:change-start text:change-id="ct1641422492224"/></text:p>
        </text:list-item>
        <text:list-item>
          <text:p text:style-name="P141">#555: Permetre cercar expedients per òrgan gestor <text:s/></text:p>
        </text:list-item>
        <text:list-item>
          <text:p text:style-name="P141">#556: Afegir el codi SIA a la columna Tipus del llistat d'expedients <text:s/></text:p>
        </text:list-item>
        <text:list-item>
          <text:p text:style-name="P141">#561: Incloure el motiu de rebuig a l'alerta de l'expedient <text:s/></text:p>
        </text:list-item>
        <text:list-item>
          <text:p text:style-name="P141"><text:change-end text:change-id="ct1641422492224"/><text:change-start text:change-id="ct1641422494864"/>#562:<text:change-end text:change-id="ct1641422494864"/><text:change-start text:change-id="ct1641422493664"/> Revisar nom interessat </text:p>
        </text:list-item>
        <text:list-item>
          <text:p text:style-name="P141">#563: Revisar permisos d'accés dels usuaris a les accions massives<text:change-end text:change-id="ct1641422493664"/><text:change-start text:change-id="ct1641422489344"/></text:p>
        </text:list-item>
        <text:list-item>
          <text:p text:style-name="P141">#565 : Error al crear una carpeta dins un expedient <text:change-end text:change-id="ct1641422489344"/><text:change-start text:change-id="ct1641422498944"/></text:p>
        </text:list-item>
        <text:list-item>
          <text:p text:style-name="P141"><text:s/>#574: Canvi d'ordre en responsables portafirmes<text:change-end text:change-id="ct1641422498944"/></text:p>
        </text:list-item>
      </text:list>
      <text:list xml:id="list132851306266353" text:continue-list="list132852301738755" text:style-name="Outline">
        <text:list-item>
          <text:list>
            <text:list-header>
              <text:h text:style-name="P117" text:outline-level="2" text:is-list-header="true"><text:bookmark-start text:name="__RefHeading___Toc1006_1806918254111111111"/>Canvis <text:span text:style-name="T8">en</text:span> <text:span text:style-name="T8">la </text:span>base de dades<text:bookmark-end text:name="__RefHeading___Toc1006_1806918254111111111"/></text:h>
            </text:list-header>
          </text:list>
        </text:list-item>
      </text:list>
      <text:list xml:id="list3752965853" text:style-name="L30">
        <text:list-item>
          <text:p text:style-name="P209"><text:span text:style-name="T29">330.oracle.sql</text:span></text:p>
        </text:list-item>
        <text:list-item>
          <text:p text:style-name="P195">3<text:span text:style-name="T41">30</text:span>.postgresql.sql</text:p>
        </text:list-item>
      </text:list>
      <text:list xml:id="list132850832224227" text:continue-list="list132851306266353" text:style-name="Outline">
        <text:list-header>
          <text:h text:style-name="P117" text:outline-level="2" text:is-list-header="true"><text:bookmark-start text:name="__RefHeading___Toc664_2499850811111111111111"/><text:soft-page-break/>Canvis <text:span text:style-name="T8">en</text:span> les propietats de l’aplicació<text:bookmark-end text:name="__RefHeading___Toc664_2499850811111111111111"/></text:h>
        </text:list-header>
      </text:list>
      <text:list xml:id="list768136862" text:style-name="L31">
        <text:list-item>
          <text:p text:style-name="P210">No aplica<text:change-start text:change-id="ct1641422490544"/></text:p>
        </text:list-item>
      </text:list>
      <text:list xml:id="list132851255549661" text:continue-list="list132850832224227" text:style-name="Outline">
        <text:list-item>
          <text:h text:style-name="P136" text:outline-level="1"><text:span text:style-name="T31">Versió</text:span><text:span text:style-name="T7"> 0.9.7</text:span><text:span text:style-name="T33">7</text:span></text:h>
        </text:list-item>
      </text:list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23">Dat<text:span text:style-name="T20">a</text:span></text:p>
          </table:table-cell>
          <table:table-cell table:style-name="Tabla4.B1" office:value-type="string">
            <text:p text:style-name="P71"><text:date style:data-style-name="N104" text:date-value="2021-01-04T13:28:50.526999989">4.01.21</text:date></text:p>
          </table:table-cell>
        </table:table-row>
        <table:table-row table:style-name="Tabla4.2">
          <table:table-cell table:style-name="Tabla4.A2" office:value-type="string">
            <text:p text:style-name="P23">Resum</text:p>
          </table:table-cell>
          <table:table-cell table:style-name="Tabla4.B2" office:value-type="string">
            <text:p text:style-name="P88"/>
          </table:table-cell>
        </table:table-row>
      </table:table>
      <text:list xml:id="list132851327315444" text:continue-numbering="true" text:style-name="Outline">
        <text:list-header>
          <text:h text:style-name="P118" text:outline-level="2" text:is-list-header="true"><text:bookmark-start text:name="__RefHeading___Toc660_24998508111111111111111"/>Modificacions incloses dins aquesta versió<text:bookmark-end text:name="__RefHeading___Toc660_24998508111111111111111"/></text:h>
        </text:list-header>
      </text:list>
      <text:list xml:id="list132851067789537" text:continue-list="list132850812428050" text:style-name="L1">
        <text:list-item>
          <text:p text:style-name="P212">#385: Permetre canvis d'estat massius d'expedients</text:p>
        </text:list-item>
        <text:list-item>
          <text:p text:style-name="P212">#386: Permetre el tancament massiu d'expedients</text:p>
        </text:list-item>
        <text:list-item>
          <text:p text:style-name="P212">#387: Millores a la tramitació massiva</text:p>
        </text:list-item>
        <text:list-item>
          <text:p text:style-name="P142"><text:span text:style-name="T46">#389: </text:span>Incorporar mòdul per generar estadístiques i informes d'utilització de RIPEA</text:p>
        </text:list-item>
        <text:list-item>
          <text:p text:style-name="P212">#391: Integració amb la gestió de càrrecs de Portafib</text:p>
        </text:list-item>
        <text:list-item>
          <text:p text:style-name="P212">#524: Lligar manteniment de tipus documentals NTI amb API de l'arxiu digital</text:p>
        </text:list-item>
        <text:list-item>
          <text:p text:style-name="P212">#545: Modificacions en el quadre gris de l'esquerra de l'expedient</text:p>
        </text:list-item>
        <text:list-item>
          <text:p text:style-name="P213">#557: Revisar columnes de la gestió de tipus d'expedients</text:p>
        </text:list-item>
        <text:list-item>
          <text:p text:style-name="P213">#559: Permetre a l'administrador assignar expedients</text:p>
        </text:list-item>
        <text:list-item>
          <text:p text:style-name="P213">#569: Camps buits en l'exportació d'expedients a un full de càlcul</text:p>
        </text:list-item>
        <text:list-item>
          <text:p text:style-name="P213">#570: Permetre triar els interessats de la notificació i altres millores respecte a les notificacions electròniques</text:p>
        </text:list-item>
        <text:list-item>
          <text:p text:style-name="P213">#571: Revisar paràmetre de cerca per estat</text:p>
        </text:list-item>
        <text:list-item>
          <text:p text:style-name="P213">#575: Error en ordenar per la columna Tipus la llista d'expedients</text:p>
        </text:list-item>
        <text:list-item>
          <text:p text:style-name="P213">#576: No es poden modificar interessats.</text:p>
        </text:list-item>
        <text:list-item>
          <text:p text:style-name="P213">#577: Refrescar la pàgina al crear el primer interessat perquè l'opció de "Notificar" no surt activa.</text:p>
        </text:list-item>
        <text:list-item>
          <text:p text:style-name="P213">#580: Problema amb Núm Expedient al notificar</text:p>
        </text:list-item>
        <text:list-item>
          <text:p text:style-name="P213">#581: Controlar error si no es troba l'usuari entitat a l'hora de fer una petició de firma</text:p>
        </text:list-item>
        <text:list-item>
          <text:p text:style-name="P213">#582: Error petició firma amb usuaris externs</text:p>
        </text:list-item>
        <text:list-item>
          <text:p text:style-name="P213">#583: Error a l'hora de tancar un expedient amb esborranys</text:p>
        </text:list-item>
        <text:list-item>
          <text:p text:style-name="P213">#585: Quan un usuari ara selecciona un o més expedients, el botó d'Exportar apareix sempre desactivat.</text:p>
        </text:list-item>
        <text:list-item>
          <text:p text:style-name="P213"><text:soft-page-break/>#586: Error al accedir a la monitorització d'integracions</text:p>
        </text:list-item>
        <text:list-item>
          <text:p text:style-name="P213">#587: Error al adjuntar un document amb firma detached</text:p>
        </text:list-item>
        <text:list-item>
          <text:p text:style-name="P213">#588: Millores referents als fluxos de firma</text:p>
        </text:list-item>
        <text:list-item>
          <text:p text:style-name="P213">#590: Problema amb plantilles de flux de firma</text:p>
        </text:list-item>
        <text:list-item>
          <text:p text:style-name="P213">#591: Error no controlat a la pantalla de detalls del localitzador de contingut</text:p>
        </text:list-item>
        <text:list-item>
          <text:p text:style-name="P213">#592: Error no controlat a la interficie web, dins un expedient</text:p>
        </text:list-item>
        <text:list-item>
          <text:p text:style-name="P213">#593: Error no controlat a la interficie web, dins un expedient</text:p>
        </text:list-item>
        <text:list-item>
          <text:p text:style-name="P213">#594: No es poden modificar les dades d'un interessaat</text:p>
        </text:list-item>
        <text:list-item>
          <text:p text:style-name="P213">#596: Mostar flux de firma al desplegable</text:p>
        </text:list-item>
        <text:list-item>
          <text:p text:style-name="P213">#597: Canviar ordre filtratges del llistat d'expedients</text:p>
        </text:list-item>
        <text:list-item>
          <text:p text:style-name="P213">#598: Quan es marca com a llegida la darrera alerta que es tanqui la finestra modal automàticament</text:p>
        </text:list-item>
        <text:list-item>
          <text:p text:style-name="P213">#599: Permetre per property moure documents firmats a carpetes</text:p>
        </text:list-item>
        <text:list-item>
          <text:p text:style-name="P143">#610: <text:change-end text:change-id="ct1641422490544"/><text:change-start text:change-id="ct1641422498224"/>Error d'enviament a portafirmes no controlat<text:change-end text:change-id="ct1641422498224"/><text:change-start text:change-id="ct1641422490304"/></text:p>
        </text:list-item>
        <text:list-item>
          <text:p text:style-name="P143"><text:span text:style-name="T49">#611: </text:span><text:change-end text:change-id="ct1641422490304"/><text:change-start text:change-id="ct1641422498704"/>No es tanca la finestra de firma amb firma pasarel·la</text:p>
          <text:p text:style-name="P213"><text:change-end text:change-id="ct1641422498704"/><text:change-start text:change-id="ct1641422493904"/></text:p>
        </text:list-item>
      </text:list>
      <text:list xml:id="list132852004364366" text:continue-list="list132851327315444" text:style-name="Outline">
        <text:list-item>
          <text:list>
            <text:list-header>
              <text:h text:style-name="P118" text:outline-level="2" text:is-list-header="true"><text:bookmark-start text:name="__RefHeading___Toc1006_18069182541111111111"/>Canvis <text:span text:style-name="T8">en</text:span> <text:span text:style-name="T8">la </text:span>base de dades<text:bookmark-end text:name="__RefHeading___Toc1006_18069182541111111111"/></text:h>
            </text:list-header>
          </text:list>
        </text:list-item>
      </text:list>
      <text:list xml:id="list1323579641" text:style-name="L32">
        <text:list-item>
          <text:p text:style-name="P214"><text:span text:style-name="T29">389.oracle.sql</text:span></text:p>
        </text:list-item>
        <text:list-item>
          <text:p text:style-name="P196">3<text:span text:style-name="T48">89</text:span>.postgresql.sql</text:p>
        </text:list-item>
      </text:list>
      <text:list xml:id="list132852285531937" text:continue-list="list132852004364366" text:style-name="Outline">
        <text:list-header>
          <text:h text:style-name="P118" text:outline-level="2" text:is-list-header="true"><text:bookmark-start text:name="__RefHeading___Toc664_24998508111111111111111"/>Canvis <text:span text:style-name="T8">en</text:span> les propietats de l’aplicació<text:bookmark-end text:name="__RefHeading___Toc664_24998508111111111111111"/></text:h>
        </text:list-header>
      </text:list>
      <text:list xml:id="list1926571965" text:style-name="L33">
        <text:list-item>
          <text:p text:style-name="P211">No aplica<text:change-end text:change-id="ct1641422493904"/><text:change-start text:change-id="ct1641422500144"/></text:p>
        </text:list-item>
      </text:list>
      <text:p text:style-name="P98"><text:change-end text:change-id="ct1641422500144"/><text:change-start text:change-id="ct1641422490784"/></text:p>
      <text:list xml:id="list132851664900838" text:continue-list="list132852285531937" text:style-name="Outline">
        <text:list-item>
          <text:h text:style-name="P137" text:outline-level="1"><text:span text:style-name="T31">Versió</text:span><text:span text:style-name="T7"> 0.9.7</text:span><text:span text:style-name="T34">8</text:span><text:change-end text:change-id="ct1641422490784"/></text:h>
        </text:list-item>
      </text:list>
      <table:table table:name="Taula8" table:style-name="Taula8">
        <table:table-column table:style-name="Taula8.A"/>
        <table:table-column table:style-name="Taula8.B"/>
        <table:table-row>
          <table:table-cell table:style-name="Taula8.A1" office:value-type="string">
            <text:p text:style-name="P24"><text:change-start text:change-id="ct1641422493424"/>Dat<text:span text:style-name="T20">a</text:span><text:change-end text:change-id="ct1641422493424"/></text:p>
          </table:table-cell>
          <table:table-cell table:style-name="Taula8.B1" office:value-type="string">
            <text:p text:style-name="P72"><text:change-start text:change-id="ct1641422488144"/><text:date style:data-style-name="N37" text:date-value="2020-11-27T08:30:36.825424921" text:fixed="true">27/11/20</text:date><text:change-end text:change-id="ct1641422488144"/></text:p>
          </table:table-cell>
        </table:table-row>
        <table:table-row table:style-name="Taula8.2">
          <table:table-cell table:style-name="Taula8.A2" office:value-type="string">
            <text:p text:style-name="P24"><text:change-start text:change-id="ct1641422502544"/>Resum<text:change-end text:change-id="ct1641422502544"/></text:p>
          </table:table-cell>
          <table:table-cell table:style-name="Taula8.B2" office:value-type="string">
            <text:p text:style-name="P89"/>
          </table:table-cell>
        </table:table-row>
      </table:table>
      <text:list xml:id="list132852369108965" text:continue-numbering="true" text:style-name="Outline">
        <text:list-header>
          <text:h text:style-name="P119" text:outline-level="2" text:is-list-header="true"><text:bookmark-start text:name="__RefHeading___Toc660_249985081111111111111111"/><text:change-start text:change-id="ct1641422502304"/>Modificacions incloses dins aquesta versió<text:bookmark-end text:name="__RefHeading___Toc660_249985081111111111111111"/></text:h>
        </text:list-header>
      </text:list>
      <text:list xml:id="list132852487008431" text:continue-list="list132851067789537" text:style-name="L1">
        <text:list-item>
          <text:p text:style-name="P144">#389 Incorporar mòdul per generar estadístiques i informes d'utilització de RIPEA</text:p>
        </text:list-item>
        <text:list-item>
          <text:p text:style-name="P144">#542 Canvi d'icona de document signat</text:p>
        </text:list-item>
        <text:list-item>
          <text:p text:style-name="P144">#578 Definir nou rol per Administrador d'òrgan gestor</text:p>
        </text:list-item>
        <text:list-item>
          <text:p text:style-name="P144">#579 Donar accés als administradors per cercar expedients</text:p>
        </text:list-item>
        <text:list-item>
          <text:p text:style-name="P144">#589 Error d'administrador d'òrgan al donar permisos</text:p>
        </text:list-item>
        <text:list-item>
          <text:p text:style-name="P144">#600 Problema descarregant fitxers firmats que no són PDF</text:p>
        </text:list-item>
        <text:list-item>
          <text:p text:style-name="P144">#602 Permetre descarregar la versió imprimible de documents no firmats</text:p>
        </text:list-item>
        <text:list-item>
          <text:p text:style-name="P144">#603 Desapareix la columna de num expedient quan selecciones "expedients agafats"</text:p>
        </text:list-item>
        <text:list-item>
          <text:p text:style-name="P144">#604 Afegir columna num expedient al llistat del localitzador de contingut</text:p>
        </text:list-item>
        <text:list-item>
          <text:p text:style-name="P144">#607 Ampliar la mida de la finestra de canvi d'estat dins les accions massives</text:p>
        </text:list-item>
        <text:list-item>
          <text:p text:style-name="P144">#608 No surten tots els estats al filtre del cercador d'expedients</text:p>
        </text:list-item>
        <text:list-item>
          <text:p text:style-name="P144">#609 La certificació de Notific@ no s'està guardant a l'expedient</text:p>
        </text:list-item>
        <text:list-item>
          <text:p text:style-name="P144">#613 Revisar integració amb viaFirma</text:p>
        </text:list-item>
        <text:list-item>
          <text:p text:style-name="P144">#614 Problema amb el nom del document i flux de firma</text:p>
        </text:list-item>
        <text:list-item>
          <text:p text:style-name="P144">#615 Error acceptant expedients pendents</text:p>
        </text:list-item>
        <text:list-item>
          <text:p text:style-name="P145">#616 Propagar la relació d'expedients a l'arxiu digital</text:p>
        </text:list-item>
        <text:list-item>
          <text:p text:style-name="P145">#6<text:span text:style-name="T52">24</text:span> <text:change-end text:change-id="ct1641422502304"/><text:change-start text:change-id="ct1641422501584"/>Error mostrant el contingut de l'expedient<text:change-end text:change-id="ct1641422501584"/><text:change-start text:change-id="ct1641422498464"/></text:p>
        </text:list-item>
        <text:list-item>
          <text:p text:style-name="P145">#6<text:span text:style-name="T52">25</text:span> <text:change-end text:change-id="ct1641422498464"/><text:change-start text:change-id="ct1641422492704"/>Error guardant la certificació de DEHú a l'expedient<text:change-end text:change-id="ct1641422492704"/><text:change-start text:change-id="ct1641422494624"/></text:p>
        </text:list-item>
      </text:list>
      <text:list xml:id="list132850602089670" text:continue-list="list132852369108965" text:style-name="Outline">
        <text:list-item>
          <text:list>
            <text:list-header>
              <text:h text:style-name="P119" text:outline-level="2" text:is-list-header="true"><text:bookmark-start text:name="__RefHeading___Toc1006_180691825411111111111"/>Canvis <text:span text:style-name="T8">en</text:span> <text:span text:style-name="T8">la </text:span>base de dades<text:bookmark-end text:name="__RefHeading___Toc1006_180691825411111111111"/></text:h>
            </text:list-header>
          </text:list>
        </text:list-item>
      </text:list>
      <text:list xml:id="list1318759789" text:style-name="L34">
        <text:list-item>
          <text:p text:style-name="P215"><text:span text:style-name="T51">613.oracle.sql Canvis integració viafirma.</text:span></text:p>
        </text:list-item>
        <text:list-item>
          <text:p text:style-name="P215"><text:span text:style-name="T51">613.postgresql.sql Canvis integració viafirma.</text:span></text:p>
        </text:list-item>
      </text:list>
      <text:list xml:id="list132851484532726" text:continue-list="list132850602089670" text:style-name="Outline">
        <text:list-header>
          <text:h text:style-name="P119" text:outline-level="2" text:is-list-header="true"><text:bookmark-start text:name="__RefHeading___Toc664_249985081111111111111111"/><text:soft-page-break/>Canvis <text:span text:style-name="T8">en</text:span> les propietats de l’aplicació<text:bookmark-end text:name="__RefHeading___Toc664_249985081111111111111111"/></text:h>
        </text:list-header>
      </text:list>
      <text:list xml:id="list2516679913" text:style-name="L35">
        <text:list-item>
          <text:p text:style-name="P216"><text:change-end text:change-id="ct1641422494624"/><text:change-start text:change-id="ct1641422491504"/><text:span text:style-name="T50">602.properties Paràmetre opcional per a configurar descàrrega de la versió im</text:span><text:change-end text:change-id="ct1641422491504"/><text:change-start text:change-id="ct1641422495344"/><text:span text:style-name="T50">primible de documents no firmats.</text:span><text:change-end text:change-id="ct1641422495344"/><text:change-start text:change-id="ct1641422499184"/></text:p>
        </text:list-item>
        <text:list-item>
          <text:p text:style-name="P217"><text:span text:style-name="T50">613.properties Paràmetres opcionals de configuració pel plugin de viafirma.</text:span></text:p>
        </text:list-item>
        <text:list-item>
          <text:p text:style-name="P217"><text:span text:style-name="T50">616.properties Paràmetre opcional per a configurar la propagació de la relació d</text:span><text:change-end text:change-id="ct1641422499184"/><text:change-start text:change-id="ct1641422491744"/><text:span text:style-name="T50">’expedients a l’arxiu</text:span><text:change-end text:change-id="ct1641422491744"/><text:change-start text:change-id="ct1641422503024"/><text:span text:style-name="T50">.</text:span><text:change-end text:change-id="ct1641422503024"/><text:change-start text:change-id="ct1641422497504"/></text:p>
        </text:list-item>
      </text:list>
      <text:p text:style-name="P99"/>
      <text:list xml:id="list132850814149885" text:continue-list="list132851484532726" text:style-name="Outline">
        <text:list-item>
          <text:h text:style-name="P138" text:outline-level="1"><text:span text:style-name="T31">Versió</text:span><text:span text:style-name="T7"> 0.9.7</text:span><text:span text:style-name="T35">9</text:span><text:change-end text:change-id="ct1641422497504"/></text:h>
        </text:list-item>
      </text:list>
      <table:table table:name="Taula9" table:style-name="Taula9">
        <table:table-column table:style-name="Taula9.A"/>
        <table:table-column table:style-name="Taula9.B"/>
        <table:table-row>
          <table:table-cell table:style-name="Taula9.A1" office:value-type="string">
            <text:p text:style-name="P25"><text:change-start text:change-id="ct1641422500384"/>Dat<text:span text:style-name="T20">a</text:span><text:change-end text:change-id="ct1641422500384"/></text:p>
          </table:table-cell>
          <table:table-cell table:style-name="Taula9.B1" office:value-type="string">
            <text:p text:style-name="P73"><text:change-start text:change-id="ct1641422489584"/><text:date style:data-style-name="N37" text:date-value="2020-12-21T09:19:25.615701000" text:fixed="true">21/12/20</text:date><text:change-end text:change-id="ct1641422489584"/></text:p>
          </table:table-cell>
        </table:table-row>
        <table:table-row table:style-name="Taula9.2">
          <table:table-cell table:style-name="Taula9.A2" office:value-type="string">
            <text:p text:style-name="P25"><text:change-start text:change-id="ct1641422496544"/>Resum<text:change-end text:change-id="ct1641422496544"/></text:p>
          </table:table-cell>
          <table:table-cell table:style-name="Taula9.B2" office:value-type="string">
            <text:p text:style-name="P90"/>
          </table:table-cell>
        </table:table-row>
      </table:table>
      <text:list xml:id="list132850629765587" text:continue-numbering="true" text:style-name="Outline">
        <text:list-header>
          <text:h text:style-name="P120" text:outline-level="2" text:is-list-header="true"><text:bookmark-start text:name="__RefHeading___Toc660_2499850811111111111111111"/><text:change-start text:change-id="ct1641422502064"/>Modificacions incloses dins aquesta versió<text:bookmark-end text:name="__RefHeading___Toc660_2499850811111111111111111"/></text:h>
        </text:list-header>
      </text:list>
      <text:list xml:id="list132852630177398" text:continue-list="list132852487008431" text:style-name="L1">
        <text:list-item>
          <text:p text:style-name="P146">#389 Incorporar mòdul per generar estadístiques i informes d'utilització de RIPEA</text:p>
        </text:list-item>
        <text:list-item>
          <text:p text:style-name="P146">#560 Implementar API REST de consulta per explotar dades estadístiques per tercers</text:p>
        </text:list-item>
        <text:list-item>
          <text:p text:style-name="P146">#601 Canviar les peticions SOAP per peticions REST (API firma simple) cap a Portafib</text:p>
        </text:list-item>
        <text:list-item>
          <text:p text:style-name="P146">#605 Reassignació d'expedients per codi d'usuari</text:p>
        </text:list-item>
        <text:list-item>
          <text:p text:style-name="P146">#621 Acció massiva per reintentar l'arxivat de documents signats</text:p>
        </text:list-item>
        <text:list-item>
          <text:p text:style-name="P146">#622 Emmagatzemar temporalment els documents signats en Filesystem</text:p>
        </text:list-item>
        <text:list-item>
          <text:p text:style-name="P146">#626 Revisar la funcionalitat de gestió d'expedients per usuaris administradors</text:p>
        </text:list-item>
        <text:list-item>
          <text:p text:style-name="P146">#637 Tarda molt en carregar un domini al llistat de metadades</text:p>
        </text:list-item>
        <text:list-item>
          <text:p text:style-name="P146">#639 No s'actualiten les dades estadístiques dels documents</text:p>
        </text:list-item>
        <text:list-item>
          <text:p text:style-name="P146">#642 Problema accés dels administradors d'òrgan<text:change-end text:change-id="ct1641422502064"/><text:change-start text:change-id="ct1641504484752"/></text:p>
        </text:list-item>
        <text:list-item>
          <text:p text:style-name="P146">#661 Revisar esborrat de documents amb enviament a portafirmes actiu<text:change-end text:change-id="ct1641504484752"/><text:change-start text:change-id="ct1641504485232"/></text:p>
        </text:list-item>
      </text:list>
      <text:list xml:id="list132852031198520" text:continue-list="list132850629765587" text:style-name="Outline">
        <text:list-item>
          <text:list>
            <text:list-header>
              <text:h text:style-name="P120" text:outline-level="2" text:is-list-header="true"><text:bookmark-start text:name="__RefHeading___Toc1006_1806918254111111111111"/>Canvis <text:span text:style-name="T8">en</text:span> <text:span text:style-name="T8">la </text:span>base de dades<text:bookmark-end text:name="__RefHeading___Toc1006_1806918254111111111111"/></text:h>
            </text:list-header>
          </text:list>
        </text:list-item>
      </text:list>
      <text:list xml:id="list2235912810" text:style-name="L36">
        <text:list-item>
          <text:p text:style-name="P218"><text:span text:style-name="T51">622.oracle.sql Emmagatzemar documents firmats en filesystem.</text:span></text:p>
        </text:list-item>
        <text:list-item>
          <text:p text:style-name="P218"><text:span text:style-name="T51">622.postgresql.sql Emmagatzemar documents firmats en filesystem.</text:span></text:p>
        </text:list-item>
      </text:list>
      <text:list xml:id="list132852695737862" text:continue-list="list132852031198520" text:style-name="Outline">
        <text:list-header>
          <text:h text:style-name="P120" text:outline-level="2" text:is-list-header="true"><text:bookmark-start text:name="__RefHeading___Toc664_2499850811111111111111111"/>Canvis <text:span text:style-name="T8">en</text:span> les propietats de l’aplicació<text:bookmark-end text:name="__RefHeading___Toc664_2499850811111111111111111"/></text:h>
        </text:list-header>
      </text:list>
      <text:list xml:id="list4206970352" text:style-name="L37">
        <text:list-item>
          <text:p text:style-name="P219"><text:span text:style-name="T50">605.properties Reassignació d</text:span><text:change-end text:change-id="ct1641504485232"/><text:change-start text:change-id="ct1641422499424"/><text:span text:style-name="T50">’expedients per codi d’usuari</text:span><text:change-end text:change-id="ct1641422499424"/><text:change-start text:change-id="ct1641422491984"/><text:span text:style-name="T50">.</text:span><text:change-end text:change-id="ct1641422491984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Georgia" svg:font-family="Georgia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1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reak-before="page" fo:background-color="transparent" style:shadow="none" fo:keep-with-next="always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007dc3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007dc3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7cm" fo:margin-left="0.12cm" fo:margin-top="0cm" fo:margin-bottom="0cm" table:align="left" style:writing-mode="lr-tb"/>
    </style:style>
    <style:style style:name="Taula5.A" style:family="table-column">
      <style:table-column-properties style:column-width="5.292cm"/>
    </style:style>
    <style:style style:name="Taula5.B" style:family="table-column">
      <style:table-column-properties style:column-width="1.808cm"/>
    </style:style>
    <style:style style:name="Taula5.C" style:family="table-column">
      <style:table-column-properties style:column-width="2.566cm"/>
    </style:style>
    <style:style style:name="Taula5.D" style:family="table-column">
      <style:table-column-properties style:column-width="7.091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Standard">
      <style:text-properties fo:font-size="2pt" officeooo:paragraph-rsid="001dc238" style:font-size-asian="1.75pt" style:font-size-complex="2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g text:anchor-type="as-char" draw:z-index="34" draw:style-name="Mgr1"><draw:frame draw:name="Picture 2" draw:style-name="Mgr2" draw:text-style-name="MP2" svg:width="6.781cm" svg:height="1.241cm" svg:x="1.72cm" svg:y="0cm"><draw:image xlink:href="Pictures/10000000000006A4000001047495FF2BACD173BB.png" xlink:type="simple" xlink:show="embed" xlink:actuate="onLoad" loext:mime-type="image/png"><text:p/></draw:image></draw:frame><draw:frame draw:name="Picture 3" draw:style-name="Mgr3" draw:text-style-name="MP2" svg:width="1.606cm" svg:height="1.239cm" svg:x="0cm" svg:y="0cm"><draw:image xlink:href="Pictures/10000201000002E6000002BBB8F8332B0EE480C1.png" xlink:type="simple" xlink:show="embed" xlink:actuate="onLoad" loext:mime-type="image/png"><text:p/></draw:image></draw:frame></draw:g></text:p>
            </table:table-cell>
            <table:table-cell table:style-name="t_5f_cap.B1" office:value-type="string">
              <text:p text:style-name="MP3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ripea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0</text:page-number></text:span><text:span text:style-name="MT1"><text:s/>/ </text:span><text:span text:style-name="MT1"><text:page-count>36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21-01-04T13:28:50.268999980">04/01/2021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6T09:31:47.203000000</meta:creation-date>
    <meta:editing-duration>PT9H52M18S</meta:editing-duration>
    <meta:editing-cycles>113</meta:editing-cycles>
    <meta:generator>LibreOffice/6.2.4.2$Windows_X86_64 LibreOffice_project/2412653d852ce75f65fbfa83fb7e7b669a126d64</meta:generator>
    <dc:date>2021-01-04T13:28:50.048000000</dc:date>
    <meta:document-statistic meta:table-count="23" meta:image-count="0" meta:object-count="0" meta:page-count="36" meta:paragraph-count="689" meta:word-count="4580" meta:character-count="27996" meta:non-whitespace-character-count="24503"/>
  </office:meta>
</office:document-meta>
</file>